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4.77cm" table:align="center"/>
    </style:style>
    <style:style style:name="Tabla1.A" style:family="table-column">
      <style:table-column-properties style:column-width="1.979cm"/>
    </style:style>
    <style:style style:name="Tabla1.B" style:family="table-column">
      <style:table-column-properties style:column-width="2.79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6.579cm" table:align="center"/>
    </style:style>
    <style:style style:name="Tabla2.A" style:family="table-column">
      <style:table-column-properties style:column-width="1.981cm"/>
    </style:style>
    <style:style style:name="Tabla2.B" style:family="table-column">
      <style:table-column-properties style:column-width="4.598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4.611cm" table:align="center"/>
    </style:style>
    <style:style style:name="Tabla3.A" style:family="table-column">
      <style:table-column-properties style:column-width="1.981cm"/>
    </style:style>
    <style:style style:name="Tabla3.B" style:family="table-column">
      <style:table-column-properties style:column-width="2.63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5.091cm" table:align="center"/>
    </style:style>
    <style:style style:name="Tabla4.A" style:family="table-column">
      <style:table-column-properties style:column-width="1.979cm"/>
    </style:style>
    <style:style style:name="Tabla4.B" style:family="table-column">
      <style:table-column-properties style:column-width="3.112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9.22cm" table:align="center"/>
    </style:style>
    <style:style style:name="Tabla5.A" style:family="table-column">
      <style:table-column-properties style:column-width="2.868cm"/>
    </style:style>
    <style:style style:name="Tabla5.B" style:family="table-column">
      <style:table-column-properties style:column-width="3.228cm"/>
    </style:style>
    <style:style style:name="Tabla5.C" style:family="table-column">
      <style:table-column-properties style:column-width="3.124cm"/>
    </style:style>
    <style:style style:name="Tabla5.A1" style:family="table-cell">
      <style:table-cell-properties style:vertical-align="middle" fo:padding="0.049cm" fo:border="none"/>
    </style:style>
    <style:style style:name="Tabla10" style:family="table">
      <style:table-properties style:width="6.313cm" table:align="left"/>
    </style:style>
    <style:style style:name="Tabla10.A" style:family="table-column">
      <style:table-column-properties style:column-width="2.778cm"/>
    </style:style>
    <style:style style:name="Tabla10.B" style:family="table-column">
      <style:table-column-properties style:column-width="3.535cm"/>
    </style:style>
    <style:style style:name="Tabla10.A1" style:family="table-cell">
      <style:table-cell-properties style:vertical-align="middle" fo:padding="0.049cm" fo:border="none"/>
    </style:style>
    <style:style style:name="Tabla11" style:family="table">
      <style:table-properties style:width="10.41cm" table:align="center"/>
    </style:style>
    <style:style style:name="Tabla11.A" style:family="table-column">
      <style:table-column-properties style:column-width="7.211cm"/>
    </style:style>
    <style:style style:name="Tabla11.B" style:family="table-column">
      <style:table-column-properties style:column-width="3.2cm"/>
    </style:style>
    <style:style style:name="Tabla11.A1" style:family="table-cell">
      <style:table-cell-properties style:vertical-align="middle" fo:padding="0.049cm" fo:border="none"/>
    </style:style>
    <style:style style:name="Tabla6" style:family="table">
      <style:table-properties style:width="13.15cm" table:align="center"/>
    </style:style>
    <style:style style:name="Tabla6.A" style:family="table-column">
      <style:table-column-properties style:column-width="2.771cm"/>
    </style:style>
    <style:style style:name="Tabla6.B" style:family="table-column">
      <style:table-column-properties style:column-width="4.722cm"/>
    </style:style>
    <style:style style:name="Tabla6.C" style:family="table-column">
      <style:table-column-properties style:column-width="5.657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9.1cm" table:align="center"/>
    </style:style>
    <style:style style:name="Tabla7.A" style:family="table-column">
      <style:table-column-properties style:column-width="3.53cm"/>
    </style:style>
    <style:style style:name="Tabla7.B" style:family="table-column">
      <style:table-column-properties style:column-width="5.57cm"/>
    </style:style>
    <style:style style:name="Tabla7.A1" style:family="table-cell">
      <style:table-cell-properties style:vertical-align="middle" fo:padding="0.049cm" fo:border="none"/>
    </style:style>
    <style:style style:name="Tabla8" style:family="table">
      <style:table-properties style:width="7.26cm" table:align="center"/>
    </style:style>
    <style:style style:name="Tabla8.A" style:family="table-column">
      <style:table-column-properties style:column-width="2.764cm"/>
    </style:style>
    <style:style style:name="Tabla8.B" style:family="table-column">
      <style:table-column-properties style:column-width="4.496cm"/>
    </style:style>
    <style:style style:name="Tabla8.A1" style:family="table-cell">
      <style:table-cell-properties style:vertical-align="middle" fo:padding="0.049cm" fo:border="none"/>
    </style:style>
    <style:style style:name="Tabla9" style:family="table">
      <style:table-properties style:width="11.85cm" table:align="center"/>
    </style:style>
    <style:style style:name="Tabla9.A" style:family="table-column">
      <style:table-column-properties style:column-width="5.671cm"/>
    </style:style>
    <style:style style:name="Tabla9.B" style:family="table-column">
      <style:table-column-properties style:column-width="6.179cm"/>
    </style:style>
    <style:style style:name="Tabla9.A1" style:family="table-cell">
      <style:table-cell-properties style:vertical-align="middle" fo:padding="0.049cm" fo:border="none"/>
    </style:style>
    <style:style style:name="Tabla12" style:family="table">
      <style:table-properties style:width="13.03cm" table:align="center"/>
    </style:style>
    <style:style style:name="Tabla12.A" style:family="table-column">
      <style:table-column-properties style:column-width="6.237cm"/>
    </style:style>
    <style:style style:name="Tabla12.B" style:family="table-column">
      <style:table-column-properties style:column-width="6.793cm"/>
    </style:style>
    <style:style style:name="Tabla12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text-properties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Text_20_body">
      <style:paragraph-properties fo:text-align="center" style:justify-single-word="false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size="24pt" fo:font-weight="normal" style:font-size-asian="24pt" style:font-weight-asian="normal" style:font-size-complex="24pt" style:font-weight-complex="normal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text-properties style:text-underline-style="solid" style:text-underline-width="auto" style:text-underline-color="font-color"/>
    </style:style>
    <style:style style:name="P8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Text_20_body">
      <style:text-properties fo:font-weight="normal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2" style:family="paragraph" style:parent-style-name="Text_20_body">
      <style:text-properties style:text-underline-style="none"/>
    </style:style>
    <style:style style:name="P13" style:family="paragraph" style:parent-style-name="Text_20_body">
      <style:text-properties fo:font-style="italic" style:text-underline-style="none" style:font-style-asian="italic" style:font-style-complex="italic"/>
    </style:style>
    <style:style style:name="P14" style:family="paragraph" style:parent-style-name="Text_20_body">
      <style:text-properties fo:font-style="italic" style:font-style-asian="italic" style:font-style-complex="italic"/>
    </style:style>
    <style:style style:name="P15" style:family="paragraph" style:parent-style-name="Text_20_body">
      <style:text-properties fo:font-style="normal" style:text-underline-style="none" style:font-style-asian="normal" style:font-style-complex="normal"/>
    </style:style>
    <style:style style:name="P16" style:family="paragraph" style:parent-style-name="Text_20_body">
      <style:text-properties style:font-name="Courier New"/>
    </style:style>
    <style:style style:name="P17" style:family="paragraph" style:parent-style-name="Text_20_body">
      <style:paragraph-properties fo:text-align="center" style:justify-single-word="false"/>
      <style:text-properties style:font-name="Courier New"/>
    </style:style>
    <style:style style:name="P18" style:family="paragraph" style:parent-style-name="Text_20_body">
      <style:text-properties style:font-name="Courier New" fo:font-size="12pt" style:font-size-asian="12pt" style:font-size-complex="12pt"/>
    </style:style>
    <style:style style:name="P19" style:family="paragraph" style:parent-style-name="Text_20_body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0" style:family="paragraph" style:parent-style-name="Text_20_body">
      <style:text-properties style:font-name="Times New Roman" fo:font-style="italic" style:font-style-asian="italic" style:font-style-complex="italic"/>
    </style:style>
    <style:style style:name="P21" style:family="paragraph" style:parent-style-name="Text_20_body">
      <style:text-properties fo:font-weight="bold" style:font-weight-asian="bold" style:font-weight-complex="bold"/>
    </style:style>
    <style:style style:name="P22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2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Standard">
      <style:text-properties fo:font-size="14pt" style:font-size-asian="14pt" style:font-size-complex="14pt"/>
    </style:style>
    <style:style style:name="P28" style:family="paragraph" style:parent-style-name="Standard">
      <style:text-properties fo:font-weight="bold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2" style:family="paragraph" style:parent-style-name="Standard">
      <style:paragraph-properties fo:text-align="center" style:justify-single-word="false"/>
    </style:style>
    <style:style style:name="P33" style:family="paragraph" style:parent-style-name="Standard">
      <style:text-properties style:text-underline-style="solid" style:text-underline-width="auto" style:text-underline-color="font-color"/>
    </style:style>
    <style:style style:name="P3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5" style:family="paragraph" style:parent-style-name="Standard">
      <style:text-properties style:font-name="Courier New"/>
    </style:style>
    <style:style style:name="P36" style:family="paragraph" style:parent-style-name="Standard">
      <style:text-properties style:font-name="Courier New" fo:font-style="normal" style:font-style-asian="normal" style:font-style-complex="normal"/>
    </style:style>
    <style:style style:name="P37" style:family="paragraph" style:parent-style-name="Standard">
      <style:paragraph-properties fo:text-align="center" style:justify-single-word="false"/>
      <style:text-properties style:font-name="Courier New" style:text-underline-style="solid" style:text-underline-width="auto" style:text-underline-color="font-color" fo:font-weight="bold" style:font-weight-asian="bold" style:font-weight-complex="bold"/>
    </style:style>
    <style:style style:name="P3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9" style:family="paragraph" style:parent-style-name="Standard">
      <style:text-properties fo:font-style="italic" style:font-style-asian="italic" style:font-style-complex="italic"/>
    </style:style>
    <style:style style:name="P40" style:family="paragraph" style:parent-style-name="Standard">
      <style:text-properties style:font-name="Times New Roman"/>
    </style:style>
    <style:style style:name="P4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43" style:family="paragraph" style:parent-style-name="Standard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5" style:family="paragraph" style:parent-style-name="Standard" style:list-style-name="L48"/>
    <style:style style:name="P46" style:family="paragraph" style:parent-style-name="Standard" style:list-style-name="L49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7" style:family="paragraph" style:parent-style-name="Standard" style:list-style-name="L50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8" style:family="paragraph" style:parent-style-name="Standard" style:list-style-name="L51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9" style:family="paragraph" style:parent-style-name="Standard" style:list-style-name="L52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0" style:family="paragraph" style:parent-style-name="Standard" style:list-style-name="L53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1" style:family="paragraph" style:parent-style-name="Standard" style:list-style-name="L54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2" style:family="paragraph" style:parent-style-name="Standard" style:list-style-name="L55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3" style:family="paragraph" style:parent-style-name="Standard" style:list-style-name="L57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4" style:family="paragraph" style:parent-style-name="Standard" style:list-style-name="L58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5" style:family="paragraph" style:parent-style-name="Standard" style:list-style-name="L59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6" style:family="paragraph" style:parent-style-name="Standard" style:list-style-name="L61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7" style:family="paragraph" style:parent-style-name="Standard" style:list-style-name="L63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8" style:family="paragraph" style:parent-style-name="Standard" style:list-style-name="L65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9" style:family="paragraph" style:parent-style-name="Standard" style:list-style-name="L67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0" style:family="paragraph" style:parent-style-name="Standard" style:list-style-name="L69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1" style:family="paragraph" style:parent-style-name="Standard" style:list-style-name="L70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2" style:family="paragraph" style:parent-style-name="Standard" style:list-style-name="L71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3" style:family="paragraph" style:parent-style-name="Standard" style:list-style-name="L72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4" style:family="paragraph" style:parent-style-name="Standard" style:list-style-name="L85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5" style:family="paragraph" style:parent-style-name="Standard" style:list-style-name="L88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6" style:family="paragraph" style:parent-style-name="Standard" style:list-style-name="L89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7" style:family="paragraph" style:parent-style-name="Standard" style:list-style-name="L92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8" style:family="paragraph" style:parent-style-name="Standard" style:list-style-name="L94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9" style:family="paragraph" style:parent-style-name="Standard" style:list-style-name="L100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0" style:family="paragraph" style:parent-style-name="Standard" style:list-style-name="L102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1" style:family="paragraph" style:parent-style-name="Standard" style:list-style-name="L103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2" style:family="paragraph" style:parent-style-name="Standard" style:list-style-name="L106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3" style:family="paragraph" style:parent-style-name="Standard" style:list-style-name="L108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4" style:family="paragraph" style:parent-style-name="Standard" style:list-style-name="L110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5" style:family="paragraph" style:parent-style-name="Standard" style:list-style-name="L56"/>
    <style:style style:name="P76" style:family="paragraph" style:parent-style-name="Standard" style:list-style-name="L60"/>
    <style:style style:name="P77" style:family="paragraph" style:parent-style-name="Standard" style:list-style-name="L62"/>
    <style:style style:name="P78" style:family="paragraph" style:parent-style-name="Standard" style:list-style-name="L64"/>
    <style:style style:name="P79" style:family="paragraph" style:parent-style-name="Standard" style:list-style-name="L66"/>
    <style:style style:name="P80" style:family="paragraph" style:parent-style-name="Standard" style:list-style-name="L68"/>
    <style:style style:name="P81" style:family="paragraph" style:parent-style-name="Standard" style:list-style-name="L73"/>
    <style:style style:name="P82" style:family="paragraph" style:parent-style-name="Standard" style:list-style-name="L86"/>
    <style:style style:name="P83" style:family="paragraph" style:parent-style-name="Standard" style:list-style-name="L87"/>
    <style:style style:name="P84" style:family="paragraph" style:parent-style-name="Standard" style:list-style-name="L90"/>
    <style:style style:name="P85" style:family="paragraph" style:parent-style-name="Standard" style:list-style-name="L91"/>
    <style:style style:name="P86" style:family="paragraph" style:parent-style-name="Standard" style:list-style-name="L93"/>
    <style:style style:name="P87" style:family="paragraph" style:parent-style-name="Standard" style:list-style-name="L95"/>
    <style:style style:name="P88" style:family="paragraph" style:parent-style-name="Standard" style:list-style-name="L96"/>
    <style:style style:name="P89" style:family="paragraph" style:parent-style-name="Standard" style:list-style-name="L97"/>
    <style:style style:name="P90" style:family="paragraph" style:parent-style-name="Standard" style:list-style-name="L98"/>
    <style:style style:name="P91" style:family="paragraph" style:parent-style-name="Standard" style:list-style-name="L99"/>
    <style:style style:name="P92" style:family="paragraph" style:parent-style-name="Standard" style:list-style-name="L101"/>
    <style:style style:name="P93" style:family="paragraph" style:parent-style-name="Standard" style:list-style-name="L104"/>
    <style:style style:name="P94" style:family="paragraph" style:parent-style-name="Standard" style:list-style-name="L105"/>
    <style:style style:name="P95" style:family="paragraph" style:parent-style-name="Standard" style:list-style-name="L107"/>
    <style:style style:name="P96" style:family="paragraph" style:parent-style-name="Standard" style:list-style-name="L109"/>
    <style:style style:name="P97" style:family="paragraph" style:parent-style-name="Standard" style:list-style-name="L111"/>
    <style:style style:name="P98" style:family="paragraph" style:parent-style-name="Standard" style:list-style-name="L112"/>
    <style:style style:name="P99" style:family="paragraph" style:parent-style-name="Standard" style:list-style-name="L113"/>
    <style:style style:name="P100" style:family="paragraph" style:parent-style-name="Standard" style:list-style-name="L114"/>
    <style:style style:name="P101" style:family="paragraph" style:parent-style-name="Standard" style:list-style-name="L115"/>
    <style:style style:name="P102" style:family="paragraph" style:parent-style-name="Standard" style:list-style-name="L116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03" style:family="paragraph" style:parent-style-name="Standard" style:list-style-name="L117"/>
    <style:style style:name="P104" style:family="paragraph" style:parent-style-name="Standard" style:list-style-name="L118"/>
    <style:style style:name="P105" style:family="paragraph" style:parent-style-name="Standard" style:list-style-name="L119"/>
    <style:style style:name="P106" style:family="paragraph" style:parent-style-name="Standard" style:list-style-name="L120"/>
    <style:style style:name="P107" style:family="paragraph" style:parent-style-name="Standard" style:list-style-name="L121"/>
    <style:style style:name="P108" style:family="paragraph" style:parent-style-name="Standard" style:list-style-name="L122"/>
    <style:style style:name="P109" style:family="paragraph" style:parent-style-name="Text_20_body" style:list-style-name="L1">
      <style:text-properties fo:font-weight="normal" style:font-weight-asian="normal" style:font-weight-complex="normal"/>
    </style:style>
    <style:style style:name="P110" style:family="paragraph" style:parent-style-name="Text_20_body" style:list-style-name="L2">
      <style:text-properties fo:font-weight="normal" style:font-weight-asian="normal" style:font-weight-complex="normal"/>
    </style:style>
    <style:style style:name="P111" style:family="paragraph" style:parent-style-name="Text_20_body" style:list-style-name="L3">
      <style:text-properties fo:font-weight="normal" style:font-weight-asian="normal" style:font-weight-complex="normal"/>
    </style:style>
    <style:style style:name="P112" style:family="paragraph" style:parent-style-name="Text_20_body" style:list-style-name="L4">
      <style:text-properties fo:font-weight="normal" style:font-weight-asian="normal" style:font-weight-complex="normal"/>
    </style:style>
    <style:style style:name="P113" style:family="paragraph" style:parent-style-name="Text_20_body" style:list-style-name="L5">
      <style:text-properties fo:font-weight="normal" style:font-weight-asian="normal" style:font-weight-complex="normal"/>
    </style:style>
    <style:style style:name="P114" style:family="paragraph" style:parent-style-name="Text_20_body" style:list-style-name="L6">
      <style:text-properties fo:font-weight="normal" style:font-weight-asian="normal" style:font-weight-complex="normal"/>
    </style:style>
    <style:style style:name="P115" style:family="paragraph" style:parent-style-name="Text_20_body" style:list-style-name="L7">
      <style:text-properties fo:font-weight="normal" style:font-weight-asian="normal" style:font-weight-complex="normal"/>
    </style:style>
    <style:style style:name="P116" style:family="paragraph" style:parent-style-name="Text_20_body" style:list-style-name="L8">
      <style:text-properties fo:font-weight="normal" style:font-weight-asian="normal" style:font-weight-complex="normal"/>
    </style:style>
    <style:style style:name="P117" style:family="paragraph" style:parent-style-name="Text_20_body" style:list-style-name="L9">
      <style:text-properties fo:font-weight="normal" style:font-weight-asian="normal" style:font-weight-complex="normal"/>
    </style:style>
    <style:style style:name="P118" style:family="paragraph" style:parent-style-name="Text_20_body" style:list-style-name="L10">
      <style:text-properties fo:font-weight="normal" style:font-weight-asian="normal" style:font-weight-complex="normal"/>
    </style:style>
    <style:style style:name="P119" style:family="paragraph" style:parent-style-name="Text_20_body" style:list-style-name="L11">
      <style:text-properties fo:font-weight="normal" style:font-weight-asian="normal" style:font-weight-complex="normal"/>
    </style:style>
    <style:style style:name="P120" style:family="paragraph" style:parent-style-name="Text_20_body" style:list-style-name="L12"/>
    <style:style style:name="P121" style:family="paragraph" style:parent-style-name="Text_20_body" style:list-style-name="L13"/>
    <style:style style:name="P122" style:family="paragraph" style:parent-style-name="Text_20_body" style:list-style-name="L14"/>
    <style:style style:name="P123" style:family="paragraph" style:parent-style-name="Text_20_body" style:list-style-name="L15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4" style:family="paragraph" style:parent-style-name="Text_20_body" style:list-style-name="L18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5" style:family="paragraph" style:parent-style-name="Text_20_body" style:list-style-name="L27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6" style:family="paragraph" style:parent-style-name="Text_20_body" style:list-style-name="L31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7" style:family="paragraph" style:parent-style-name="Text_20_body" style:list-style-name="L35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8" style:family="paragraph" style:parent-style-name="Text_20_body" style:list-style-name="L38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9" style:family="paragraph" style:parent-style-name="Text_20_body" style:list-style-name="L42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0" style:family="paragraph" style:parent-style-name="Text_20_body" style:list-style-name="L43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1" style:family="paragraph" style:parent-style-name="Text_20_body" style:list-style-name="L44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2" style:family="paragraph" style:parent-style-name="Text_20_body" style:list-style-name="L45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3" style:family="paragraph" style:parent-style-name="Text_20_body" style:list-style-name="L46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4" style:family="paragraph" style:parent-style-name="Text_20_body" style:list-style-name="L47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5" style:family="paragraph" style:parent-style-name="Text_20_body" style:list-style-name="L75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6" style:family="paragraph" style:parent-style-name="Text_20_body" style:list-style-name="L77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7" style:family="paragraph" style:parent-style-name="Text_20_body" style:list-style-name="L78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8" style:family="paragraph" style:parent-style-name="Text_20_body" style:list-style-name="L80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9" style:family="paragraph" style:parent-style-name="Text_20_body" style:list-style-name="L82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40" style:family="paragraph" style:parent-style-name="Text_20_body" style:list-style-name="L83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41" style:family="paragraph" style:parent-style-name="Text_20_body" style:list-style-name="L16"/>
    <style:style style:name="P142" style:family="paragraph" style:parent-style-name="Text_20_body" style:list-style-name="L17"/>
    <style:style style:name="P143" style:family="paragraph" style:parent-style-name="Text_20_body" style:list-style-name="L19"/>
    <style:style style:name="P144" style:family="paragraph" style:parent-style-name="Text_20_body" style:list-style-name="L20"/>
    <style:style style:name="P145" style:family="paragraph" style:parent-style-name="Text_20_body" style:list-style-name="L21"/>
    <style:style style:name="P146" style:family="paragraph" style:parent-style-name="Text_20_body" style:list-style-name="L22"/>
    <style:style style:name="P147" style:family="paragraph" style:parent-style-name="Text_20_body" style:list-style-name="L23"/>
    <style:style style:name="P148" style:family="paragraph" style:parent-style-name="Text_20_body" style:list-style-name="L24"/>
    <style:style style:name="P149" style:family="paragraph" style:parent-style-name="Text_20_body" style:list-style-name="L25"/>
    <style:style style:name="P150" style:family="paragraph" style:parent-style-name="Text_20_body" style:list-style-name="L26"/>
    <style:style style:name="P151" style:family="paragraph" style:parent-style-name="Text_20_body" style:list-style-name="L28"/>
    <style:style style:name="P152" style:family="paragraph" style:parent-style-name="Text_20_body" style:list-style-name="L29"/>
    <style:style style:name="P153" style:family="paragraph" style:parent-style-name="Text_20_body" style:list-style-name="L30"/>
    <style:style style:name="P154" style:family="paragraph" style:parent-style-name="Text_20_body" style:list-style-name="L32"/>
    <style:style style:name="P155" style:family="paragraph" style:parent-style-name="Text_20_body" style:list-style-name="L33"/>
    <style:style style:name="P156" style:family="paragraph" style:parent-style-name="Text_20_body" style:list-style-name="L34"/>
    <style:style style:name="P157" style:family="paragraph" style:parent-style-name="Text_20_body" style:list-style-name="L36"/>
    <style:style style:name="P158" style:family="paragraph" style:parent-style-name="Text_20_body" style:list-style-name="L37"/>
    <style:style style:name="P159" style:family="paragraph" style:parent-style-name="Text_20_body" style:list-style-name="L38"/>
    <style:style style:name="P160" style:family="paragraph" style:parent-style-name="Text_20_body" style:list-style-name="L39"/>
    <style:style style:name="P161" style:family="paragraph" style:parent-style-name="Text_20_body" style:list-style-name="L40"/>
    <style:style style:name="P162" style:family="paragraph" style:parent-style-name="Text_20_body" style:list-style-name="L41"/>
    <style:style style:name="P163" style:family="paragraph" style:parent-style-name="Text_20_body" style:list-style-name="L74"/>
    <style:style style:name="P164" style:family="paragraph" style:parent-style-name="Text_20_body" style:list-style-name="L76"/>
    <style:style style:name="P165" style:family="paragraph" style:parent-style-name="Text_20_body" style:list-style-name="L79"/>
    <style:style style:name="P166" style:family="paragraph" style:parent-style-name="Text_20_body" style:list-style-name="L81"/>
    <style:style style:name="P167" style:family="paragraph" style:parent-style-name="Text_20_body" style:list-style-name="L84"/>
    <style:style style:name="P168" style:family="paragraph" style:parent-style-name="Text_20_body">
      <style:paragraph-properties fo:text-align="center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style:font-name="Times New Roman" style:font-name-asian="Times New Roman"/>
    </style:style>
    <style:style style:name="T5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10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style:font-name="Courier New"/>
    </style:style>
    <style:style style:name="T14" style:family="text">
      <style:text-properties style:font-name="Courier New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5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9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7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9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5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7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0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2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5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2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4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0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2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6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8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0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BLOQUE 1 — ¿Qué es programar?</text:p>
      <text:p text:style-name="P4"/>
      <text:p text:style-name="P9">1.1 ¿Qué es la programación?</text:p>
      <text:list xml:id="list3633543539382175689" text:style-name="L1">
        <text:list-item>
          <text:p text:style-name="P109">Qué significa programar</text:p>
        </text:list-item>
        <text:list-item>
          <text:p text:style-name="P109">Qué es un algoritmo</text:p>
        </text:list-item>
        <text:list-item>
          <text:p text:style-name="P109">Ejemplos sin código (vida real)</text:p>
          <text:p text:style-name="P109"/>
        </text:list-item>
      </text:list>
      <text:p text:style-name="P9">1.2 ¿Cómo piensa un ordenador?</text:p>
      <text:list xml:id="list1749809710194021871" text:style-name="L2">
        <text:list-item>
          <text:p text:style-name="P110">Entrada → Proceso → Salida</text:p>
        </text:list-item>
        <text:list-item>
          <text:p text:style-name="P110">Lógica básica</text:p>
        </text:list-item>
        <text:list-item>
          <text:p text:style-name="P110">Errores comunes de pensamiento</text:p>
          <text:p text:style-name="P110"/>
        </text:list-item>
      </text:list>
      <text:p text:style-name="P9">1.3 ¿Qué es Java?</text:p>
      <text:list xml:id="list3931538917779120756" text:style-name="L3">
        <text:list-item>
          <text:p text:style-name="P111">Historia breve</text:p>
        </text:list-item>
        <text:list-item>
          <text:p text:style-name="P111">Qué es la JVM</text:p>
        </text:list-item>
        <text:list-item>
          <text:p text:style-name="P111">Compilar vs ejecutar</text:p>
        </text:list-item>
        <text:list-item>
          <text:p text:style-name="P111">Por qué aprender Java</text:p>
        </text:list-item>
      </text:list>
      <text:p text:style-name="P9"/>
      <text:p text:style-name="P9"/>
      <text:p text:style-name="P11">BLOQUE 2 — Primer contacto con Java</text:p>
      <text:p text:style-name="P4"/>
      <text:p text:style-name="P9">2.1 Instalación y entorno</text:p>
      <text:list xml:id="list898079202738668431" text:style-name="L4">
        <text:list-item>
          <text:p text:style-name="P112">JDK</text:p>
        </text:list-item>
        <text:list-item>
          <text:p text:style-name="P112">IDE (Eclipse / IntelliJ)</text:p>
        </text:list-item>
        <text:list-item>
          <text:p text:style-name="P112">Estructura de un proyecto</text:p>
        </text:list-item>
      </text:list>
      <text:p text:style-name="P9"/>
      <text:p text:style-name="P9">2.2 Nuestro primer programa</text:p>
      <text:list xml:id="list4821912946529562813" text:style-name="L5">
        <text:list-item>
          <text:p text:style-name="P113">Clase</text:p>
        </text:list-item>
        <text:list-item>
          <text:p text:style-name="P113">Método main</text:p>
        </text:list-item>
        <text:list-item>
          <text:p text:style-name="P113">System.out.println</text:p>
        </text:list-item>
        <text:list-item>
          <text:p text:style-name="P113">Errores típicos</text:p>
        </text:list-item>
      </text:list>
      <text:p text:style-name="P9"/>
      <text:p text:style-name="P9"/>
      <text:p text:style-name="P11"><text:soft-page-break/>BLOQUE 3 — Variables y Tipos de Datos</text:p>
      <text:p text:style-name="P5"/>
      <text:p text:style-name="P9">3.1 ¿Qué es una variable?</text:p>
      <text:list xml:id="list7290585333960590453" text:style-name="L6">
        <text:list-item>
          <text:p text:style-name="P114">Concepto de memoria</text:p>
        </text:list-item>
      </text:list>
      <text:p text:style-name="P9"/>
      <text:p text:style-name="P9">3.2 Tipos primitivos</text:p>
      <text:list xml:id="list2893806566234737189" text:style-name="L7">
        <text:list-item>
          <text:p text:style-name="P115">int</text:p>
        </text:list-item>
        <text:list-item>
          <text:p text:style-name="P115">double</text:p>
        </text:list-item>
        <text:list-item>
          <text:p text:style-name="P115">boolean</text:p>
        </text:list-item>
        <text:list-item>
          <text:p text:style-name="P115">char</text:p>
        </text:list-item>
      </text:list>
      <text:p text:style-name="P9"/>
      <text:p text:style-name="P9">3.3 String y tipos no primitivos</text:p>
      <text:p text:style-name="P9"/>
      <text:p text:style-name="P9">3.4 Operadores</text:p>
      <text:list xml:id="list3361920256196507670" text:style-name="L8">
        <text:list-item>
          <text:p text:style-name="P116">Matemáticos</text:p>
        </text:list-item>
        <text:list-item>
          <text:p text:style-name="P116">Comparación</text:p>
        </text:list-item>
        <text:list-item>
          <text:p text:style-name="P116">Lógicos</text:p>
        </text:list-item>
      </text:list>
      <text:p text:style-name="P9"/>
      <text:p text:style-name="P11">BLOQUE 4 — Control de Flujo</text:p>
      <text:p text:style-name="P9"/>
      <text:p text:style-name="P9">4.1 Condicionales</text:p>
      <text:list xml:id="list4732650082631605396" text:style-name="L9">
        <text:list-item>
          <text:p text:style-name="P117">if</text:p>
        </text:list-item>
        <text:list-item>
          <text:p text:style-name="P117">else</text:p>
        </text:list-item>
        <text:list-item>
          <text:p text:style-name="P117">else if</text:p>
        </text:list-item>
        <text:list-item>
          <text:p text:style-name="P117">switch</text:p>
        </text:list-item>
      </text:list>
      <text:p text:style-name="P9"/>
      <text:p text:style-name="P9">4.2 Bucles</text:p>
      <text:list xml:id="list7944864482017375100" text:style-name="L10">
        <text:list-item>
          <text:p text:style-name="P118">for</text:p>
        </text:list-item>
        <text:list-item>
          <text:p text:style-name="P118">while</text:p>
        </text:list-item>
        <text:list-item>
          <text:p text:style-name="P118">do-while</text:p>
          <text:p text:style-name="P118"/>
        </text:list-item>
      </text:list>
      <text:p text:style-name="P9">4.3 Buenas prácticas en estructuras de control</text:p>
      <text:list xml:id="list973518402115201406" text:style-name="L11">
        <text:list-item>
          <text:list>
            <text:list-header>
              <text:p text:style-name="P119"/>
            </text:list-header>
          </text:list>
        </text:list-item>
      </text:list>
      <text:p text:style-name="P9"/>
      <text:p text:style-name="P11"><text:soft-page-break/>BLOQUE 5 — Métodos (Funciones)</text:p>
      <text:p text:style-name="P3"/>
      <text:p text:style-name="Text_20_body">5.1 ¿Qué es un método?</text:p>
      <text:p text:style-name="Text_20_body">5.2 Parámetros</text:p>
      <text:p text:style-name="Text_20_body">5.3 Return</text:p>
      <text:p text:style-name="Text_20_body">5.4 Métodos void</text:p>
      <text:p text:style-name="Text_20_body">5.5 Modularización del código</text:p>
      <text:p text:style-name="Text_20_body"/>
      <text:p text:style-name="P11">BLOQUE 6 — Arrays</text:p>
      <text:p text:style-name="P3"/>
      <text:p text:style-name="Text_20_body">6.1 ¿Qué es un array?</text:p>
      <text:p text:style-name="Text_20_body">6.2 Recorrer arrays</text:p>
      <text:p text:style-name="Text_20_body">6.3 Arrays multidimensionales</text:p>
      <text:p text:style-name="Text_20_body">6.4 Errores comunes</text:p>
      <text:p text:style-name="Text_20_body"/>
      <text:p text:style-name="P11">BLOQUE 7 — Introducción a la POO</text:p>
      <text:p text:style-name="P6"><text:span text:style-name="Emphasis"><text:span text:style-name="T1">(Aquí empieza el verdadero cambio mental)</text:span></text:span></text:p>
      <text:p text:style-name="P6"><text:span text:style-name="Emphasis"><text:span text:style-name="T1"/></text:span></text:p>
      <text:p text:style-name="Text_20_body">7.1 ¿Qué es la Programación Orientada a Objetos?</text:p>
      <text:list xml:id="list1982145347567540433" text:style-name="L12">
        <text:list-item>
          <text:p text:style-name="P120">Diferencia con programación estructurada</text:p>
        </text:list-item>
      </text:list>
      <text:p text:style-name="Text_20_body">7.2 Clases</text:p>
      <text:p text:style-name="Text_20_body">7.3 Objetos</text:p>
      <text:p text:style-name="Text_20_body">7.4 Atributos</text:p>
      <text:p text:style-name="Text_20_body">7.5 Métodos de instancia</text:p>
      <text:p text:style-name="Text_20_body"/>
      <text:p text:style-name="P11">BLOQUE 8 — Constructores</text:p>
      <text:p text:style-name="P3"/>
      <text:p text:style-name="Text_20_body">8.1 ¿Qué es un constructor?</text:p>
      <text:p text:style-name="Text_20_body">8.2 Sobrecarga de constructores</text:p>
      <text:p text:style-name="Text_20_body">8.3 this</text:p>
      <text:p text:style-name="Text_20_body"/>
      <text:p text:style-name="Text_20_body"/>
      <text:p text:style-name="P11"><text:soft-page-break/>BLOQUE 9 — Encapsulamiento</text:p>
      <text:p text:style-name="P3"/>
      <text:p text:style-name="Text_20_body">9.1 Modificadores de acceso</text:p>
      <text:list xml:id="list5816014318378443501" text:style-name="L13">
        <text:list-item>
          <text:p text:style-name="P121">public</text:p>
        </text:list-item>
        <text:list-item>
          <text:p text:style-name="P121">private</text:p>
        </text:list-item>
        <text:list-item>
          <text:p text:style-name="P121">protected</text:p>
        </text:list-item>
      </text:list>
      <text:p text:style-name="Text_20_body">9.2 Getters y Setters</text:p>
      <text:p text:style-name="Text_20_body">9.3 Validación de datos</text:p>
      <text:p text:style-name="Text_20_body">9.4 Buen diseño de clases</text:p>
      <text:p text:style-name="Text_20_body"/>
      <text:p text:style-name="P11">BLOQUE 10 — Herencia</text:p>
      <text:p text:style-name="P10"/>
      <text:p text:style-name="Text_20_body">10.1 extends</text:p>
      <text:p text:style-name="Text_20_body">10.2 Reutilización de código</text:p>
      <text:p text:style-name="Text_20_body">10.3 protected</text:p>
      <text:p text:style-name="Text_20_body">10.4 super</text:p>
      <text:p text:style-name="Text_20_body">10.5 Override</text:p>
      <text:p text:style-name="Text_20_body"/>
      <text:p text:style-name="P11">BLOQUE 11 — Polimorfismo y Clases Abstractas</text:p>
      <text:p text:style-name="P3"/>
      <text:p text:style-name="Text_20_body">11.1 Qué es el polimorfismo</text:p>
      <text:p text:style-name="Text_20_body">11.2 Sobrescritura</text:p>
      <text:p text:style-name="Text_20_body">11.3 Upcasting</text:p>
      <text:p text:style-name="Text_20_body">11.4 Instanceof</text:p>
      <text:p text:style-name="Text_20_body">11.5 Qué es abstract</text:p>
      <text:p text:style-name="Text_20_body">11.6 Métodos abstractos</text:p>
      <text:p text:style-name="Text_20_body">11.7 Cuándo usar clases abstractas</text:p>
      <text:p text:style-name="Text_20_body"/>
      <text:p text:style-name="Text_20_body"/>
      <text:p text:style-name="P11"/>
      <text:p text:style-name="P3"/>
      <text:p text:style-name="Text_20_body"/>
      <text:p text:style-name="P11"><text:soft-page-break/>BLOQUE 12 — Interfaces</text:p>
      <text:p text:style-name="P3"/>
      <text:p text:style-name="Text_20_body">13.1 Qué es una interfaz</text:p>
      <text:p text:style-name="Text_20_body">13.2 implements</text:p>
      <text:p text:style-name="Text_20_body">13.3 Diferencia entre clase abstracta e interfaz</text:p>
      <text:p text:style-name="Text_20_body">13.4 Principio de diseño</text:p>
      <text:p text:style-name="Text_20_body"/>
      <text:p text:style-name="P11">BLOQUE 13 — Colecciones</text:p>
      <text:p text:style-name="P3"/>
      <text:p text:style-name="Text_20_body">14.1 ArrayList</text:p>
      <text:p text:style-name="Text_20_body">14.2 HashMap</text:p>
      <text:p text:style-name="Text_20_body">14.3 Set</text:p>
      <text:p text:style-name="Text_20_body">14.4 Iteradores</text:p>
      <text:p text:style-name="Text_20_body"/>
      <text:p text:style-name="P11">BLOQUE 14 — Manejo de Errores</text:p>
      <text:p text:style-name="P3"/>
      <text:p text:style-name="Text_20_body">15.1 try-catch</text:p>
      <text:p text:style-name="Text_20_body">15.2 Excepciones comunes</text:p>
      <text:p text:style-name="Text_20_body">15.3 Crear excepciones personalizadas</text:p>
      <text:p text:style-name="Text_20_body"/>
      <text:p text:style-name="P11">BLOQUE 15 — Proyecto Final</text:p>
      <text:p text:style-name="P6"/>
      <text:list xml:id="list4233735509526108695" text:style-name="L14">
        <text:list-item>
          <text:p text:style-name="P122">Sistema de gestión de biblioteca</text:p>
        </text:list-item>
        <text:list-item>
          <text:p text:style-name="P122">Juego de combate por consola</text:p>
        </text:list-item>
        <text:list-item>
          <text:p text:style-name="P122">Simulador de cuentas bancarias</text:p>
        </text:list-item>
        <text:list-item>
          <text:p text:style-name="P122">Mini agenda de contactos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1"><text:soft-page-break/>TEMA 1 — Introducción a la Programación</text:p>
      <text:p text:style-name="Text_20_body"/>
      <text:list xml:id="list8452921474930624267" text:style-name="L15">
        <text:list-item>
          <text:list>
            <text:list-item>
              <text:p text:style-name="P123">¿Qué es la programación?</text:p>
            </text:list-item>
          </text:list>
        </text:list-item>
      </text:list>
      <text:p text:style-name="P1"/>
      <text:p text:style-name="P21">¿Qué significa programar?</text:p>
      <text:p text:style-name="Text_20_body"><text:span text:style-name="T4">Programar es </text:span><text:span text:style-name="Strong_20_Emphasis"><text:span text:style-name="T4">dar instrucciones a un ordenador para que realice una tarea</text:span></text:span><text:span text:style-name="T4">.</text:span></text:p>
      <text:p text:style-name="Text_20_body">Un ordenador no piensa.<text:line-break/>No razona.<text:line-break/>No interpreta intenciones.</text:p>
      <text:p text:style-name="Text_20_body">Solo ejecuta instrucciones exactas, paso a paso.</text:p>
      <text:p text:style-name="Text_20_body">Programar es aprender a comunicarse con la máquina de forma precisa.</text:p>
      <text:p text:style-name="Text_20_body"/>
      <text:p text:style-name="P22">¿Qué es un algoritmo?</text:p>
      <text:p text:style-name="Text_20_body">Un algoritmo es:</text:p>
      <text:p text:style-name="Text_20_body">Una secuencia ordenada de pasos para resolver un problema.</text:p>
      <text:p text:style-name="Text_20_body">No necesita ser código.</text:p>
      <text:p text:style-name="Text_20_body"/>
      <text:p text:style-name="P15">Ejemplo sencillo:</text:p>
      <text:p text:style-name="Text_20_body">Algoritmo para hacer un bocadillo</text:p>
      <text:list xml:id="list4381248742672597448" text:style-name="L16">
        <text:list-item>
          <text:p text:style-name="P141">Tomar pan</text:p>
        </text:list-item>
        <text:list-item>
          <text:p text:style-name="P141">Abrir el pan</text:p>
        </text:list-item>
        <text:list-item>
          <text:p text:style-name="P141">Colocar el jamón</text:p>
        </text:list-item>
        <text:list-item>
          <text:p text:style-name="P141">Cerrar el pan</text:p>
        </text:list-item>
        <text:list-item>
          <text:p text:style-name="P141">Servir</text:p>
        </text:list-item>
      </text:list>
      <text:p text:style-name="Text_20_body">Eso es un algoritmo.</text:p>
      <text:p text:style-name="Text_20_body">Si cambias el orden, puede salir mal.<text:line-break/>Si olvidas un paso, no funciona.</text:p>
      <text:p text:style-name="Text_20_body">Exactamente igual ocurre en programación.</text:p>
      <text:p text:style-name="Text_20_body"/>
      <text:p text:style-name="Text_20_body">Características de un algoritmo</text:p>
      <text:p text:style-name="Text_20_body">Un buen algoritmo debe ser:</text:p>
      <text:list xml:id="list845492824272052336" text:style-name="L17">
        <text:list-item>
          <text:p text:style-name="P142">Claro</text:p>
        </text:list-item>
        <text:list-item>
          <text:p text:style-name="P142">Ordenado</text:p>
        </text:list-item>
        <text:list-item>
          <text:p text:style-name="P142">Finito (tiene principio y fin)</text:p>
        </text:list-item>
        <text:list-item>
          <text:p text:style-name="P142">Preciso</text:p>
        </text:list-item>
      </text:list>
      <text:p text:style-name="Text_20_body"/>
      <text:p text:style-name="Text_20_body"/>
      <text:list xml:id="list8085920709458426087" text:style-name="L18">
        <text:list-item>
          <text:list>
            <text:list-item>
              <text:p text:style-name="P124"><text:soft-page-break/>¿Cómo piensa un ordenador?</text:p>
            </text:list-item>
          </text:list>
        </text:list-item>
      </text:list>
      <text:p text:style-name="P1"/>
      <text:p text:style-name="Text_20_body">Aquí viene algo muy importante.</text:p>
      <text:p text:style-name="Text_20_body">Un ordenador no entiende:</text:p>
      <text:list xml:id="list7614216049585640726" text:style-name="L19">
        <text:list-item>
          <text:p text:style-name="P143">“más o menos”</text:p>
        </text:list-item>
        <text:list-item>
          <text:p text:style-name="P143">“hazlo rápido”</text:p>
        </text:list-item>
        <text:list-item>
          <text:p text:style-name="P143">“si puedes”</text:p>
        </text:list-item>
      </text:list>
      <text:p text:style-name="Text_20_body">Solo entiende:</text:p>
      <text:list xml:id="list7260314028805237712" text:style-name="L20">
        <text:list-item>
          <text:p text:style-name="P144">Verdadero o falso</text:p>
        </text:list-item>
        <text:list-item>
          <text:p text:style-name="P144">Sí o no</text:p>
        </text:list-item>
        <text:list-item>
          <text:p text:style-name="P144">1 o 0</text:p>
        </text:list-item>
      </text:list>
      <text:p text:style-name="Text_20_body"/>
      <text:p text:style-name="Text_20_body">Modelo básico: Entrada → Proceso → Salida</text:p>
      <text:p text:style-name="Text_20_body">Todo programa funciona así:</text:p>
      <text:p text:style-name="Text_20_body"/>
      <text:p text:style-name="P2">1️-Entrada (Input)</text:p>
      <text:p text:style-name="Text_20_body">Información que recibe el sistema.</text:p>
      <text:p text:style-name="Text_20_body">Ejemplo:</text:p>
      <text:list xml:id="list1061596528296071463" text:style-name="L21">
        <text:list-item>
          <text:p text:style-name="P145">Un número</text:p>
        </text:list-item>
        <text:list-item>
          <text:p text:style-name="P145">Un texto</text:p>
        </text:list-item>
        <text:list-item>
          <text:p text:style-name="P145">Un clic del usuario</text:p>
        </text:list-item>
      </text:list>
      <text:p text:style-name="P2">2️-Proceso</text:p>
      <text:p text:style-name="Text_20_body">Lo que el programa hace con esa información.</text:p>
      <text:p text:style-name="Text_20_body">Ejemplo:</text:p>
      <text:list xml:id="list746339806889402393" text:style-name="L22">
        <text:list-item>
          <text:p text:style-name="P146">Sumar números</text:p>
        </text:list-item>
        <text:list-item>
          <text:p text:style-name="P146">Comparar valores</text:p>
        </text:list-item>
        <text:list-item>
          <text:p text:style-name="P146">Tomar decisiones</text:p>
        </text:list-item>
      </text:list>
      <text:p text:style-name="P2">3️-Salida (Output)</text:p>
      <text:p text:style-name="Text_20_body">Resultado final.</text:p>
      <text:p text:style-name="Text_20_body">Ejemplo:</text:p>
      <text:list xml:id="list7914564807791273832" text:style-name="L23">
        <text:list-item>
          <text:p text:style-name="P147">Mostrar un mensaje</text:p>
        </text:list-item>
        <text:list-item>
          <text:p text:style-name="P147">Guardar datos</text:p>
        </text:list-item>
        <text:list-item>
          <text:p text:style-name="P147">Imprimir un resultado</text:p>
        </text:list-item>
      </text:list>
      <text:p text:style-name="Text_20_body"/>
      <text:p text:style-name="Text_20_body"/>
      <text:p text:style-name="P1"><text:soft-page-break/>1.3 ¿Qué es Java?</text:p>
      <text:p text:style-name="Text_20_body"/>
      <text:p text:style-name="Text_20_body">Historia breve</text:p>
      <text:p text:style-name="Text_20_body">Java fue creado en 1995 por Sun Microsystems.<text:line-break/>Actualmente pertenece a Oracle.</text:p>
      <text:p text:style-name="Text_20_body">Su lema principal era:</text:p>
      <text:p text:style-name="Text_20_body">“Write once, run anywhere”</text:p>
      <text:p text:style-name="Text_20_body">Es decir:<text:line-break/>Escribes el programa una vez y puede ejecutarse en cualquier sistema que tenga la máquina virtual.</text:p>
      <text:p text:style-name="Text_20_body"/>
      <text:p text:style-name="Text_20_body">¿Qué es la JVM?</text:p>
      <text:p text:style-name="Text_20_body">JVM significa:</text:p>
      <text:p text:style-name="Text_20_body">Java Virtual Machine (Máquina Virtual de Java)</text:p>
      <text:p text:style-name="Text_20_body">Es el sistema que permite que Java funcione en cualquier ordenador.</text:p>
      <text:p text:style-name="Text_20_body">El proceso real es:</text:p>
      <text:list xml:id="list8945604668563452929" text:style-name="L24">
        <text:list-item>
          <text:p text:style-name="P148">Escribes código Java (.java)</text:p>
        </text:list-item>
        <text:list-item>
          <text:p text:style-name="P148">Se compila a bytecode (.class)</text:p>
        </text:list-item>
        <text:list-item>
          <text:p text:style-name="P148">La JVM ejecuta ese bytecode</text:p>
        </text:list-item>
      </text:list>
      <text:p text:style-name="Text_20_body"/>
      <text:p text:style-name="P2">Compilar vs Ejecutar</text:p>
      <text:p text:style-name="P2"/>
      <text:p text:style-name="P12">- Compilar</text:p>
      <text:p text:style-name="Text_20_body">Convertir el código que escribes en un formato que la máquina entiende.</text:p>
      <text:p text:style-name="P12">- Ejecutar</text:p>
      <text:p text:style-name="Text_20_body">Hacer que el programa funcione realmente.</text:p>
      <text:p text:style-name="Text_20_body"/>
      <text:p text:style-name="Text_20_body">En Java:</text:p>
      <text:p text:style-name="Text_20_body">Código → Compilador → Bytecode → JVM → Programa en ejecución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¿Por qué aprender Java?</text:p>
      <text:p text:style-name="Text_20_body">Java es:</text:p>
      <text:list xml:id="list7820377361480975983" text:style-name="L25">
        <text:list-item>
          <text:p text:style-name="P149">Muy estructurado</text:p>
        </text:list-item>
        <text:list-item>
          <text:p text:style-name="P149">Muy claro</text:p>
        </text:list-item>
        <text:list-item>
          <text:p text:style-name="P149">Muy usado en empresas</text:p>
        </text:list-item>
        <text:list-item>
          <text:p text:style-name="P149">Base para entender bien la Programación Orientada a Objetos</text:p>
        </text:list-item>
        <text:list-item>
          <text:p text:style-name="P149">Utilizado en:</text:p>
        </text:list-item>
        <text:list-item>
          <text:p text:style-name="P149">Aplicaciones empresariales</text:p>
        </text:list-item>
        <text:list-item>
          <text:p text:style-name="P149">Android</text:p>
        </text:list-item>
        <text:list-item>
          <text:p text:style-name="P149">Sistemas bancarios</text:p>
        </text:list-item>
        <text:list-item>
          <text:p text:style-name="P149">Backend</text:p>
        </text:list-item>
      </text:list>
      <text:p text:style-name="Text_20_body"/>
      <text:p text:style-name="Text_20_body">Además, aprender Java te obliga a entender bien la lógica.<text:line-break/>No es un lenguaje permisivo.<text:line-break/>Eso es bueno para aprender correctamente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">EJERCICIOS 1.1/1.2/1.3/1.4/1.5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1"><text:soft-page-break/>TEMA 2 — Primer Contacto con Java</text:p>
      <text:p text:style-name="P11"/>
      <text:p text:style-name="Text_20_body">En este tema el alumno va a:</text:p>
      <text:list xml:id="list2391633117467632484" text:style-name="L26">
        <text:list-item>
          <text:p text:style-name="P150">Ver su primer programa real</text:p>
        </text:list-item>
        <text:list-item>
          <text:p text:style-name="P150">Entender cómo se ejecuta</text:p>
        </text:list-item>
        <text:list-item>
          <text:p text:style-name="P150">Perder el miedo al código</text:p>
        </text:list-item>
        <text:list-item>
          <text:p text:style-name="P150">Comprender la estructura básica de Java</text:p>
        </text:list-item>
      </text:list>
      <text:p text:style-name="Text_20_body">Sin complicarlo todavía.</text:p>
      <text:p text:style-name="Text_20_body"/>
      <text:list xml:id="list7276619285222685750" text:style-name="L27">
        <text:list-item>
          <text:list>
            <text:list-item>
              <text:p text:style-name="P125">Instalación y Entorno de Trabajo</text:p>
            </text:list-item>
          </text:list>
        </text:list-item>
      </text:list>
      <text:p text:style-name="P6"><text:span text:style-name="Emphasis">(Esto puede adaptarse según si usas IntelliJ, Eclipse o VS Code)</text:span></text:p>
      <text:p text:style-name="Text_20_body"><text:span text:style-name="Emphasis"/></text:p>
      <text:p text:style-name="Text_20_body">¿Qué necesitamos para programar en Java?</text:p>
      <text:p text:style-name="Text_20_body"/>
      <text:p text:style-name="Text_20_body">Para programar en Java hacen falta dos cosas:</text:p>
      <text:p text:style-name="Text_20_body"/>
      <text:p text:style-name="P7">1️-JDK (Java Development Kit)</text:p>
      <text:p text:style-name="Text_20_body">Es el paquete que incluye:</text:p>
      <text:list xml:id="list5124178517920057501" text:style-name="L28">
        <text:list-item>
          <text:p text:style-name="P151">El compilador</text:p>
        </text:list-item>
        <text:list-item>
          <text:p text:style-name="P151">La JVM</text:p>
        </text:list-item>
        <text:list-item>
          <text:p text:style-name="P151">Las herramientas necesarias para programar</text:p>
        </text:list-item>
      </text:list>
      <text:p text:style-name="Text_20_body">Sin el JDK no se puede programar en Java.</text:p>
      <text:p text:style-name="Text_20_body"/>
      <text:p text:style-name="P7">2️-Un IDE</text:p>
      <text:p text:style-name="Text_20_body">IDE significa:</text:p>
      <text:p text:style-name="Text_20_body">Integrated Development Environment</text:p>
      <text:p text:style-name="Text_20_body">Es un programa que nos ayuda a:</text:p>
      <text:list xml:id="list7525857790785791288" text:style-name="L29">
        <text:list-item>
          <text:p text:style-name="P152">Escribir código</text:p>
        </text:list-item>
        <text:list-item>
          <text:p text:style-name="P152">Detectar errores</text:p>
        </text:list-item>
        <text:list-item>
          <text:p text:style-name="P152">Ejecutar el programa</text:p>
        </text:list-item>
      </text:list>
      <text:p text:style-name="Text_20_body">Ejemplos comunes:</text:p>
      <text:list xml:id="list8262306428897768150" text:style-name="L30">
        <text:list-item>
          <text:p text:style-name="P153">IntelliJ IDEA</text:p>
        </text:list-item>
        <text:list-item>
          <text:p text:style-name="P153">Eclipse</text:p>
        </text:list-item>
        <text:list-item>
          <text:p text:style-name="P153">VS Code (con extensión)</text:p>
        </text:list-item>
      </text:list>
      <text:p text:style-name="Text_20_body">El IDE no es obligatorio, pero facilita muchísimo el aprendizaje.</text:p>
      <text:list xml:id="list1779170241739307373" text:style-name="L31">
        <text:list-item>
          <text:list>
            <text:list-item>
              <text:p text:style-name="P126"><text:soft-page-break/>Nuestro Primer Programa</text:p>
            </text:list-item>
          </text:list>
        </text:list-item>
      </text:list>
      <text:p text:style-name="P1"/>
      <text:p text:style-name="Text_20_body">Aquí empieza lo importante. Este es el programa más básico en Java:</text:p>
      <text:p text:style-name="Text_20_body"/>
      <text:p text:style-name="P16">public class Main {</text:p>
      <text:section text:style-name="Sect1" text:name="code-block-viewer">
        <text:p text:style-name="P16"><text:s text:c="4"/>public static void main(String[] args) {</text:p>
        <text:p text:style-name="P16"><text:s text:c="8"/>System.out.println("Hola mundo");</text:p>
        <text:p text:style-name="P16"><text:s text:c="4"/>}</text:p>
        <text:p text:style-name="P16">}</text:p>
      </text:section>
      <text:p text:style-name="Text_20_body">Vamos a desmontarlo pieza por pieza.</text:p>
      <text:p text:style-name="Text_20_body"/>
      <text:p text:style-name="P1">2.3 Anatomía del Primer Programa</text:p>
      <text:p text:style-name="P13">public class Main</text:p>
      <text:list xml:id="list185111243397666648" text:style-name="L32">
        <text:list-item>
          <text:p text:style-name="P154"><text:span text:style-name="Source_20_Text">class</text:span> significa clase.</text:p>
        </text:list-item>
        <text:list-item>
          <text:p text:style-name="P154">En Java todo está dentro de una clase.</text:p>
        </text:list-item>
        <text:list-item>
          <text:p text:style-name="P154">El nombre del archivo debe llamarse exactamente igual que la clase.</text:p>
        </text:list-item>
      </text:list>
      <text:p text:style-name="Text_20_body">Si la clase se llama <text:span text:style-name="Source_20_Text">Main</text:span>, el archivo debe llamarse: Main.java</text:p>
      <text:p text:style-name="Text_20_body"/>
      <text:p text:style-name="P13">public static void main(String[] args)</text:p>
      <text:p text:style-name="Text_20_body">Esta línea es especial.</text:p>
      <text:p text:style-name="Text_20_body">Es el punto de entrada del programa.</text:p>
      <text:p text:style-name="Text_20_body">Es donde empieza la ejecución.</text:p>
      <text:p text:style-name="Text_20_body">Desglose simple:</text:p>
      <text:list xml:id="list3963820209650015890" text:style-name="L33">
        <text:list-item>
          <text:p text:style-name="P155"><text:span text:style-name="Source_20_Text">public</text:span> → puede ejecutarse desde fuera</text:p>
        </text:list-item>
        <text:list-item>
          <text:p text:style-name="P155"><text:span text:style-name="Source_20_Text">static</text:span> → pertenece a la clase</text:p>
        </text:list-item>
        <text:list-item>
          <text:p text:style-name="P155"><text:span text:style-name="Source_20_Text">void</text:span> → no devuelve nada</text:p>
        </text:list-item>
        <text:list-item>
          <text:p text:style-name="P155"><text:span text:style-name="Source_20_Text">main</text:span> → nombre obligatorio</text:p>
        </text:list-item>
        <text:list-item>
          <text:p text:style-name="P155"><text:span text:style-name="Source_20_Text">(String[] args)</text:span> → permite recibir parámetros</text:p>
        </text:list-item>
      </text:list>
      <text:p text:style-name="Text_20_body">Para un principiante basta con entender que el programa empieza aquí.</text:p>
      <text:p text:style-name="Text_20_body"/>
      <text:p text:style-name="P13">System.out.println("Hola mundo");</text:p>
      <text:p text:style-name="Text_20_body">Esta línea hace algo visible.</text:p>
      <text:list xml:id="list8844790045985130294" text:style-name="L34">
        <text:list-item>
          <text:p text:style-name="P156"><text:span text:style-name="Source_20_Text">System</text:span> → clase del sistema</text:p>
        </text:list-item>
        <text:list-item>
          <text:p text:style-name="P156"><text:span text:style-name="Source_20_Text">out</text:span> → salida estándar</text:p>
        </text:list-item>
        <text:list-item>
          <text:p text:style-name="P156"><text:span text:style-name="Source_20_Text">println</text:span> → imprimir línea (Imprime el texto en consola.)</text:p>
        </text:list-item>
      </text:list>
      <text:list xml:id="list8240568620632652184" text:style-name="L35">
        <text:list-item>
          <text:list>
            <text:list-item>
              <text:p text:style-name="P127"><text:soft-page-break/>¿Qué ocurre cuando lo ejecutamos?</text:p>
              <text:p text:style-name="P127"/>
            </text:list-item>
          </text:list>
        </text:list-item>
      </text:list>
      <text:p text:style-name="Text_20_body">Proceso real:</text:p>
      <text:list xml:id="list1550043753433080280" text:style-name="L36">
        <text:list-item>
          <text:p text:style-name="P157">Escribimos código</text:p>
        </text:list-item>
        <text:list-item>
          <text:p text:style-name="P157">El compilador lo traduce</text:p>
        </text:list-item>
        <text:list-item>
          <text:p text:style-name="P157">La JVM lo ejecuta</text:p>
        </text:list-item>
        <text:list-item>
          <text:p text:style-name="P157">Se muestra el resultado en pantalla</text:p>
        </text:list-item>
      </text:list>
      <text:p text:style-name="Text_20_body"/>
      <text:p text:style-name="P1">2.5 Errores comunes en el primer contacto</text:p>
      <text:p text:style-name="Text_20_body"/>
      <text:p text:style-name="Text_20_body">Aquí es importante enseñar errores desde el principio.</text:p>
      <text:p text:style-name="Text_20_body">❌ Olvidar punto y coma</text:p>
      <text:p text:style-name="Text_20_body">Java exige <text:span text:style-name="Source_20_Text">;</text:span> al final de cada instrucción.</text:p>
      <text:p text:style-name="Text_20_body">❌ No cerrar llaves <text:span text:style-name="Source_20_Text">{ }</text:span></text:p>
      <text:p text:style-name="Text_20_body">Las llaves delimitan bloques.</text:p>
      <text:p text:style-name="Text_20_body">❌ Escribir mal el nombre del archivo</text:p>
      <text:p text:style-name="Text_20_body">Debe coincidir con la clase.</text:p>
      <text:p text:style-name="Text_20_body">❌ Confundir mayúsculas y minúsculas</text:p>
      <text:p text:style-name="Text_20_body">Java distingue entre:</text:p>
      <text:p text:style-name="Text_20_body"><text:span text:style-name="Source_20_Text">main</text:span> ≠ <text:span text:style-name="Source_20_Text">Main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P8">EJERCICIOS 2.1/2.2/2.3/2.4/2.5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1"><text:soft-page-break/>TEMA 3 — Variables y Tipos de Datos</text:p>
      <text:p text:style-name="Text_20_body">Este tema es fundamental.<text:line-break/>Si el alumno no entiende esto bien, todo lo demás se vuelve confuso.</text:p>
      <text:p text:style-name="Text_20_body"/>
      <text:p text:style-name="P1">3.1 ¿Qué es una variable?</text:p>
      <text:p text:style-name="Text_20_body">Una variable es:</text:p>
      <text:p text:style-name="Text_20_body">Un espacio en memoria donde guardamos información.</text:p>
      <text:p text:style-name="Text_20_body">Piensa en una variable como una caja con una etiqueta.</text:p>
      <text:p text:style-name="Text_20_body">Ejemplo mental:</text:p>
      <text:p text:style-name="Text_20_body">Caja etiquetada como “edad”<text:line-break/>Dentro guardamos: 33</text:p>
      <text:p text:style-name="Text_20_body"/>
      <text:p text:style-name="Text_20_body">En programación</text:p>
      <text:p text:style-name="Text_20_body">Una variable tiene:</text:p>
      <text:list xml:id="list6489620133281757065" text:style-name="L37">
        <text:list-item>
          <text:p text:style-name="P158">Un tipo (qué tipo de dato puede guardar)</text:p>
        </text:list-item>
        <text:list-item>
          <text:p text:style-name="P158">Un nombre</text:p>
        </text:list-item>
        <text:list-item>
          <text:p text:style-name="P158">Un valor</text:p>
        </text:list-item>
      </text:list>
      <text:p text:style-name="Text_20_body">En Java debemos declarar siempre el tipo.</text:p>
      <text:p text:style-name="Text_20_body"/>
      <text:list xml:id="list743491086128406526" text:style-name="L38">
        <text:list-item>
          <text:list>
            <text:list-item>
              <text:p text:style-name="P128"><text:s/>Declarar una variable en Java</text:p>
              <text:p text:style-name="P159"/>
            </text:list-item>
          </text:list>
        </text:list-item>
      </text:list>
      <text:p text:style-name="Text_20_body">Ejemplo:</text:p>
      <text:p text:style-name="Text_20_body"><text:bookmark text:name="code-block-viewer"/>int edad = 33;</text:p>
      <text:p text:style-name="Text_20_body"/>
      <text:p text:style-name="Text_20_body">Esto significa:</text:p>
      <text:list xml:id="list8526644873724186573" text:style-name="L39">
        <text:list-item>
          <text:p text:style-name="P160">int → tipo de dato</text:p>
        </text:list-item>
        <text:list-item>
          <text:p text:style-name="P160">edad → nombre</text:p>
        </text:list-item>
        <text:list-item>
          <text:p text:style-name="P160">33 → valor almacenado</text:p>
        </text:list-item>
      </text:list>
      <text:p text:style-name="Text_20_body"/>
      <text:p text:style-name="Text_20_body">También se puede hacer en dos pasos:</text:p>
      <text:p text:style-name="Text_20_body"><text:bookmark text:name="code-block-viewer1"/>int edad;</text:p>
      <text:p text:style-name="Text_20_body">edad = 33;</text:p>
      <text:p text:style-name="Text_20_body"/>
      <text:p text:style-name="Text_20_body"/>
      <text:p text:style-name="Text_20_body"/>
      <text:p text:style-name="Text_20_body"/>
      <text:p text:style-name="P1"><text:soft-page-break/>3.3 Tipos de Datos Primitivos</text:p>
      <text:p text:style-name="Text_20_body">Java tiene varios tipos básicos.</text:p>
      <text:p text:style-name="P19">int</text:p>
      <text:p text:style-name="Text_20_body">Números enteros.</text:p>
      <text:p text:style-name="Text_20_body"><text:bookmark text:name="code-block-viewer2"/>int numero = 10;</text:p>
      <text:p text:style-name="Text_20_body">int temperatura = -5;</text:p>
      <text:p text:style-name="Text_20_body"/>
      <text:p text:style-name="P19">double</text:p>
      <text:p text:style-name="Text_20_body">Números con decimales.</text:p>
      <text:p text:style-name="Text_20_body"><text:bookmark text:name="code-block-viewer3"/>double altura = 1.75;</text:p>
      <text:p text:style-name="Text_20_body">double precio = 19.99;</text:p>
      <text:p text:style-name="Text_20_body"/>
      <text:p text:style-name="P19">boolean</text:p>
      <text:p text:style-name="Text_20_body">Solo puede guardar:</text:p>
      <text:list xml:id="list8263456933211312725" text:style-name="L40">
        <text:list-item>
          <text:p text:style-name="P161">true</text:p>
        </text:list-item>
        <text:list-item>
          <text:p text:style-name="P161">false</text:p>
        </text:list-item>
      </text:list>
      <text:section text:style-name="Sect1" text:name="Sección5">
        <text:p text:style-name="Text_20_body"><text:bookmark text:name="code-block-viewer4"/>boolean esMayor = true;</text:p>
        <text:p text:style-name="Text_20_body">boolean estaActivo = false;</text:p>
        <text:p text:style-name="Text_20_body">Muy importante para decisiones.</text:p>
      </text:section>
      <text:p text:style-name="P19"/>
      <text:p text:style-name="P19">char</text:p>
      <text:p text:style-name="Text_20_body">Un solo carácter.</text:p>
      <text:p text:style-name="Text_20_body"><text:bookmark text:name="code-block-viewer5"/>char letra = 'A';</text:p>
      <text:p text:style-name="Text_20_body">Ojo:</text:p>
      <text:list xml:id="list4712385857071073971" text:style-name="L41">
        <text:list-item>
          <text:p text:style-name="P162">char usa comillas simples</text:p>
        </text:list-item>
        <text:list-item>
          <text:p text:style-name="P162">String usa comillas dobles</text:p>
        </text:list-item>
      </text:list>
      <text:p text:style-name="Text_20_body"/>
      <text:list xml:id="list2302991503783919251" text:style-name="L42">
        <text:list-item>
          <text:list>
            <text:list-item>
              <text:p text:style-name="P129"><text:s/>String (tipo no primitivo)</text:p>
            </text:list-item>
          </text:list>
        </text:list-item>
      </text:list>
      <text:p text:style-name="P1"/>
      <text:p text:style-name="Text_20_body">Sirve para texto.</text:p>
      <text:p text:style-name="Text_20_body"><text:bookmark text:name="code-block-viewer6"/>String nombre = "Alvaro";</text:p>
      <text:p text:style-name="Text_20_body">String ciudad = "Madrid";</text:p>
      <text:p text:style-name="Text_20_body">Guarda palabras o frases.</text:p>
      <text:p text:style-name="P6"><text:span text:style-name="Strong_20_Emphasis"><text:span text:style-name="T5"/></text:span></text:p>
      <text:list xml:id="list7339479138912426900" text:style-name="L43">
        <text:list-item>
          <text:list>
            <text:list-item>
              <text:p text:style-name="P130"><text:soft-page-break/><text:s/>Reglas para nombres de variables</text:p>
              <text:p text:style-name="P130"/>
            </text:list-item>
          </text:list>
        </text:list-item>
      </text:list>
      <text:p text:style-name="Text_20_body">Buenas prácticas:</text:p>
      <text:p text:style-name="Text_20_body">✔ Empiezan con letra<text:line-break/>✔ No usar espacios<text:line-break/>✔ Usar camelCase</text:p>
      <text:p text:style-name="Text_20_body">Ejemplo correcto:</text:p>
      <text:p text:style-name="P20"><text:bookmark text:name="code-block-viewer7"/>int numeroDeIntentos;</text:p>
      <text:p text:style-name="Text_20_body"/>
      <text:list xml:id="list4018373935248905176" text:style-name="L44">
        <text:list-item>
          <text:list>
            <text:list-item>
              <text:p text:style-name="P131"><text:s/>Cambiar el valor de una variable</text:p>
              <text:p text:style-name="P131"/>
            </text:list-item>
          </text:list>
        </text:list-item>
      </text:list>
      <text:p text:style-name="Text_20_body">Las variables pueden modificarse.</text:p>
      <text:p text:style-name="Text_20_body"><text:bookmark text:name="code-block-viewer9"/>i<text:span text:style-name="T11">nt edad = 33;</text:span></text:p>
      <text:p text:style-name="P14">edad = 34;</text:p>
      <text:p text:style-name="Text_20_body">La variable mantiene el último valor asignado.</text:p>
      <text:p text:style-name="Text_20_body"/>
      <text:list xml:id="list2730138286430330963" text:style-name="L45">
        <text:list-item>
          <text:list>
            <text:list-item>
              <text:p text:style-name="P132"><text:s/>Operaciones con variables</text:p>
              <text:p text:style-name="P132"/>
            </text:list-item>
          </text:list>
        </text:list-item>
      </text:list>
      <text:p text:style-name="Text_20_body">Podemos usar operadores matemáticos.</text:p>
      <text:p text:style-name="Text_20_body">i<text:span text:style-name="T11">nt a = 5;</text:span></text:p>
      <text:p text:style-name="P14">int b = 3;</text:p>
      <text:p text:style-name="P14">int suma = a + b;</text:p>
      <text:p text:style-name="P14">int resta = a – b;</text:p>
      <text:p text:style-name="P14">int multiplicacion = a * b;</text:p>
      <text:p text:style-name="P14">int division = a / b;</text:p>
      <text:p text:style-name="P14"/>
      <text:list xml:id="list5511682823984210885" text:style-name="L46">
        <text:list-item>
          <text:list>
            <text:list-item>
              <text:p text:style-name="P133"><text:s/>Mostrar variables en pantalla</text:p>
            </text:list-item>
          </text:list>
        </text:list-item>
      </text:list>
      <text:p text:style-name="P14"><text:bookmark text:name="code-block-viewer11"/>int edad = 33;</text:p>
      <text:p text:style-name="P14">System.out.println(edad);</text:p>
      <text:p text:style-name="Text_20_body">También se puede combinar texto y variable:</text:p>
      <text:p text:style-name="P14"><text:bookmark text:name="code-block-viewer12"/>String nombre = "Alvaro";</text:p>
      <text:p text:style-name="P14">System.out.println("Hola " + nombre);</text:p>
      <text:p text:style-name="Text_20_body">El símbolo + concatena texto.</text:p>
      <text:p text:style-name="Text_20_body"/>
      <text:p text:style-name="Text_20_body"/>
      <text:p text:style-name="Text_20_body"/>
      <text:list xml:id="list943197182647581154" text:style-name="L47">
        <text:list-item>
          <text:list>
            <text:list-item>
              <text:p text:style-name="P134"><text:soft-page-break/><text:s/>Error común importante</text:p>
              <text:p text:style-name="P134"/>
            </text:list-item>
          </text:list>
        </text:list-item>
      </text:list>
      <text:p text:style-name="Text_20_body">Muchos principiantes confunden:</text:p>
      <text:p text:style-name="Text_20_body"><text:bookmark text:name="code-block-viewer13"/>i<text:span text:style-name="T11">nt numero = 10;</text:span></text:p>
      <text:p text:style-name="P14">numero = numero + 5;</text:p>
      <text:p text:style-name="Text_20_body">Esto significa:</text:p>
      <text:p text:style-name="Text_20_body">Guardar en numero el valor anterior + 5.</text:p>
      <text:p text:style-name="Text_20_body">No es matemáticas puras.<text:line-break/>Es asignación.</text:p>
      <text:p text:style-name="Text_20_body"/>
      <text:p text:style-name="Text_20_body"/>
      <text:p text:style-name="Text_20_body"/>
      <text:p text:style-name="Text_20_body"/>
      <text:p text:style-name="Text_20_body"/>
      <text:p text:style-name="P8">EJERCICIOS 3.1/3.2/3.3/3.4/3.5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1"><text:soft-page-break/>TEMA 4 — Operadores y Comparaciones</text:p>
      <text:p text:style-name="P30"/>
      <text:p text:style-name="Standard">En este tema el alumno aprende a:</text:p>
      <text:list xml:id="list2960749722488449926" text:style-name="L48">
        <text:list-item>
          <text:p text:style-name="P45">Realizar operaciones matemáticas</text:p>
        </text:list-item>
        <text:list-item>
          <text:p text:style-name="P45">Comparar valores</text:p>
        </text:list-item>
        <text:list-item>
          <text:p text:style-name="P45">Construir expresiones lógicas</text:p>
        </text:list-item>
        <text:list-item>
          <text:p text:style-name="P45">Prepararse para las estructuras condicionales</text:p>
        </text:list-item>
      </text:list>
      <text:p text:style-name="Standard">Este tema es el puente entre “guardar datos” y “pensar con lógica”.</text:p>
      <text:p text:style-name="Standard"/>
      <text:list xml:id="list5359183749457562775" text:style-name="L49">
        <text:list-item>
          <text:list>
            <text:list-item>
              <text:p text:style-name="P46">Operadores Aritméticos</text:p>
            </text:list-item>
          </text:list>
        </text:list-item>
      </text:list>
      <text:p text:style-name="P24"/>
      <text:p text:style-name="Standard">Sirven para hacer cálculos matemáticos.</text:p>
      <text:p text:style-name="Standard"/>
      <text:p text:style-name="Standard"/>
      <text:p text:style-name="P32">Operadores básicos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Standard">Operador</text:p>
            </table:table-cell>
            <table:table-cell table:style-name="Tabla1.A1" office:value-type="string">
              <text:p text:style-name="Standard">Significado</text:p>
            </table:table-cell>
          </table:table-row>
        </table:table-header-rows>
        <table:table-row>
          <table:table-cell table:style-name="Tabla1.A1" office:value-type="string">
            <text:p text:style-name="Standard">+</text:p>
          </table:table-cell>
          <table:table-cell table:style-name="Tabla1.A1" office:value-type="string">
            <text:p text:style-name="Standard">Suma</text:p>
          </table:table-cell>
        </table:table-row>
        <table:table-row>
          <table:table-cell table:style-name="Tabla1.A1" office:value-type="string">
            <text:p text:style-name="Standard">-</text:p>
          </table:table-cell>
          <table:table-cell table:style-name="Tabla1.A1" office:value-type="string">
            <text:p text:style-name="Standard">Resta</text:p>
          </table:table-cell>
        </table:table-row>
        <table:table-row>
          <table:table-cell table:style-name="Tabla1.A1" office:value-type="string">
            <text:p text:style-name="Standard">*</text:p>
          </table:table-cell>
          <table:table-cell table:style-name="Tabla1.A1" office:value-type="string">
            <text:p text:style-name="Standard">Multiplicación</text:p>
          </table:table-cell>
        </table:table-row>
        <table:table-row>
          <table:table-cell table:style-name="Tabla1.A1" office:value-type="string">
            <text:p text:style-name="Standard">/</text:p>
          </table:table-cell>
          <table:table-cell table:style-name="Tabla1.A1" office:value-type="string">
            <text:p text:style-name="Standard">División</text:p>
          </table:table-cell>
        </table:table-row>
        <table:table-row>
          <table:table-cell table:style-name="Tabla1.A1" office:value-type="string">
            <text:p text:style-name="Standard">%</text:p>
          </table:table-cell>
          <table:table-cell table:style-name="Tabla1.A1" office:value-type="string">
            <text:p text:style-name="Standard">Módulo (resto)</text:p>
          </table:table-cell>
        </table:table-row>
      </table:table>
      <text:p text:style-name="Standard"/>
      <text:p text:style-name="Standard"/>
      <text:p text:style-name="Standard"/>
      <text:list xml:id="list5268638420551077382" text:style-name="L50">
        <text:list-item>
          <text:list>
            <text:list-item>
              <text:p text:style-name="P47">Operadores de Asignación</text:p>
              <text:p text:style-name="P47"/>
            </text:list-item>
          </text:list>
        </text:list-item>
      </text:list>
      <text:p text:style-name="Standard">Ya conocemos el básico:</text:p>
      <text:p text:style-name="Standard"><text:bookmark text:name="code-block-viewer15"/>int numero = 5;</text:p>
      <text:p text:style-name="Standard">Pero existen formas abreviadas:</text:p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Standard">Operador</text:p>
            </table:table-cell>
            <table:table-cell table:style-name="Tabla2.A1" office:value-type="string">
              <text:p text:style-name="Standard">Equivale a</text:p>
            </table:table-cell>
          </table:table-row>
        </table:table-header-rows>
        <table:table-row>
          <table:table-cell table:style-name="Tabla2.A1" office:value-type="string">
            <text:p text:style-name="Standard">+=</text:p>
          </table:table-cell>
          <table:table-cell table:style-name="Tabla2.A1" office:value-type="string">
            <text:p text:style-name="Standard">numero = numero + valor</text:p>
          </table:table-cell>
        </table:table-row>
        <table:table-row>
          <table:table-cell table:style-name="Tabla2.A1" office:value-type="string">
            <text:p text:style-name="Standard">-=</text:p>
          </table:table-cell>
          <table:table-cell table:style-name="Tabla2.A1" office:value-type="string">
            <text:p text:style-name="Standard">numero = numero - valor</text:p>
          </table:table-cell>
        </table:table-row>
        <table:table-row>
          <table:table-cell table:style-name="Tabla2.A1" office:value-type="string">
            <text:p text:style-name="Standard">*=</text:p>
          </table:table-cell>
          <table:table-cell table:style-name="Tabla2.A1" office:value-type="string">
            <text:p text:style-name="Standard">numero = numero * valor</text:p>
          </table:table-cell>
        </table:table-row>
        <table:table-row>
          <table:table-cell table:style-name="Tabla2.A1" office:value-type="string">
            <text:p text:style-name="Standard">/=</text:p>
          </table:table-cell>
          <table:table-cell table:style-name="Tabla2.A1" office:value-type="string">
            <text:p text:style-name="Standard">numero = numero / valor</text:p>
          </table:table-cell>
        </table:table-row>
      </table:table>
      <text:p text:style-name="Standard"/>
      <text:p text:style-name="Standard"/>
      <text:p text:style-name="Standard">Ejemplo:</text:p>
      <text:p text:style-name="Standard"><text:bookmark text:name="code-block-viewer16"/>int puntos = 10;</text:p>
      <text:p text:style-name="Standard">puntos += 5; <text:s text:c="2"/>// ahora vale 15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7479430290308586394" text:style-name="L51">
        <text:list-item>
          <text:list>
            <text:list-item>
              <text:p text:style-name="P48"><text:soft-page-break/><text:s/>Operadores Relacionales (Comparación)</text:p>
            </text:list-item>
          </text:list>
        </text:list-item>
      </text:list>
      <text:p text:style-name="P24"><text:s/></text:p>
      <text:p text:style-name="Standard">Sirven para comparar valores.</text:p>
      <text:p text:style-name="Standard"/>
      <text:p text:style-name="P32">Devuelven siempre un boolean (true o false).</text:p>
      <text:p text:style-name="P32"/>
      <table:table table:name="Tabla3" table:style-name="Tabla3">
        <table:table-column table:style-name="Tabla3.A"/>
        <table:table-column table:style-name="Tabla3.B"/>
        <table:table-header-rows>
          <table:table-row>
            <table:table-cell table:style-name="Tabla3.A1" office:value-type="string">
              <text:p text:style-name="Standard">Operador</text:p>
            </table:table-cell>
            <table:table-cell table:style-name="Tabla3.A1" office:value-type="string">
              <text:p text:style-name="Standard">Significado</text:p>
            </table:table-cell>
          </table:table-row>
        </table:table-header-rows>
        <table:table-row>
          <table:table-cell table:style-name="Tabla3.A1" office:value-type="string">
            <text:p text:style-name="Standard">==</text:p>
          </table:table-cell>
          <table:table-cell table:style-name="Tabla3.A1" office:value-type="string">
            <text:p text:style-name="Standard">Igual que</text:p>
          </table:table-cell>
        </table:table-row>
        <table:table-row>
          <table:table-cell table:style-name="Tabla3.A1" office:value-type="string">
            <text:p text:style-name="Standard">!=</text:p>
          </table:table-cell>
          <table:table-cell table:style-name="Tabla3.A1" office:value-type="string">
            <text:p text:style-name="Standard">Distinto</text:p>
          </table:table-cell>
        </table:table-row>
        <table:table-row>
          <table:table-cell table:style-name="Tabla3.A1" office:value-type="string">
            <text:p text:style-name="Standard">&gt;</text:p>
          </table:table-cell>
          <table:table-cell table:style-name="Tabla3.A1" office:value-type="string">
            <text:p text:style-name="Standard">Mayor que</text:p>
          </table:table-cell>
        </table:table-row>
        <table:table-row>
          <table:table-cell table:style-name="Tabla3.A1" office:value-type="string">
            <text:p text:style-name="Standard">&lt;</text:p>
          </table:table-cell>
          <table:table-cell table:style-name="Tabla3.A1" office:value-type="string">
            <text:p text:style-name="Standard">Menor que</text:p>
          </table:table-cell>
        </table:table-row>
        <table:table-row>
          <table:table-cell table:style-name="Tabla3.A1" office:value-type="string">
            <text:p text:style-name="Standard">&gt;=</text:p>
          </table:table-cell>
          <table:table-cell table:style-name="Tabla3.A1" office:value-type="string">
            <text:p text:style-name="Standard">Mayor o igual</text:p>
          </table:table-cell>
        </table:table-row>
        <table:table-row>
          <table:table-cell table:style-name="Tabla3.A1" office:value-type="string">
            <text:p text:style-name="Standard">&lt;=</text:p>
          </table:table-cell>
          <table:table-cell table:style-name="Tabla3.A1" office:value-type="string">
            <text:p text:style-name="Standard">Menor o igual</text:p>
          </table:table-cell>
        </table:table-row>
      </table:table>
      <text:p text:style-name="Standard"/>
      <text:p text:style-name="Standard"/>
      <text:p text:style-name="Standard">Ejemplo</text:p>
      <text:p text:style-name="Standard"><text:bookmark text:name="code-block-viewer17"/>int edad = 20;</text:p>
      <text:p text:style-name="Standard">System.out.println(edad &gt;= 18); <text:s/>// true</text:p>
      <text:p text:style-name="Standard">System.out.println(edad &lt; 18); <text:s text:c="2"/>// false</text:p>
      <text:p text:style-name="Standard"/>
      <text:p text:style-name="P24">4.4 Operadores Lógicos</text:p>
      <text:p text:style-name="P32">Sirven para combinar condiciones.</text:p>
      <text:p text:style-name="Standard"/>
      <table:table table:name="Tabla4" table:style-name="Tabla4">
        <table:table-column table:style-name="Tabla4.A"/>
        <table:table-column table:style-name="Tabla4.B"/>
        <table:table-header-rows>
          <table:table-row>
            <table:table-cell table:style-name="Tabla4.A1" office:value-type="string">
              <text:p text:style-name="Standard">Operador</text:p>
            </table:table-cell>
            <table:table-cell table:style-name="Tabla4.A1" office:value-type="string">
              <text:p text:style-name="Standard">Significado</text:p>
            </table:table-cell>
          </table:table-row>
        </table:table-header-rows>
        <table:table-row>
          <table:table-cell table:style-name="Tabla4.A1" office:value-type="string">
            <text:p text:style-name="Standard">&amp;&amp;</text:p>
          </table:table-cell>
          <table:table-cell table:style-name="Tabla4.A1" office:value-type="string">
            <text:p text:style-name="Standard">Y lógico (AND)</text:p>
          </table:table-cell>
        </table:table-row>
        <table:table-row>
          <table:table-cell table:style-name="Tabla4.A1" office:value-type="string">
            <text:p text:style-name="Standard">`</text:p>
          </table:table-cell>
          <table:table-cell table:style-name="Tabla4.A1" office:value-type="string">
            <text:p text:style-name="Standard"/>
          </table:table-cell>
        </table:table-row>
        <table:table-row>
          <table:table-cell table:style-name="Tabla4.A1" office:value-type="string">
            <text:p text:style-name="Standard">!</text:p>
          </table:table-cell>
          <table:table-cell table:style-name="Tabla4.A1" office:value-type="string">
            <text:p text:style-name="Standard">Negación (NOT)</text:p>
          </table:table-cell>
        </table:table-row>
      </table:table>
      <text:p text:style-name="Standard"/>
      <text:p text:style-name="Standard"/>
      <text:p text:style-name="P33">Ejemplo AND (&amp;&amp;)</text:p>
      <text:p text:style-name="P33"/>
      <text:p text:style-name="P35"><text:bookmark text:name="code-block-viewer18"/>int edad = 20;</text:p>
      <text:p text:style-name="P35">boolean tieneEntrada = true;</text:p>
      <text:p text:style-name="P35">System.out.println(edad &gt;= 18 &amp;&amp; tieneEntrada);</text:p>
      <text:p text:style-name="Standard">Resultado: true<text:line-break/>Ambas condiciones deben cumplirse.</text:p>
      <text:p text:style-name="Standard"/>
      <text:p text:style-name="P33">Ejemplo OR (||)</text:p>
      <text:p text:style-name="P33"/>
      <text:p text:style-name="P35"><text:bookmark text:name="code-block-viewer19"/>boolean esVip = false;</text:p>
      <text:p text:style-name="P35">boolean tieneInvitacion = true;</text:p>
      <text:p text:style-name="P35">System.out.println(esVip || tieneInvitacion);</text:p>
      <text:p text:style-name="Standard">Resultado: true<text:line-break/>Con que una se cumpla, vale.</text:p>
      <text:p text:style-name="Standard"/>
      <text:p text:style-name="P33">Ejemplo NOT (!)</text:p>
      <text:p text:style-name="P33"/>
      <text:p text:style-name="P35"><text:bookmark text:name="code-block-viewer20"/>boolean estaLloviendo = false;</text:p>
      <text:p text:style-name="P35">System.out.println(!estaLloviendo); <text:s/>// true</text:p>
      <text:p text:style-name="Standard">Invierte el valor.</text:p>
      <text:list xml:id="list2778306802908179732" text:style-name="L52">
        <text:list-item>
          <text:list>
            <text:list-item>
              <text:p text:style-name="P49"><text:soft-page-break/><text:s/>Precedencia de Operadores</text:p>
              <text:p text:style-name="P49"/>
            </text:list-item>
          </text:list>
        </text:list-item>
      </text:list>
      <text:p text:style-name="Standard">Java sigue reglas matemáticas.</text:p>
      <text:p text:style-name="Standard"/>
      <text:p text:style-name="Standard">Ejemplo:</text:p>
      <text:p text:style-name="Standard"><text:bookmark text:name="code-block-viewer21"/>int resultado = 5 + 3 * 2;</text:p>
      <text:p text:style-name="Standard">Multiplicación primero → 11</text:p>
      <text:p text:style-name="Standard"/>
      <text:p text:style-name="Standard">Si queremos cambiar el orden:</text:p>
      <text:p text:style-name="Standard"><text:bookmark text:name="code-block-viewer22"/>int resultado = (5 + 3) * 2; <text:s/>// 16</text:p>
      <text:p text:style-name="Standard">Usar paréntesis mejora claridad y evita errores.</text:p>
      <text:p text:style-name="Standard"/>
      <text:list xml:id="list2339962584613810547" text:style-name="L53">
        <text:list-item>
          <text:list>
            <text:list-item>
              <text:p text:style-name="P50"><text:s/>Expresiones Compuestas</text:p>
            </text:list-item>
          </text:list>
        </text:list-item>
      </text:list>
      <text:p text:style-name="P24"/>
      <text:p text:style-name="Standard">Aquí empieza la lógica real.</text:p>
      <text:p text:style-name="Standard">Ejemplo:</text:p>
      <text:p text:style-name="Standard"><text:bookmark text:name="code-block-viewer23"/>int edad = 25;</text:p>
      <text:p text:style-name="Standard">boolean esEstudiante = true;</text:p>
      <text:p text:style-name="Standard">boolean descuento = edad &lt; 30 &amp;&amp; esEstudiante;</text:p>
      <text:p text:style-name="Standard">Aquí combinamos comparación + lógica.</text:p>
      <text:p text:style-name="Standard"/>
      <text:p text:style-name="Standard"/>
      <text:p text:style-name="P34"><text:span text:style-name="Strong_20_Emphasis"><text:span text:style-name="T7"/></text:span></text:p>
      <text:p text:style-name="P34"><text:span text:style-name="Strong_20_Emphasis"><text:span text:style-name="T7"/></text:span></text:p>
      <text:p text:style-name="P34"><text:span text:style-name="Strong_20_Emphasis"><text:span text:style-name="T7"/></text:span></text:p>
      <text:p text:style-name="P34"><text:span text:style-name="Strong_20_Emphasis"><text:span text:style-name="T8"/></text:span></text:p>
      <text:p text:style-name="P34"><text:span text:style-name="Strong_20_Emphasis"><text:span text:style-name="T7"/></text:span></text:p>
      <text:p text:style-name="P34"><text:span text:style-name="Strong_20_Emphasis"><text:span text:style-name="T7"/></text:span></text:p>
      <text:p text:style-name="P34"><text:span text:style-name="Strong_20_Emphasis"><text:span text:style-name="T7"/></text:span></text:p>
      <text:p text:style-name="P34"><text:span text:style-name="Strong_20_Emphasis"><text:span text:style-name="T7"/></text:span></text:p>
      <text:p text:style-name="P34"><text:span text:style-name="Strong_20_Emphasis"><text:span text:style-name="T7"/></text:span></text:p>
      <text:p text:style-name="P34"><text:span text:style-name="Strong_20_Emphasis"><text:span text:style-name="T7"/></text:span></text:p>
      <text:p text:style-name="P34"><text:span text:style-name="Strong_20_Emphasis"><text:span text:style-name="T7"/></text:span></text:p>
      <text:p text:style-name="P34"><text:span text:style-name="Strong_20_Emphasis"><text:span text:style-name="T7"/></text:span></text:p>
      <text:p text:style-name="P34"><text:span text:style-name="Strong_20_Emphasis"><text:span text:style-name="T7"/></text:span></text:p>
      <text:p text:style-name="P34"><text:span text:style-name="Strong_20_Emphasis"><text:span text:style-name="T7"/></text:span></text:p>
      <text:p text:style-name="P34"><text:span text:style-name="Strong_20_Emphasis"><text:span text:style-name="T7"/></text:span></text:p>
      <text:p text:style-name="P34"><text:span text:style-name="Strong_20_Emphasis"><text:span text:style-name="T7"/></text:span></text:p>
      <text:p text:style-name="P34"><text:span text:style-name="Strong_20_Emphasis"><text:span text:style-name="T7"/></text:span></text:p>
      <text:p text:style-name="P34"><text:span text:style-name="Strong_20_Emphasis"><text:span text:style-name="T7"/></text:span></text:p>
      <text:p text:style-name="P34"><text:span text:style-name="Strong_20_Emphasis"><text:span text:style-name="T7"/></text:span></text:p>
      <text:p text:style-name="P34"><text:span text:style-name="Strong_20_Emphasis"><text:span text:style-name="T7"/></text:span></text:p>
      <text:p text:style-name="P34"><text:span text:style-name="Strong_20_Emphasis"><text:span text:style-name="T7"/></text:span></text:p>
      <text:p text:style-name="P34"><text:span text:style-name="Strong_20_Emphasis"><text:span text:style-name="T7"/></text:span></text:p>
      <text:p text:style-name="P34"><text:span text:style-name="Strong_20_Emphasis"><text:span text:style-name="T7"/></text:span></text:p>
      <text:p text:style-name="P34"><text:span text:style-name="Strong_20_Emphasis"><text:span text:style-name="T7"/></text:span></text:p>
      <text:p text:style-name="P34"><text:span text:style-name="Strong_20_Emphasis"><text:span text:style-name="T7"/></text:span></text:p>
      <text:p text:style-name="P31"><text:soft-page-break/>TEMA 5 — Estructuras Condicionales</text:p>
      <text:p text:style-name="P24"/>
      <text:p text:style-name="Standard">Este tema es donde la programación deja de ser solo “guardar y operar datos” y empieza a pensar y decidir.</text:p>
      <text:p text:style-name="Standard"/>
      <text:list xml:id="list755156916841919759" text:style-name="L54">
        <text:list-item>
          <text:list>
            <text:list-item>
              <text:p text:style-name="P51">¿Qué es una estructura condicional?</text:p>
            </text:list-item>
          </text:list>
        </text:list-item>
      </text:list>
      <text:p text:style-name="P29"/>
      <text:p text:style-name="Standard">Una estructura condicional permite al programa ejecutar diferentes instrucciones según se cumpla o no una condición.</text:p>
      <text:p text:style-name="Standard">En la vida real sería algo así:</text:p>
      <text:p text:style-name="Standard">“Si llueve, me llevo paraguas; si no, salgo sin paraguas.”</text:p>
      <text:p text:style-name="Standard"/>
      <text:list xml:id="list6346039441151746037" text:style-name="L55">
        <text:list-item>
          <text:list>
            <text:list-item>
              <text:p text:style-name="P52"><text:s/>El condicional if</text:p>
            </text:list-item>
          </text:list>
        </text:list-item>
      </text:list>
      <text:p text:style-name="P24"/>
      <text:p text:style-name="Standard">Sintaxis básica:</text:p>
      <text:p text:style-name="Standard"/>
      <text:p text:style-name="P35"><text:bookmark text:name="code-block-viewer8"/>if (condición) {</text:p>
      <text:section text:style-name="Sect1" text:name="Sección1">
        <text:p text:style-name="P35"><text:s text:c="4"/>// instrucciones si la condición es verdadera</text:p>
        <text:p text:style-name="P35">}</text:p>
        <text:p text:style-name="P35"/>
        <text:p text:style-name="Standard">Ejemplo práctico:</text:p>
      </text:section>
      <text:section text:style-name="Sect1" text:name="Sección2">
        <text:p text:style-name="Standard"><text:bookmark text:name="code-block-viewer10"/>i<text:span text:style-name="T13">nt edad = 20;</text:span></text:p>
        <text:p text:style-name="P35">if (edad &gt;= 18) {</text:p>
        <text:p text:style-name="P35"><text:s text:c="4"/>System.out.println("Eres mayor de edad");</text:p>
        <text:p text:style-name="P35">}</text:p>
      </text:section>
      <text:list xml:id="list3826236719900348078" text:style-name="L56">
        <text:list-header>
          <text:p text:style-name="P75"/>
          <text:p text:style-name="P75">Solo imprime si la condición es true.</text:p>
        </text:list-header>
      </text:list>
      <text:p text:style-name="Standard"/>
      <text:list xml:id="list8643890481621220808" text:style-name="L57">
        <text:list-item>
          <text:list>
            <text:list-item>
              <text:p text:style-name="P53"><text:s/>if…else</text:p>
            </text:list-item>
          </text:list>
        </text:list-item>
      </text:list>
      <text:p text:style-name="P24"/>
      <text:p text:style-name="Standard">Cuando queremos manejar ambos casos (verdadero/falso):</text:p>
      <text:section text:style-name="Sect1" text:name="Sección3">
        <text:p text:style-name="P35"><text:bookmark text:name="code-block-viewer14"/>int edad = 16;</text:p>
        <text:p text:style-name="P35">if (edad &gt;= 18) {</text:p>
        <text:p text:style-name="P35"><text:s text:c="4"/>System.out.println("Mayor de edad");</text:p>
        <text:p text:style-name="P35">} else {</text:p>
        <text:p text:style-name="P35"><text:s text:c="4"/>System.out.println("Menor de edad");</text:p>
        <text:p text:style-name="P35">}</text:p>
      </text:section>
      <text:p text:style-name="Standard"/>
      <text:list xml:id="list1148050471778203276" text:style-name="L58">
        <text:list-item>
          <text:list>
            <text:list-item>
              <text:p text:style-name="P54"><text:s/>if…else if…else</text:p>
              <text:p text:style-name="P54"/>
            </text:list-item>
          </text:list>
        </text:list-item>
      </text:list>
      <text:p text:style-name="Standard">Cuando tenemos más de dos opciones:</text:p>
      <text:p text:style-name="Standard"/>
      <text:section text:style-name="Sect1" text:name="Sección4">
        <text:p text:style-name="Standard"><text:bookmark text:name="code-block-viewer24"/>i<text:span text:style-name="T13">nt nota = 7;</text:span></text:p>
        <text:p text:style-name="P35">if (nota &gt;= 9) {</text:p>
        <text:p text:style-name="P35"><text:s text:c="4"/>System.out.println("Excelente");</text:p>
        <text:p text:style-name="P35">} else if (nota &gt;= 6) {</text:p>
        <text:p text:style-name="P35"><text:s text:c="4"/>System.out.println("Aprobado");</text:p>
        <text:p text:style-name="P35">} else {</text:p>
        <text:p text:style-name="P35"><text:s text:c="4"/>System.out.println("Reprobado");</text:p>
        <text:p text:style-name="P35">}</text:p>
      </text:section>
      <text:list xml:id="list6280921977482253907" text:style-name="L59">
        <text:list-item>
          <text:list>
            <text:list-item>
              <text:p text:style-name="P55"><text:soft-page-break/><text:s/>switch</text:p>
            </text:list-item>
          </text:list>
        </text:list-item>
      </text:list>
      <text:p text:style-name="P24"/>
      <text:p text:style-name="Standard">Otra forma de tomar decisiones cuando tenemos muchas opciones basadas en un valor exacto:</text:p>
      <text:p text:style-name="Standard"/>
      <text:section text:style-name="Sect1" text:name="Sección6">
        <text:p text:style-name="P35"><text:bookmark text:name="code-block-viewer25"/>int dia = 3;</text:p>
        <text:p text:style-name="P35">switch (dia) {</text:p>
        <text:p text:style-name="P35"><text:s text:c="4"/>case 1:</text:p>
        <text:p text:style-name="P35"><text:s text:c="8"/>System.out.println("Lunes");</text:p>
        <text:p text:style-name="P35"><text:s text:c="8"/>break;</text:p>
        <text:p text:style-name="P35"><text:s text:c="4"/>case 2:</text:p>
        <text:p text:style-name="P35"><text:s text:c="8"/>System.out.println("Martes");</text:p>
        <text:p text:style-name="P35"><text:s text:c="8"/>break;</text:p>
        <text:p text:style-name="P35"><text:s text:c="4"/>case 3:</text:p>
        <text:p text:style-name="P35"><text:s text:c="8"/>System.out.println("Miércoles");</text:p>
        <text:p text:style-name="P35"><text:s text:c="8"/>break;</text:p>
        <text:p text:style-name="P35"><text:s text:c="4"/>default:</text:p>
        <text:p text:style-name="P35"><text:s text:c="8"/>System.out.println("Otro día");</text:p>
        <text:p text:style-name="P35">}</text:p>
      </text:section>
      <text:list xml:id="list3456485236615851858" text:style-name="L60">
        <text:list-item>
          <text:p text:style-name="P76">break evita que ejecute los siguientes casos</text:p>
        </text:list-item>
        <text:list-item>
          <text:p text:style-name="P76">default es lo que pasa si no coincide ningún caso</text:p>
        </text:list-item>
      </text:list>
      <text:p text:style-name="Standard"/>
      <text:list xml:id="list8122001560465146396" text:style-name="L61">
        <text:list-item>
          <text:list>
            <text:list-item>
              <text:p text:style-name="P56"><text:s/>Comparaciones y operadores lógicos en condicionales</text:p>
              <text:p text:style-name="P56"/>
            </text:list-item>
          </text:list>
        </text:list-item>
      </text:list>
      <text:p text:style-name="Standard">Se pueden usar operadores del Tema 4:</text:p>
      <text:p text:style-name="Standard"/>
      <text:section text:style-name="Sect1" text:name="Sección7">
        <text:p text:style-name="P35"><text:bookmark text:name="code-block-viewer26"/>int edad = 20;</text:p>
        <text:p text:style-name="P35">boolean tieneEntrada = true;</text:p>
        <text:p text:style-name="P35">if (edad &gt;= 18 &amp;&amp; tieneEntrada) {</text:p>
        <text:p text:style-name="P35"><text:s text:c="4"/>System.out.println("Puede entrar al cine");</text:p>
        <text:p text:style-name="P35">}</text:p>
      </text:section>
      <text:p text:style-name="Standard"/>
      <text:p text:style-name="Standard">Aquí combinamos:</text:p>
      <text:list xml:id="list3987869933410659797" text:style-name="L62">
        <text:list-item>
          <text:p text:style-name="P77">Comparación (&gt;=)</text:p>
        </text:list-item>
        <text:list-item>
          <text:p text:style-name="P77">Lógica (&amp;&amp;)</text:p>
        </text:list-item>
      </text:list>
      <text:p text:style-name="Standard"/>
      <text:list xml:id="list435044792306439480" text:style-name="L63">
        <text:list-item>
          <text:list>
            <text:list-item>
              <text:p text:style-name="P57"><text:s/>Buenas prácticas en condicionales</text:p>
            </text:list-item>
          </text:list>
        </text:list-item>
      </text:list>
      <text:p text:style-name="P24"/>
      <text:list xml:id="list5389779000523007332" text:style-name="L64">
        <text:list-item>
          <text:p text:style-name="P78">Siempre usar llaves { }, aunque sea una línea.</text:p>
        </text:list-item>
        <text:list-item>
          <text:p text:style-name="P78">Evitar condicionales muy largas; dividir en variables auxiliares.</text:p>
        </text:list-item>
        <text:list-item>
          <text:p text:style-name="P78">Usar nombres claros para las variables booleanas.</text:p>
        </text:list-item>
      </text:list>
      <text:p text:style-name="Standard"/>
      <text:p text:style-name="Standard"/>
      <text:p text:style-name="Standard"/>
      <text:p text:style-name="P34"><text:span text:style-name="Strong_20_Emphasis"><text:span text:style-name="T8">EJERCICIOS</text:span></text:span></text:p>
      <text:p text:style-name="P34"><text:span text:style-name="Strong_20_Emphasis"><text:span text:style-name="T8"><text:s/>4.1/4.2/4.3/4.4/4.5</text:span></text:span></text:p>
      <text:p text:style-name="P6"><text:span text:style-name="Strong_20_Emphasis"><text:span text:style-name="T9"><text:s/>5.1/5.2/5.3/5.4/5.5</text:span></text:span></text:p>
      <text:p text:style-name="P6"><text:span text:style-name="Strong_20_Emphasis"><text:span text:style-name="T5"/></text:span></text:p>
      <text:p text:style-name="P6"><text:span text:style-name="Strong_20_Emphasis"><text:span text:style-name="T5"/></text:span></text:p>
      <text:p text:style-name="P6"><text:span text:style-name="Strong_20_Emphasis"><text:span text:style-name="T5"/></text:span></text:p>
      <text:p text:style-name="P6"><text:soft-page-break/><text:span text:style-name="Strong_20_Emphasis"><text:span text:style-name="T5"/></text:span></text:p>
      <text:p text:style-name="P31">TEMA 6 — Bucles</text:p>
      <text:p text:style-name="P30"/>
      <text:p text:style-name="Standard">Los bucles nos permiten ejecutar una acción varias veces sin tener que escribir el mismo código una y otra vez.</text:p>
      <text:p text:style-name="Standard">En la vida real sería algo así:</text:p>
      <text:p text:style-name="Standard">“Revisa tu correo cada 5 minutos hasta que encuentres un mensaje importante.”</text:p>
      <text:p text:style-name="Standard"/>
      <text:list xml:id="list8005007194123038381" text:style-name="L65">
        <text:list-item>
          <text:list>
            <text:list-item>
              <text:p text:style-name="P58"><text:s/>Concepto básico</text:p>
            </text:list-item>
          </text:list>
        </text:list-item>
      </text:list>
      <text:p text:style-name="P24"/>
      <text:p text:style-name="Standard">Un bucle tiene:</text:p>
      <text:list xml:id="list4922642808204605659" text:style-name="L66">
        <text:list-item>
          <text:p text:style-name="P79">Inicio → donde comienza la repetición</text:p>
        </text:list-item>
        <text:list-item>
          <text:p text:style-name="P79">Condición → mientras sea verdadera, se repite</text:p>
        </text:list-item>
        <text:list-item>
          <text:p text:style-name="P79">Cuerpo → instrucciones que se ejecutan cada vez</text:p>
        </text:list-item>
        <text:list-item>
          <text:p text:style-name="P79">Actualización → normalmente cambiar algo para que la condición cambie</text:p>
        </text:list-item>
      </text:list>
      <text:p text:style-name="Standard"/>
      <text:list xml:id="list7263844885714577427" text:style-name="L67">
        <text:list-item>
          <text:list>
            <text:list-item>
              <text:p text:style-name="P59"><text:s/>Bucle <text:span text:style-name="T11">for</text:span></text:p>
            </text:list-item>
          </text:list>
        </text:list-item>
      </text:list>
      <text:p text:style-name="P24"/>
      <text:p text:style-name="Standard">Se usa cuando sabemos cuántas veces queremos repetir.</text:p>
      <text:p text:style-name="Standard"/>
      <text:p text:style-name="Standard">Sintaxis:</text:p>
      <text:p text:style-name="Standard"><text:bookmark text:name="code-block-viewer27"/>f<text:span text:style-name="T13">or (inicialización; condición; actualización) {</text:span></text:p>
      <text:p text:style-name="P35"><text:s text:c="4"/>// instrucciones a repetir</text:p>
      <text:p text:style-name="P35">}</text:p>
      <text:p text:style-name="P35"/>
      <text:p text:style-name="Standard">Ejemplo:</text:p>
      <text:p text:style-name="Standard"/>
      <text:section text:style-name="Sect1" text:name="Sección9">
        <text:p text:style-name="P35"><text:bookmark text:name="code-block-viewer28"/>for (int i = 1; i &lt;= 5; i++) {</text:p>
        <text:p text:style-name="P35"><text:s text:c="4"/>System.out.println("Hola " + i);</text:p>
        <text:p text:style-name="P35">}</text:p>
        <text:p text:style-name="P35"/>
        <text:p text:style-name="Standard">Salida:</text:p>
      </text:section>
      <text:section text:style-name="Sect1" text:name="Sección10">
        <text:p text:style-name="Standard"><text:bookmark text:name="code-block-viewer29"/>Hola 1</text:p>
        <text:p text:style-name="Standard">Hola 2</text:p>
        <text:p text:style-name="Standard">Hola 3</text:p>
        <text:p text:style-name="Standard">Hola 4</text:p>
        <text:p text:style-name="Standard">Hola 5</text:p>
      </text:section>
      <text:list xml:id="list2959653543598131239" text:style-name="L68">
        <text:list-item>
          <text:p text:style-name="P80">i = 1 → valor inicial</text:p>
        </text:list-item>
        <text:list-item>
          <text:p text:style-name="P80">i &lt;= 5 → condición</text:p>
        </text:list-item>
        <text:list-item>
          <text:p text:style-name="P80">i++ → aumenta 1 cada vez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5334009757085073450" text:style-name="L69">
        <text:list-item>
          <text:list>
            <text:list-item>
              <text:p text:style-name="P60"><text:s/>Bucle <text:span text:style-name="T11">while</text:span></text:p>
            </text:list-item>
          </text:list>
        </text:list-item>
      </text:list>
      <text:p text:style-name="P24"/>
      <text:p text:style-name="Standard">Se usa cuando no sabemos cuántas veces se repetirá, pero sí la condición.</text:p>
      <text:p text:style-name="Standard"/>
      <text:p text:style-name="Standard">Sintaxis:</text:p>
      <text:section text:style-name="Sect1" text:name="Sección11">
        <text:p text:style-name="P35"><text:bookmark text:name="code-block-viewer30"/>while (condición) {</text:p>
        <text:p text:style-name="P35"><text:s text:c="4"/>// instrucciones</text:p>
        <text:p text:style-name="P35">}</text:p>
        <text:p text:style-name="P35"/>
      </text:section>
      <text:p text:style-name="Standard">Ejemplo:</text:p>
      <text:section text:style-name="Sect1" text:name="Sección12">
        <text:p text:style-name="P35"><text:bookmark text:name="code-block-viewer31"/>int contador = 1;</text:p>
        <text:p text:style-name="P35">while (contador &lt;= 5) {</text:p>
        <text:p text:style-name="P35"><text:s text:c="4"/>System.out.println("Hola " + contador);</text:p>
        <text:p text:style-name="P35"><text:s text:c="4"/>contador++; <text:s/>// actualizar para evitar bucle infinito</text:p>
        <text:p text:style-name="P35">}</text:p>
      </text:section>
      <text:p text:style-name="Standard"/>
      <text:list xml:id="list8523512395837773973" text:style-name="L70">
        <text:list-item>
          <text:list>
            <text:list-item>
              <text:p text:style-name="P61"><text:s/>Bucle<text:span text:style-name="T12"> do-while</text:span></text:p>
            </text:list-item>
          </text:list>
        </text:list-item>
      </text:list>
      <text:p text:style-name="P25"/>
      <text:p text:style-name="Standard">Se parece al while, pero siempre ejecuta al menos una vez.</text:p>
      <text:p text:style-name="Standard"/>
      <text:p text:style-name="Standard">Sintaxis:</text:p>
      <text:section text:style-name="Sect1" text:name="Sección13">
        <text:p text:style-name="P35"><text:bookmark text:name="code-block-viewer32"/>do {</text:p>
        <text:p text:style-name="P35"><text:s text:c="4"/>// instrucciones</text:p>
        <text:p text:style-name="P35">} while (condición);</text:p>
        <text:p text:style-name="P35"/>
      </text:section>
      <text:p text:style-name="Standard">Ejemplo:</text:p>
      <text:section text:style-name="Sect1" text:name="Sección14">
        <text:p text:style-name="P35"><text:bookmark text:name="code-block-viewer33"/>int contador = 1;</text:p>
        <text:p text:style-name="P35">do {</text:p>
        <text:p text:style-name="P35"><text:s text:c="4"/>System.out.println("Hola " + contador);</text:p>
        <text:p text:style-name="P35"><text:s text:c="4"/>contador++;</text:p>
        <text:p text:style-name="P35">} while (contador &lt;= 5);</text:p>
      </text:section>
      <text:p text:style-name="P35"/>
      <text:list xml:id="list5432391710194989057" text:style-name="L71">
        <text:list-item>
          <text:list>
            <text:list-item>
              <text:p text:style-name="P62"><text:s/>Control de bucles</text:p>
            </text:list-item>
          </text:list>
        </text:list-item>
      </text:list>
      <text:p text:style-name="P24"/>
      <text:p text:style-name="P29">6.5.1 break</text:p>
      <text:p text:style-name="P29"/>
      <text:p text:style-name="Standard"/>
      <text:p text:style-name="Standard">Sirve para salir inmediatamente del bucle.</text:p>
      <text:p text:style-name="Standard"/>
      <text:section text:style-name="Sect1" text:name="Sección15">
        <text:p text:style-name="P35"><text:bookmark text:name="code-block-viewer34"/>for (int i = 1; i &lt;= 10; i++) {</text:p>
        <text:p text:style-name="P35"><text:s text:c="4"/>if (i == 5) {</text:p>
        <text:p text:style-name="P35"><text:s text:c="8"/>break; <text:s/>// termina el bucle</text:p>
        <text:p text:style-name="P35"><text:s text:c="4"/>}</text:p>
        <text:p text:style-name="P35"><text:s text:c="4"/>System.out.println(i);</text:p>
        <text:p text:style-name="P35">}</text:p>
        <text:p text:style-name="P35"/>
      </text:section>
      <text:p text:style-name="Standard">Salida:</text:p>
      <text:section text:style-name="Sect1" text:name="Sección16">
        <text:p text:style-name="Standard"><text:bookmark text:name="code-block-viewer35"/>1</text:p>
        <text:p text:style-name="Standard">2</text:p>
        <text:p text:style-name="Standard">3</text:p>
        <text:p text:style-name="Standard">4</text:p>
      </text:section>
      <text:p text:style-name="Standard"><text:soft-page-break/></text:p>
      <text:p text:style-name="P29">6.5.2 continue</text:p>
      <text:p text:style-name="P29"/>
      <text:p text:style-name="Standard">Sirve para saltar la iteración actual y seguir con la siguiente.</text:p>
      <text:p text:style-name="Standard"/>
      <text:section text:style-name="Sect1" text:name="Sección17">
        <text:p text:style-name="P35"><text:bookmark text:name="code-block-viewer36"/>for (int i = 1; i &lt;= 5; i++) {</text:p>
        <text:p text:style-name="P35"><text:s text:c="4"/>if (i == 3) {</text:p>
        <text:p text:style-name="P35"><text:s text:c="8"/>continue; <text:s/>// salta esta vuelta</text:p>
        <text:p text:style-name="P35"><text:s text:c="4"/>}</text:p>
        <text:p text:style-name="P35"><text:s text:c="4"/>System.out.println(i);</text:p>
        <text:p text:style-name="P35">}</text:p>
        <text:p text:style-name="P35"/>
      </text:section>
      <text:p text:style-name="Standard">Salida:</text:p>
      <text:section text:style-name="Sect1" text:name="Sección18">
        <text:p text:style-name="Standard"><text:bookmark text:name="code-block-viewer37"/>1</text:p>
        <text:p text:style-name="Standard">2</text:p>
        <text:p text:style-name="Standard">4</text:p>
        <text:p text:style-name="Standard">5</text:p>
      </text:section>
      <text:p text:style-name="Standard"/>
      <text:list xml:id="list6704728889298050893" text:style-name="L72">
        <text:list-item>
          <text:list>
            <text:list-item>
              <text:p text:style-name="P63"><text:s/>Buenas prácticas</text:p>
              <text:p text:style-name="P63"/>
            </text:list-item>
          </text:list>
        </text:list-item>
      </text:list>
      <text:list xml:id="list3285562823994471964" text:style-name="L73">
        <text:list-item>
          <text:p text:style-name="P81">Evitar bucles infinitos</text:p>
        </text:list-item>
        <text:list-item>
          <text:p text:style-name="P81">Usar nombres claros para variables de control (i, contador)</text:p>
        </text:list-item>
        <text:list-item>
          <text:p text:style-name="P81">Usar break y continue solo cuando sea necesario</text:p>
        </text:list-item>
      </text:list>
      <text:p text:style-name="Standard"/>
      <text:p text:style-name="Standard"/>
      <text:p text:style-name="P6"><text:span text:style-name="Strong_20_Emphasis"><text:span text:style-name="T5"/></text:span></text:p>
      <text:p text:style-name="P6"><text:span text:style-name="Strong_20_Emphasis"><text:span text:style-name="T5"/></text:span></text:p>
      <text:p text:style-name="P6"><text:span text:style-name="Strong_20_Emphasis"><text:span text:style-name="T5"/></text:span></text:p>
      <text:p text:style-name="P6"><text:span text:style-name="Strong_20_Emphasis"><text:span text:style-name="T9">EJERCICIOS 6.1/6.2/6.3/6.4/6.5</text:span></text:span></text:p>
      <text:p text:style-name="P6"><text:span text:style-name="Strong_20_Emphasis"><text:span text:style-name="T5"/></text:span></text:p>
      <text:p text:style-name="P6"><text:span text:style-name="Strong_20_Emphasis"><text:span text:style-name="T5"/></text:span></text:p>
      <text:p text:style-name="P6"><text:span text:style-name="Strong_20_Emphasis"><text:span text:style-name="T5"/></text:span></text:p>
      <text:p text:style-name="P6"><text:span text:style-name="Strong_20_Emphasis"><text:span text:style-name="T5"/></text:span></text:p>
      <text:p text:style-name="P6"><text:span text:style-name="Strong_20_Emphasis"><text:span text:style-name="T5"/></text:span></text:p>
      <text:p text:style-name="P6"><text:span text:style-name="Strong_20_Emphasis"><text:span text:style-name="T5"/></text:span></text:p>
      <text:p text:style-name="P6"><text:span text:style-name="Strong_20_Emphasis"><text:span text:style-name="T5"/></text:span></text:p>
      <text:p text:style-name="P6"><text:span text:style-name="Strong_20_Emphasis"><text:span text:style-name="T5"/></text:span></text:p>
      <text:p text:style-name="P6"><text:span text:style-name="Strong_20_Emphasis"><text:span text:style-name="T5"/></text:span></text:p>
      <text:p text:style-name="P6"><text:span text:style-name="Strong_20_Emphasis"><text:span text:style-name="T5"/></text:span></text:p>
      <text:p text:style-name="P6"><text:span text:style-name="Strong_20_Emphasis"><text:span text:style-name="T5"/></text:span></text:p>
      <text:p text:style-name="P6"><text:span text:style-name="Strong_20_Emphasis"><text:span text:style-name="T5"/></text:span></text:p>
      <text:p text:style-name="P6"><text:span text:style-name="Strong_20_Emphasis"><text:span text:style-name="T5"/></text:span></text:p>
      <text:p text:style-name="P6"><text:soft-page-break/><text:span text:style-name="T15">TEMA 7 — Métodos (Funciones)</text:span></text:p>
      <text:p text:style-name="Text_20_body">Un método es un bloque de código que realiza una tarea específica y que podemos usar varias veces sin repetirlo.</text:p>
      <text:p text:style-name="Text_20_body">En la vida real sería algo así:</text:p>
      <text:p text:style-name="Text_20_body">“Cada mañana preparo café: en vez de repetir los pasos cada día, tengo una rutina lista que solo ejecuto.”</text:p>
      <text:p text:style-name="Text_20_body"/>
      <text:p text:style-name="P1">7.1 ¿Por qué usar métodos?</text:p>
      <text:p text:style-name="Text_20_body">Ventajas:</text:p>
      <text:list xml:id="list8766418186028280753" text:style-name="L74">
        <text:list-item>
          <text:p text:style-name="P163">Evitan repetir código</text:p>
        </text:list-item>
        <text:list-item>
          <text:p text:style-name="P163">Mejoran la claridad</text:p>
        </text:list-item>
        <text:list-item>
          <text:p text:style-name="P163">Permiten dividir un programa en tareas pequeñas</text:p>
        </text:list-item>
        <text:list-item>
          <text:p text:style-name="P163">Facilitan la corrección de errores</text:p>
        </text:list-item>
      </text:list>
      <text:p text:style-name="Text_20_body"/>
      <text:p text:style-name="Text_20_body"/>
      <text:list xml:id="list2323319636630907035" text:style-name="L75">
        <text:list-item>
          <text:list>
            <text:list-item>
              <text:p text:style-name="P135">Sintaxis básica de un método</text:p>
              <text:p text:style-name="P135"/>
            </text:list-item>
          </text:list>
        </text:list-item>
      </text:list>
      <text:section text:style-name="Sect1" text:name="Sección8">
        <text:p text:style-name="P17"><text:bookmark text:name="code-block-viewer38"/>public static void saludar() {</text:p>
        <text:p text:style-name="P17"><text:s text:c="4"/>System.out.println("Hola a todos");</text:p>
        <text:p text:style-name="P17">}</text:p>
        <text:p text:style-name="P17"/>
      </text:section>
      <text:list xml:id="list6875249044774794082" text:style-name="L76">
        <text:list-item>
          <text:p text:style-name="P164">public → accesible desde cualquier lugar</text:p>
        </text:list-item>
        <text:list-item>
          <text:p text:style-name="P164">static → pertenece a la clase (explicaremos más adelante “métodos de instancia”)</text:p>
        </text:list-item>
        <text:list-item>
          <text:p text:style-name="P164">void → no devuelve ningún valor</text:p>
        </text:list-item>
        <text:list-item>
          <text:p text:style-name="P164">saludar() → nombre del método</text:p>
        </text:list-item>
        <text:list-item>
          <text:p text:style-name="P164">{ … } → contiene las instrucciones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7377762496640985682" text:style-name="L77">
        <text:list-item>
          <text:list>
            <text:list-item>
              <text:p text:style-name="P136"><text:soft-page-break/><text:s/>Llamar a un método</text:p>
            </text:list-item>
          </text:list>
        </text:list-item>
      </text:list>
      <text:p text:style-name="Text_20_body"/>
      <text:p text:style-name="Text_20_body">Para ejecutar un método usamos su nombre seguido de paréntesis:</text:p>
      <text:p text:style-name="Text_20_body"/>
      <text:section text:style-name="Sect1" text:name="Sección19">
        <text:p text:style-name="P18"><text:bookmark text:name="code-block-viewer39"/>public class Main {</text:p>
        <text:p text:style-name="P18"><text:s text:c="4"/>public static void main(String[] args) {</text:p>
        <text:p text:style-name="P18"><text:s text:c="8"/>saludar(); <text:s/>// llama al método</text:p>
        <text:p text:style-name="P18"><text:s text:c="4"/>}</text:p>
        <text:p text:style-name="P18"><text:s text:c="4"/>public static void saludar() {</text:p>
        <text:p text:style-name="P18"><text:s text:c="8"/>System.out.println("Hola a todos");</text:p>
        <text:p text:style-name="P18"><text:s text:c="4"/>}</text:p>
        <text:p text:style-name="P18">}</text:p>
        <text:p text:style-name="P18"/>
      </text:section>
      <text:p text:style-name="Text_20_body">Salida:</text:p>
      <text:section text:style-name="Sect1" text:name="Sección20">
        <text:p text:style-name="Text_20_body"><text:bookmark text:name="code-block-viewer40"/>Hola a todos</text:p>
      </text:section>
      <text:p text:style-name="Text_20_body"/>
      <text:list xml:id="list1281926226663241617" text:style-name="L78">
        <text:list-item>
          <text:list>
            <text:list-item>
              <text:p text:style-name="P137"><text:s/>Métodos con parámetros</text:p>
              <text:p text:style-name="P137"/>
            </text:list-item>
          </text:list>
        </text:list-item>
      </text:list>
      <text:p text:style-name="Text_20_body">Podemos enviar información al método para que la use:</text:p>
      <text:p text:style-name="Text_20_body"/>
      <text:section text:style-name="Sect1" text:name="Sección21">
        <text:p text:style-name="Text_20_body"><text:bookmark text:name="code-block-viewer41"/>p<text:span text:style-name="T13">ublic static void saludarPersona(String nombre) {</text:span></text:p>
        <text:p text:style-name="P16"><text:s text:c="4"/>System.out.println("Hola " + nombre);</text:p>
        <text:p text:style-name="P16">}</text:p>
        <text:p text:style-name="P16">public static void main(String[] args) {</text:p>
        <text:p text:style-name="P16"><text:s text:c="4"/>saludarPersona("Alvaro");</text:p>
        <text:p text:style-name="P16"><text:s text:c="4"/>saludarPersona("Ana");</text:p>
        <text:p text:style-name="P16">}</text:p>
        <text:p text:style-name="P16"/>
      </text:section>
      <text:p text:style-name="Text_20_body">Salida:</text:p>
      <text:section text:style-name="Sect1" text:name="Sección22">
        <text:p text:style-name="Text_20_body"><text:bookmark text:name="code-block-viewer42"/>Hola Alvaro</text:p>
        <text:p text:style-name="Text_20_body">Hola Ana</text:p>
        <text:p text:style-name="Text_20_body"/>
      </text:section>
      <text:list xml:id="list8239070007163487838" text:style-name="L79">
        <text:list-item>
          <text:p text:style-name="P165">String nombre → parámetro del método</text:p>
        </text:list-item>
        <text:list-item>
          <text:p text:style-name="P165">Cada vez que llamamos al método, podemos pasar un valor distinto</text:p>
        </text:list-item>
      </text:list>
      <text:p text:style-name="Text_20_body"/>
      <text:p text:style-name="Text_20_body"/>
      <text:list xml:id="list1512101688158427203" text:style-name="L80">
        <text:list-item>
          <text:list>
            <text:list-item>
              <text:p text:style-name="P138"><text:soft-page-break/><text:s/>Métodos con retorno</text:p>
            </text:list-item>
          </text:list>
        </text:list-item>
      </text:list>
      <text:p text:style-name="P1"/>
      <text:p text:style-name="Text_20_body">Algunos métodos devuelven un valor, en lugar de solo mostrar algo.</text:p>
      <text:p text:style-name="Text_20_body"/>
      <text:section text:style-name="Sect1" text:name="Sección23">
        <text:p text:style-name="P16"><text:bookmark text:name="code-block-viewer43"/>public static int sumar(int a, int b) {</text:p>
        <text:p text:style-name="P16"><text:s text:c="4"/>return a + b;</text:p>
        <text:p text:style-name="P16">}</text:p>
        <text:p text:style-name="P16">public static void main(String[] args) {</text:p>
        <text:p text:style-name="P16"><text:s text:c="4"/>int resultado = sumar(5, 3);</text:p>
        <text:p text:style-name="P16"><text:s text:c="4"/>System.out.println(resultado);</text:p>
        <text:p text:style-name="P16">}</text:p>
      </text:section>
      <text:p text:style-name="Text_20_body">Salida:</text:p>
      <text:section text:style-name="Sect1" text:name="Sección24">
        <text:p text:style-name="Text_20_body"><text:bookmark text:name="code-block-viewer44"/>8</text:p>
      </text:section>
      <text:list xml:id="list6751108313385026172" text:style-name="L81">
        <text:list-item>
          <text:p text:style-name="P166">int → indica que devuelve un entero</text:p>
        </text:list-item>
        <text:list-item>
          <text:p text:style-name="P166">return → devuelve el valor al lugar donde se llamó el método</text:p>
        </text:list-item>
      </text:list>
      <text:p text:style-name="Text_20_body"/>
      <text:list xml:id="list2787260683834652194" text:style-name="L82">
        <text:list-item>
          <text:list>
            <text:list-item>
              <text:p text:style-name="P139"><text:s/>Métodos void vs métodos con retorno</text:p>
            </text:list-item>
          </text:list>
        </text:list-item>
      </text:list>
      <text:p text:style-name="P1"/>
      <table:table table:name="Tabla5" table:style-name="Tabla5">
        <table:table-column table:style-name="Tabla5.A"/>
        <table:table-column table:style-name="Tabla5.B"/>
        <table:table-column table:style-name="Tabla5.C"/>
        <table:table-header-rows>
          <table:table-row>
            <table:table-cell table:style-name="Tabla5.A1" office:value-type="string">
              <text:p text:style-name="Text_20_body">Tipo</text:p>
            </table:table-cell>
            <table:table-cell table:style-name="Tabla5.A1" office:value-type="string">
              <text:p text:style-name="Text_20_body">Característica</text:p>
            </table:table-cell>
            <table:table-cell table:style-name="Tabla5.A1" office:value-type="string">
              <text:p text:style-name="Text_20_body">Ejemplo</text:p>
            </table:table-cell>
          </table:table-row>
        </table:table-header-rows>
        <table:table-row>
          <table:table-cell table:style-name="Tabla5.A1" office:value-type="string">
            <text:p text:style-name="Text_20_body">void</text:p>
          </table:table-cell>
          <table:table-cell table:style-name="Tabla5.A1" office:value-type="string">
            <text:p text:style-name="Text_20_body">No devuelve nada</text:p>
          </table:table-cell>
          <table:table-cell table:style-name="Tabla5.A1" office:value-type="string">
            <text:p text:style-name="Text_20_body">saludar()</text:p>
          </table:table-cell>
        </table:table-row>
        <table:table-row>
          <table:table-cell table:style-name="Tabla5.A1" office:value-type="string">
            <text:p text:style-name="Text_20_body">retorna un valor</text:p>
          </table:table-cell>
          <table:table-cell table:style-name="Tabla5.A1" office:value-type="string">
            <text:p text:style-name="Text_20_body">Devuelve un dato</text:p>
          </table:table-cell>
          <table:table-cell table:style-name="Tabla5.A1" office:value-type="string">
            <text:p text:style-name="Text_20_body">sumar(a, b)</text:p>
          </table:table-cell>
        </table:table-row>
      </table:table>
      <text:p text:style-name="Text_20_body"/>
      <text:list xml:id="list6898723678028875457" text:style-name="L83">
        <text:list-item>
          <text:list>
            <text:list-item>
              <text:p text:style-name="P140"><text:s/>Buenas prácticas</text:p>
            </text:list-item>
          </text:list>
        </text:list-item>
      </text:list>
      <text:p text:style-name="P1"/>
      <text:list xml:id="list7424488694469324038" text:style-name="L84">
        <text:list-item>
          <text:p text:style-name="P167">Nombres descriptivos: sumar, calcularPromedio</text:p>
        </text:list-item>
        <text:list-item>
          <text:p text:style-name="P167">No hacer métodos demasiado largos</text:p>
        </text:list-item>
        <text:list-item>
          <text:p text:style-name="P167">Cada método debe cumplir una sola tarea</text:p>
        </text:list-item>
      </text:list>
      <text:p text:style-name="Text_20_body"/>
      <text:p text:style-name="Text_20_body"/>
      <text:p text:style-name="Text_20_body"/>
      <text:p text:style-name="P8">EJERCICIOS 7.1/7.2/7.3/7.4/7.5</text:p>
      <text:p text:style-name="Text_20_body"/>
      <text:p text:style-name="Text_20_body"/>
      <text:p text:style-name="Text_20_body"/>
      <text:p text:style-name="Text_20_body"/>
      <text:p text:style-name="P31"><text:soft-page-break/>TEMA 8 — Arrays (Arreglos)</text:p>
      <text:p text:style-name="P30"/>
      <text:p text:style-name="Standard">Los arrays son estructuras que nos permiten guardar varios datos del mismo tipo en una sola variable.</text:p>
      <text:p text:style-name="Standard">Piensa en un estante con varias cajas: cada caja puede guardar un valor y todas están numeradas (índice).</text:p>
      <text:p text:style-name="Standard"/>
      <text:list xml:id="list1080601506504786912" text:style-name="L85">
        <text:list-item>
          <text:list>
            <text:list-item>
              <text:p text:style-name="P64">Declaración y creación de arrays</text:p>
            </text:list-item>
          </text:list>
        </text:list-item>
      </text:list>
      <text:p text:style-name="P24"/>
      <text:p text:style-name="P33">1️-Declarar un array sin asignarle valores</text:p>
      <text:p text:style-name="P33"/>
      <text:section text:style-name="Sect1" text:name="Sección25">
        <text:p text:style-name="Standard"><text:bookmark text:name="code-block-viewer45"/>i<text:span text:style-name="T13">nt[] numeros; // declaramos un array de enteros</text:span></text:p>
        <text:p text:style-name="Standard"><text:span text:style-name="T13">numeros = new int[5]; </text:span>// creamos espacio para 5 enteros</text:p>
        <text:p text:style-name="Standard"/>
      </text:section>
      <text:list xml:id="list4637586343346671545" text:style-name="L86">
        <text:list-item>
          <text:p text:style-name="P82">int[] → tipo de datos del array</text:p>
        </text:list-item>
        <text:list-item>
          <text:p text:style-name="P82">new int[5] → reserva espacio para 5 elementos</text:p>
        </text:list-item>
        <text:list-item>
          <text:p text:style-name="P82">Los índices van de 0 a 4</text:p>
        </text:list-item>
      </text:list>
      <text:p text:style-name="Standard"/>
      <text:p text:style-name="P33">2️-Declarar y asignar valores directamente</text:p>
      <text:p text:style-name="P33"/>
      <text:section text:style-name="Sect1" text:name="Sección26">
        <text:p text:style-name="P35"><text:bookmark text:name="code-block-viewer46"/>int[] edades = {18, 20, 25, 30};</text:p>
      </text:section>
      <text:list xml:id="list4696362277373079870" text:style-name="L87">
        <text:list-item>
          <text:p text:style-name="P83">Aquí ya tenemos 4 valores en el array</text:p>
        </text:list-item>
        <text:list-item>
          <text:p text:style-name="P83">edades[0] → 18</text:p>
        </text:list-item>
        <text:list-item>
          <text:p text:style-name="P83">edades[1] → 20</text:p>
        </text:list-item>
        <text:list-item>
          <text:p text:style-name="P83">edades[2] → 25</text:p>
        </text:list-item>
        <text:list-item>
          <text:p text:style-name="P83">edades[3] → 30</text:p>
        </text:list-item>
      </text:list>
      <text:p text:style-name="Standard"/>
      <text:list xml:id="list6065493654641016960" text:style-name="L88">
        <text:list-item>
          <text:list>
            <text:list-item>
              <text:p text:style-name="P65">Acceder a los elementos</text:p>
            </text:list-item>
          </text:list>
        </text:list-item>
      </text:list>
      <text:p text:style-name="P24"/>
      <text:section text:style-name="Sect1" text:name="Sección27">
        <text:p text:style-name="Standard"><text:bookmark text:name="code-block-viewer47"/><text:span text:style-name="T13">System.out.println(edades[2]);</text:span> // imprime 25</text:p>
        <text:p text:style-name="Standard"/>
      </text:section>
      <text:p text:style-name="Standard">Importante: Si pides un índice que no existe, Java lanza un error (ArrayIndexOutOfBoundsException)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7681194414330799879" text:style-name="L89">
        <text:list-item>
          <text:list>
            <text:list-item>
              <text:p text:style-name="P66"><text:soft-page-break/>Recorrer un array con bucles</text:p>
            </text:list-item>
          </text:list>
        </text:list-item>
      </text:list>
      <text:p text:style-name="P24"/>
      <text:p text:style-name="Standard">Los bucles se usan mucho con arrays.</text:p>
      <text:p text:style-name="Standard"/>
      <text:p text:style-name="P33">1️-Bucle for tradicional</text:p>
      <text:p text:style-name="P33"/>
      <text:section text:style-name="Sect1" text:name="Sección28">
        <text:p text:style-name="P35"><text:bookmark text:name="code-block-viewer48"/>for (int i = 0; i &lt; edades.length; i++) {</text:p>
        <text:p text:style-name="P35"><text:s text:c="4"/>System.out.println("Edad " + i + ": " + edades[i]);</text:p>
        <text:p text:style-name="P35">}</text:p>
      </text:section>
      <text:list xml:id="list855513449854674142" text:style-name="L90">
        <text:list-item>
          <text:p text:style-name="P84">edades.length → número de elementos del array</text:p>
        </text:list-item>
      </text:list>
      <text:p text:style-name="Standard"/>
      <text:p text:style-name="P33">2️-Bucle for-each (simplificado)</text:p>
      <text:p text:style-name="P33"/>
      <text:section text:style-name="Sect1" text:name="Sección29">
        <text:p text:style-name="P35"><text:bookmark text:name="code-block-viewer49"/>for (int edad : edades) {</text:p>
        <text:p text:style-name="P35"><text:s text:c="4"/>System.out.println("Edad: " + edad);</text:p>
        <text:p text:style-name="P35">}</text:p>
      </text:section>
      <text:list xml:id="list6248398198830685555" text:style-name="L91">
        <text:list-item>
          <text:p text:style-name="P85">Itera automáticamente sobre todos los elementos</text:p>
        </text:list-item>
        <text:list-item>
          <text:p text:style-name="P85">Muy útil para leer arrays sin preocuparse por índices</text:p>
        </text:list-item>
      </text:list>
      <text:p text:style-name="Standard"/>
      <text:list xml:id="list5818446508256025514" text:style-name="L92">
        <text:list-item>
          <text:list>
            <text:list-item>
              <text:p text:style-name="P67"><text:s/>Arrays multidimensionales</text:p>
            </text:list-item>
          </text:list>
        </text:list-item>
      </text:list>
      <text:p text:style-name="P24"/>
      <text:p text:style-name="Standard">Un array puede tener filas y columnas, como una tabla.</text:p>
      <text:p text:style-name="Standard"/>
      <text:section text:style-name="Sect1" text:name="Sección30">
        <text:p text:style-name="P35"><text:bookmark text:name="code-block-viewer50"/>int[][] matriz = {</text:p>
        <text:p text:style-name="P35"><text:s text:c="4"/>{1,2,3},</text:p>
        <text:p text:style-name="P35"><text:s text:c="4"/>{4,5,6},</text:p>
        <text:p text:style-name="P35"><text:s text:c="4"/>{7,8,9}</text:p>
        <text:p text:style-name="P35">};</text:p>
        <text:p text:style-name="Standard"><text:span text:style-name="T13">System.out.println(matriz[1][2]); </text:span>// imprime 6</text:p>
        <text:p text:style-name="Standard"/>
      </text:section>
      <text:list xml:id="list758012396594950959" text:style-name="L93">
        <text:list-item>
          <text:p text:style-name="P86">Primer índice → fila</text:p>
        </text:list-item>
        <text:list-item>
          <text:p text:style-name="P86">Segundo índice → columna</text:p>
        </text:list-item>
      </text:list>
      <text:p text:style-name="Standard"/>
      <text:list xml:id="list633918547655803297" text:style-name="L94">
        <text:list-item>
          <text:list>
            <text:list-item>
              <text:p text:style-name="P68"><text:s/>Buenas prácticas con arrays</text:p>
            </text:list-item>
          </text:list>
        </text:list-item>
      </text:list>
      <text:p text:style-name="P24"/>
      <text:list xml:id="list8620999404999507909" text:style-name="L95">
        <text:list-item>
          <text:p text:style-name="P87">Nombres claros: edades, numeros, precios</text:p>
        </text:list-item>
        <text:list-item>
          <text:p text:style-name="P87">No mezclar tipos de datos</text:p>
        </text:list-item>
        <text:list-item>
          <text:p text:style-name="P87">Evitar índices negativos o mayores que length - 1</text:p>
        </text:list-item>
        <text:list-item>
          <text:p text:style-name="P87">Usar bucles para recorrer y no repetir código</text:p>
        </text:list-item>
      </text:list>
      <text:p text:style-name="Standard"/>
      <text:p text:style-name="P32">Punto pedagógico clave</text:p>
      <text:list xml:id="list7815256320555036102" text:style-name="L96">
        <text:list-item>
          <text:p text:style-name="P88">Los arrays son la base para listas y colecciones más avanzadas</text:p>
        </text:list-item>
        <text:list-item>
          <text:p text:style-name="P88">Combinar arrays + bucles + métodos permite crear programas más potentes y reutilizables</text:p>
        </text:list-item>
      </text:list>
      <text:p text:style-name="Standard"/>
      <text:p text:style-name="P32"/>
      <text:p text:style-name="P32"><text:span text:style-name="Strong_20_Emphasis"><text:span text:style-name="T6"/></text:span></text:p>
      <text:p text:style-name="P32"><text:span text:style-name="Strong_20_Emphasis"><text:span text:style-name="T10">EJERCICIOS 8.1/8.2/8.3/8.4/8.5</text:span></text:span></text:p>
      <text:p text:style-name="P32"><text:span text:style-name="Strong_20_Emphasis"><text:span text:style-name="T6"/></text:span></text:p>
      <text:p text:style-name="P32"><text:span text:style-name="Strong_20_Emphasis"><text:span text:style-name="T6"/></text:span></text:p>
      <text:p text:style-name="P32"><text:span text:style-name="Strong_20_Emphasis"><text:span text:style-name="T6"/></text:span></text:p>
      <text:p text:style-name="P31"><text:soft-page-break/>TEMA 9 — Colecciones en Java (ArrayList, HashMap, etc.)</text:p>
      <text:p text:style-name="Standard">Hasta ahora usamos arrays, pero tienen limitaciones:</text:p>
      <text:list xml:id="list3782826591730201822" text:style-name="L97">
        <text:list-item>
          <text:p text:style-name="P89">Tamaño fijo</text:p>
        </text:list-item>
        <text:list-item>
          <text:p text:style-name="P89">Poco flexibles</text:p>
        </text:list-item>
        <text:list-item>
          <text:p text:style-name="P89">Métodos muy básicos</text:p>
        </text:list-item>
      </text:list>
      <text:p text:style-name="Standard">Las colecciones solucionan eso.</text:p>
      <text:p text:style-name="Standard"/>
      <text:p text:style-name="P24">9.1 ¿Qué es el Framework de Colecciones?</text:p>
      <text:p text:style-name="Standard"/>
      <text:p text:style-name="Standard">Es un conjunto de clases e interfaces dentro de:</text:p>
      <text:section text:style-name="Sect1" text:name="Sección59">
        <text:p text:style-name="Standard"><text:bookmark text:name="code-block-viewer79"/>java.util</text:p>
      </text:section>
      <text:p text:style-name="Standard">Las más importantes para empezar:</text:p>
      <text:list xml:id="list3059084951247473574" text:style-name="L98">
        <text:list-item>
          <text:p text:style-name="P90">ArrayList</text:p>
        </text:list-item>
        <text:list-item>
          <text:p text:style-name="P90">LinkedList</text:p>
        </text:list-item>
        <text:list-item>
          <text:p text:style-name="P90">HashSet</text:p>
        </text:list-item>
        <text:list-item>
          <text:p text:style-name="P90">HashMap</text:p>
        </text:list-item>
      </text:list>
      <text:p text:style-name="Standard">Hoy empezamos por las más usadas en el mundo real:</text:p>
      <text:p text:style-name="P38">ArrayList y HashMap</text:p>
      <text:p text:style-name="Standard"/>
      <text:p text:style-name="P24">9.2 ArrayList</text:p>
      <text:p text:style-name="Standard"/>
      <text:p text:style-name="Standard">Es como un array, pero:</text:p>
      <text:p text:style-name="Standard">✔ Tamaño dinámico<text:line-break/>✔ Métodos útiles<text:line-break/>✔ Más flexible</text:p>
      <text:p text:style-name="Standard"/>
      <text:p text:style-name="P23">Declaración</text:p>
      <text:p text:style-name="Standard"/>
      <text:section text:style-name="Sect1" text:name="Sección60">
        <text:p text:style-name="P35"><text:bookmark text:name="code-block-viewer80"/>import java.util.ArrayList;</text:p>
        <text:p text:style-name="P35">ArrayList&lt;String&gt; nombres = new ArrayList&lt;&gt;();</text:p>
      </text:section>
      <text:p text:style-name="P35">&lt;String&gt; indica el tipo de dato que almacenará (esto se llama genéricos).</text:p>
      <text:p text:style-name="P35"/>
      <text:p text:style-name="P23">Métodos principales</text:p>
      <text:p text:style-name="Standard"/>
      <text:section text:style-name="Sect1" text:name="Sección61">
        <text:p text:style-name="P35"><text:bookmark text:name="code-block-viewer81"/>nombres.add("Ana");</text:p>
        <text:p text:style-name="P35">nombres.add("Luis");</text:p>
        <text:p text:style-name="P35">nombres.add("Carlos");</text:p>
        <text:p text:style-name="P35">System.out.println(nombres.get(0)); // Ana</text:p>
        <text:p text:style-name="P35">nombres.remove("Luis");</text:p>
        <text:p text:style-name="P35">System.out.println(nombres.size()); // tamaño</text:p>
      </text:section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><text:soft-page-break/>Recorrer un ArrayList</text:p>
      <text:p text:style-name="Standard"/>
      <text:p text:style-name="P39">Con for tradicional:</text:p>
      <text:p text:style-name="Standard"/>
      <text:section text:style-name="Sect1" text:name="Sección62">
        <text:p text:style-name="P35"><text:bookmark text:name="code-block-viewer82"/>for (int i = 0; i &lt; nombres.size(); i++) {</text:p>
        <text:p text:style-name="P35"><text:s text:c="4"/>System.out.println(nombres.get(i));</text:p>
        <text:p text:style-name="P35">}</text:p>
        <text:p text:style-name="P35"/>
      </text:section>
      <text:p text:style-name="Standard"/>
      <text:p text:style-name="P39">Con for-each:</text:p>
      <text:section text:style-name="Sect1" text:name="Sección63">
        <text:p text:style-name="Standard"/>
        <text:p text:style-name="P40"><text:bookmark text:name="code-block-viewer83"/>for (String nombre : nombres) {</text:p>
        <text:p text:style-name="P40"><text:s text:c="4"/>System.out.println(nombre);</text:p>
        <text:p text:style-name="P40">}</text:p>
      </text:section>
      <text:p text:style-name="Standard"/>
      <text:p text:style-name="P23">Diferencia Array vs ArrayList</text:p>
      <text:p text:style-name="P23"/>
      <table:table table:name="Tabla10" table:style-name="Tabla10">
        <table:table-column table:style-name="Tabla10.A"/>
        <table:table-column table:style-name="Tabla10.B"/>
        <table:table-header-rows>
          <table:table-row>
            <table:table-cell table:style-name="Tabla10.A1" office:value-type="string">
              <text:p text:style-name="Standard">Array</text:p>
            </table:table-cell>
            <table:table-cell table:style-name="Tabla10.A1" office:value-type="string">
              <text:p text:style-name="Standard">ArrayList</text:p>
            </table:table-cell>
          </table:table-row>
        </table:table-header-rows>
        <table:table-row>
          <table:table-cell table:style-name="Tabla10.A1" office:value-type="string">
            <text:p text:style-name="Standard">Tamaño fijo</text:p>
          </table:table-cell>
          <table:table-cell table:style-name="Tabla10.A1" office:value-type="string">
            <text:p text:style-name="Standard">Dinámico</text:p>
          </table:table-cell>
        </table:table-row>
        <table:table-row>
          <table:table-cell table:style-name="Tabla10.A1" office:value-type="string">
            <text:p text:style-name="Standard">Más rápido</text:p>
          </table:table-cell>
          <table:table-cell table:style-name="Tabla10.A1" office:value-type="string">
            <text:p text:style-name="Standard">Más flexible</text:p>
          </table:table-cell>
        </table:table-row>
        <table:table-row>
          <table:table-cell table:style-name="Tabla10.A1" office:value-type="string">
            <text:p text:style-name="Standard">Sintaxis simple</text:p>
          </table:table-cell>
          <table:table-cell table:style-name="Tabla10.A1" office:value-type="string">
            <text:p text:style-name="Standard">Más métodos útiles</text:p>
          </table:table-cell>
        </table:table-row>
      </table:table>
      <text:p text:style-name="Standard"/>
      <text:p text:style-name="P24">9.3 HashMap</text:p>
      <text:p text:style-name="P24"/>
      <text:p text:style-name="Standard">Un HashMap guarda datos en formato:</text:p>
      <text:p text:style-name="Standard"/>
      <text:section text:style-name="Sect1" text:name="Sección64">
        <text:p text:style-name="Standard"><text:bookmark text:name="code-block-viewer84"/>clave → valor</text:p>
        <text:p text:style-name="Standard"/>
      </text:section>
      <text:p text:style-name="Standard">Como un diccionario.</text:p>
      <text:p text:style-name="Standard"/>
      <text:p text:style-name="P23">Declaración</text:p>
      <text:section text:style-name="Sect1" text:name="Sección65">
        <text:p text:style-name="Standard"><text:bookmark text:name="code-block-viewer85"/>i<text:span text:style-name="T13">mport java.util.HashMap;</text:span></text:p>
        <text:p text:style-name="P35">HashMap&lt;String, Integer&gt; edades = new HashMap&lt;&gt;();</text:p>
      </text:section>
      <text:p text:style-name="Standard"/>
      <text:p text:style-name="Standard">Aquí:</text:p>
      <text:list xml:id="list4005056235708365111" text:style-name="L99">
        <text:list-item>
          <text:p text:style-name="P91">Clave = String</text:p>
        </text:list-item>
        <text:list-item>
          <text:p text:style-name="P91">Valor = Integer</text:p>
        </text:list-item>
      </text:list>
      <text:p text:style-name="Standard"/>
      <text:p text:style-name="P23">Uso básico</text:p>
      <text:p text:style-name="P23"/>
      <text:section text:style-name="Sect1" text:name="Sección66">
        <text:p text:style-name="P35"><text:bookmark text:name="code-block-viewer86"/>edades.put("Ana", 25);</text:p>
        <text:p text:style-name="P35">edades.put("Luis", 30);</text:p>
        <text:p text:style-name="P35">System.out.println(edades.get("Ana")); // 25</text:p>
      </text:section>
      <text:p text:style-name="Standard"/>
      <text:p text:style-name="P23">Recorrer un HashMap</text:p>
      <text:p text:style-name="P23"/>
      <text:section text:style-name="Sect1" text:name="Sección67">
        <text:p text:style-name="Standard"><text:bookmark text:name="code-block-viewer87"/>f<text:span text:style-name="T13">or (String clave : edades.keySet()) {</text:span></text:p>
        <text:p text:style-name="P35"><text:s text:c="4"/>System.out.println(clave + " tiene " + edades.get(clave) + " años");</text:p>
        <text:p text:style-name="P35">}</text:p>
      </text:section>
      <text:p text:style-name="Standard"><text:soft-page-break/></text:p>
      <text:p text:style-name="P41">9.4 ¿Cuándo usar cada uno?</text:p>
      <text:p text:style-name="P41"/>
      <table:table table:name="Tabla11" table:style-name="Tabla11">
        <table:table-column table:style-name="Tabla11.A"/>
        <table:table-column table:style-name="Tabla11.B"/>
        <table:table-header-rows>
          <table:table-row>
            <table:table-cell table:style-name="Tabla11.A1" office:value-type="string">
              <text:p text:style-name="Standard">Situación</text:p>
            </table:table-cell>
            <table:table-cell table:style-name="Tabla11.A1" office:value-type="string">
              <text:p text:style-name="Standard">Estructura ideal</text:p>
            </table:table-cell>
          </table:table-row>
        </table:table-header-rows>
        <table:table-row>
          <table:table-cell table:style-name="Tabla11.A1" office:value-type="string">
            <text:p text:style-name="Standard">Lista ordenada de elementos</text:p>
          </table:table-cell>
          <table:table-cell table:style-name="Tabla11.A1" office:value-type="string">
            <text:p text:style-name="Standard">ArrayList</text:p>
          </table:table-cell>
        </table:table-row>
        <table:table-row>
          <table:table-cell table:style-name="Tabla11.A1" office:value-type="string">
            <text:p text:style-name="Standard">Buscar por clave específica</text:p>
          </table:table-cell>
          <table:table-cell table:style-name="Tabla11.A1" office:value-type="string">
            <text:p text:style-name="Standard">HashMap</text:p>
          </table:table-cell>
        </table:table-row>
        <table:table-row>
          <table:table-cell table:style-name="Tabla11.A1" office:value-type="string">
            <text:p text:style-name="Standard">Evitar duplicados</text:p>
          </table:table-cell>
          <table:table-cell table:style-name="Tabla11.A1" office:value-type="string">
            <text:p text:style-name="Standard">HashSet</text:p>
          </table:table-cell>
        </table:table-row>
        <table:table-row>
          <table:table-cell table:style-name="Tabla11.A1" office:value-type="string">
            <text:p text:style-name="Standard">Lista con muchas inserciones intermedias</text:p>
          </table:table-cell>
          <table:table-cell table:style-name="Tabla11.A1" office:value-type="string">
            <text:p text:style-name="Standard">LinkedList</text:p>
          </table:table-cell>
        </table:table-row>
      </table:table>
      <text:p text:style-name="Standard"/>
      <text:p text:style-name="P23">Concepto importante: Genéricos</text:p>
      <text:p text:style-name="P23"/>
      <text:section text:style-name="Sect1" text:name="Sección68">
        <text:p text:style-name="P35"><text:bookmark text:name="code-block-viewer88"/>ArrayList&lt;Integer&gt;</text:p>
        <text:p text:style-name="P35">HashMap&lt;String, Persona&gt;</text:p>
      </text:section>
      <text:p text:style-name="P35">Los &lt; &gt; indican el tipo de dato.</text:p>
      <text:p text:style-name="Standard"/>
      <text:p text:style-name="Standard">Evitan errores en tiempo de ejecución.</text:p>
      <text:p text:style-name="Standard"/>
      <text:p text:style-name="Standard">Ejemplo práctico combinando POO + Colecciones</text:p>
      <text:p text:style-name="Standard"/>
      <text:section text:style-name="Sect1" text:name="Sección69">
        <text:p text:style-name="P35"><text:bookmark text:name="code-block-viewer89"/>import java.util.ArrayList;</text:p>
        <text:p text:style-name="P35">public class Main {</text:p>
        <text:p text:style-name="P35"><text:s text:c="4"/>public static void main(String[] args) {</text:p>
        <text:p text:style-name="P35"><text:s text:c="8"/>ArrayList&lt;String&gt; jugadores = new ArrayList&lt;&gt;();</text:p>
        <text:p text:style-name="P35"><text:s text:c="8"/>jugadores.add("Messi");</text:p>
        <text:p text:style-name="P35"><text:s text:c="8"/>jugadores.add("Ronaldo");</text:p>
        <text:p text:style-name="P35"><text:s text:c="8"/>jugadores.add("Mbappé");</text:p>
        <text:p text:style-name="P35"><text:s text:c="8"/>for (String jugador : jugadores) {</text:p>
        <text:p text:style-name="P35"><text:s text:c="12"/>System.out.println(jugador);</text:p>
        <text:p text:style-name="P35"><text:s text:c="8"/>}</text:p>
        <text:p text:style-name="P35"><text:s text:c="4"/>}</text:p>
        <text:p text:style-name="P35">}</text:p>
      </text:section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pan text:style-name="Strong_20_Emphasis"><text:span text:style-name="T14"/></text:span></text:p>
      <text:p text:style-name="P44"><text:soft-page-break/>TEMA 10 — Introducción a la Programación Orientada a Objetos (POO)</text:p>
      <text:p text:style-name="Standard"/>
      <text:list xml:id="list8593618239293470379" text:style-name="L100">
        <text:list-item>
          <text:list>
            <text:list-header>
              <text:p text:style-name="P69">10.1 ¿Qué es la POO?</text:p>
            </text:list-header>
          </text:list>
        </text:list-item>
      </text:list>
      <text:p text:style-name="P24"/>
      <text:p text:style-name="Standard">La POO es un paradigma de programación basado en:</text:p>
      <text:list xml:id="list7339920109950058990" text:style-name="L101">
        <text:list-item>
          <text:p text:style-name="P92">Objetos → representan cosas o conceptos del mundo real</text:p>
        </text:list-item>
        <text:list-item>
          <text:p text:style-name="P92">Clases → “planos” o “moldes” para crear objetos</text:p>
        </text:list-item>
      </text:list>
      <text:p text:style-name="Standard"/>
      <text:p text:style-name="Standard">Ejemplo del mundo real:<text:line-break/>Una clase Coche define cómo es un coche.<text:line-break/>Cada coche que fabriquemos con esa clase es un objeto diferente.</text:p>
      <text:p text:style-name="Standard"/>
      <text:list xml:id="list6955836726549754063" text:style-name="L102">
        <text:list-item>
          <text:list>
            <text:list-header>
              <text:p text:style-name="P70">10.2 Diferencias con la programación estructurada</text:p>
            </text:list-header>
          </text:list>
        </text:list-item>
      </text:list>
      <text:p text:style-name="P24"/>
      <table:table table:name="Tabla6" table:style-name="Tabla6">
        <table:table-column table:style-name="Tabla6.A"/>
        <table:table-column table:style-name="Tabla6.B"/>
        <table:table-column table:style-name="Tabla6.C"/>
        <table:table-header-rows>
          <table:table-row>
            <table:table-cell table:style-name="Tabla6.A1" office:value-type="string">
              <text:p text:style-name="Standard">Característica</text:p>
            </table:table-cell>
            <table:table-cell table:style-name="Tabla6.A1" office:value-type="string">
              <text:p text:style-name="Standard">Estructurada</text:p>
            </table:table-cell>
            <table:table-cell table:style-name="Tabla6.A1" office:value-type="string">
              <text:p text:style-name="Standard">Orientada a Objetos</text:p>
            </table:table-cell>
          </table:table-row>
        </table:table-header-rows>
        <table:table-row>
          <table:table-cell table:style-name="Tabla6.A1" office:value-type="string">
            <text:p text:style-name="Standard">Organización</text:p>
          </table:table-cell>
          <table:table-cell table:style-name="Tabla6.A1" office:value-type="string">
            <text:p text:style-name="Standard">Secuencia de instrucciones</text:p>
          </table:table-cell>
          <table:table-cell table:style-name="Tabla6.A1" office:value-type="string">
            <text:p text:style-name="Standard">Clases y objetos</text:p>
          </table:table-cell>
        </table:table-row>
        <table:table-row>
          <table:table-cell table:style-name="Tabla6.A1" office:value-type="string">
            <text:p text:style-name="Standard">Reutilización</text:p>
          </table:table-cell>
          <table:table-cell table:style-name="Tabla6.A1" office:value-type="string">
            <text:p text:style-name="Standard">Funciones sueltas</text:p>
          </table:table-cell>
          <table:table-cell table:style-name="Tabla6.A1" office:value-type="string">
            <text:p text:style-name="Standard">Herencia y métodos de objetos</text:p>
          </table:table-cell>
        </table:table-row>
        <table:table-row>
          <table:table-cell table:style-name="Tabla6.A1" office:value-type="string">
            <text:p text:style-name="Standard">Datos</text:p>
          </table:table-cell>
          <table:table-cell table:style-name="Tabla6.A1" office:value-type="string">
            <text:p text:style-name="Standard">Variables sueltas</text:p>
          </table:table-cell>
          <table:table-cell table:style-name="Tabla6.A1" office:value-type="string">
            <text:p text:style-name="Standard">Atributos de objetos</text:p>
          </table:table-cell>
        </table:table-row>
        <table:table-row>
          <table:table-cell table:style-name="Tabla6.A1" office:value-type="string">
            <text:p text:style-name="Standard">Lógica</text:p>
          </table:table-cell>
          <table:table-cell table:style-name="Tabla6.A1" office:value-type="string">
            <text:p text:style-name="Standard">Funciones + condicionales</text:p>
          </table:table-cell>
          <table:table-cell table:style-name="Tabla6.A1" office:value-type="string">
            <text:p text:style-name="Standard">Métodos que actúan sobre datos</text:p>
          </table:table-cell>
        </table:table-row>
      </table:table>
      <text:p text:style-name="Standard"/>
      <text:list xml:id="list6814908116081970245" text:style-name="L103">
        <text:list-item>
          <text:list>
            <text:list-header>
              <text:p text:style-name="P71">10.3 Qué es una clase</text:p>
            </text:list-header>
          </text:list>
        </text:list-item>
      </text:list>
      <text:p text:style-name="P24"/>
      <text:p text:style-name="Standard">Una clase es un molde que define:</text:p>
      <text:list xml:id="list6395525468375921169" text:style-name="L104">
        <text:list-item>
          <text:p text:style-name="P93">Atributos → características o propiedades</text:p>
        </text:list-item>
        <text:list-item>
          <text:p text:style-name="P93">Métodos → acciones o comportamientos</text:p>
        </text:list-item>
      </text:list>
      <text:p text:style-name="Standard"/>
      <text:p text:style-name="Standard">Ejemplo:</text:p>
      <text:section text:style-name="Sect1" text:name="Sección31">
        <text:p text:style-name="P36"><text:bookmark text:name="code-block-viewer51"/>public class Coche {</text:p>
        <text:p text:style-name="P36"><text:s text:c="4"/>// atributos</text:p>
        <text:p text:style-name="P36"><text:s text:c="4"/>String color;</text:p>
        <text:p text:style-name="P36"><text:s text:c="4"/>String marca;</text:p>
        <text:p text:style-name="P36"><text:s text:c="4"/>int velocidad;</text:p>
        <text:p text:style-name="P36"><text:s text:c="4"/>// método</text:p>
        <text:p text:style-name="P36"><text:s text:c="4"/>public void acelerar() {</text:p>
        <text:p text:style-name="P36"><text:s text:c="8"/>velocidad += 10;</text:p>
        <text:p text:style-name="P36"><text:s text:c="8"/>System.out.println("Velocidad: " + velocidad);</text:p>
        <text:p text:style-name="P36"><text:s text:c="4"/>}</text:p>
        <text:p text:style-name="P36">}</text:p>
      </text:section>
      <text:list xml:id="list5586519469038840057" text:style-name="L105">
        <text:list-item>
          <text:p text:style-name="P94">Coche → clase</text:p>
        </text:list-item>
        <text:list-item>
          <text:p text:style-name="P94">color, marca, velocidad → atributos</text:p>
        </text:list-item>
        <text:list-item>
          <text:p text:style-name="P94">acelerar() → método que modifica el estado del objeto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4066865674174320537" text:style-name="L106">
        <text:list-item>
          <text:list>
            <text:list-header>
              <text:p text:style-name="P72"><text:soft-page-break/>10.4 Qué es un objeto</text:p>
            </text:list-header>
          </text:list>
        </text:list-item>
      </text:list>
      <text:p text:style-name="P24"/>
      <text:p text:style-name="Standard">Un objeto es una instancia de una clase.</text:p>
      <text:section text:style-name="Sect1" text:name="Sección32">
        <text:p text:style-name="P35"><text:bookmark text:name="code-block-viewer52"/>public class Main {</text:p>
        <text:p text:style-name="P35"><text:s text:c="4"/>public static void main(String[] args) {</text:p>
        <text:p text:style-name="P35"><text:s text:c="8"/>Coche miCoche = new Coche(); // creamos un objeto</text:p>
        <text:p text:style-name="P35"><text:s text:c="8"/>miCoche.color = "Rojo";</text:p>
        <text:p text:style-name="P35"><text:s text:c="8"/>miCoche.marca = "Toyota";</text:p>
        <text:p text:style-name="P35"><text:s text:c="8"/>miCoche.acelerar(); <text:s/>// llama al método</text:p>
        <text:p text:style-name="P35"><text:s text:c="4"/>}</text:p>
        <text:p text:style-name="P35">}</text:p>
        <text:p text:style-name="P35"/>
      </text:section>
      <text:list xml:id="list3772605826847392650" text:style-name="L107">
        <text:list-item>
          <text:p text:style-name="P95">miCoche es un objeto de la clase Coche</text:p>
        </text:list-item>
        <text:list-item>
          <text:p text:style-name="P95">Cada objeto puede tener valores diferentes en sus atributos</text:p>
        </text:list-item>
      </text:list>
      <text:p text:style-name="Standard"/>
      <text:list xml:id="list6786451079803035165" text:style-name="L108">
        <text:list-item>
          <text:list>
            <text:list-header>
              <text:p text:style-name="P73">10.5 Constructores</text:p>
            </text:list-header>
          </text:list>
        </text:list-item>
      </text:list>
      <text:p text:style-name="P24"/>
      <text:p text:style-name="Standard">Un constructor es un método especial que se llama automáticamente al crear un objeto.</text:p>
      <text:p text:style-name="Standard"/>
      <text:section text:style-name="Sect1" text:name="Sección33">
        <text:p text:style-name="P35"><text:bookmark text:name="code-block-viewer53"/>public class Coche {</text:p>
        <text:p text:style-name="P35"><text:s text:c="4"/>String color;</text:p>
        <text:p text:style-name="P35"><text:s text:c="4"/>String marca;</text:p>
        <text:p text:style-name="P35"><text:s text:c="4"/>int velocidad;</text:p>
        <text:p text:style-name="P35"><text:s text:c="4"/>// constructor</text:p>
        <text:p text:style-name="P35"><text:s text:c="4"/>public Coche(String c, String m) {</text:p>
        <text:p text:style-name="P35"><text:s text:c="8"/>color = c;</text:p>
        <text:p text:style-name="P35"><text:s text:c="8"/>marca = m;</text:p>
        <text:p text:style-name="P35"><text:s text:c="8"/>velocidad = 0;</text:p>
        <text:p text:style-name="P35"><text:s text:c="4"/>}</text:p>
        <text:p text:style-name="P35"><text:s text:c="4"/>public void acelerar() {</text:p>
        <text:p text:style-name="P35"><text:s text:c="8"/>velocidad += 10;</text:p>
        <text:p text:style-name="P35"><text:s text:c="8"/>System.out.println("Velocidad: " + velocidad);</text:p>
        <text:p text:style-name="P35"><text:s text:c="4"/>}</text:p>
        <text:p text:style-name="P35">}</text:p>
      </text:section>
      <text:section text:style-name="Sect1" text:name="Sección34">
        <text:p text:style-name="P35"><text:bookmark text:name="code-block-viewer54"/>public class Main {</text:p>
        <text:p text:style-name="P35"><text:s text:c="4"/>public static void main(String[] args) {</text:p>
        <text:p text:style-name="P35"><text:s text:c="8"/>Coche miCoche = new Coche("Azul", "Honda");</text:p>
        <text:p text:style-name="P35"><text:s text:c="8"/>miCoche.acelerar();</text:p>
        <text:p text:style-name="P35"><text:s text:c="4"/>}</text:p>
        <text:p text:style-name="P35">}</text:p>
        <text:p text:style-name="P35"/>
      </text:section>
      <text:list xml:id="list5658604951841337989" text:style-name="L109">
        <text:list-item>
          <text:p text:style-name="P96">Permite inicializar atributos desde el principio</text:p>
        </text:list-item>
        <text:list-item>
          <text:p text:style-name="P96">Facilita crear objetos únicos con propiedades diferentes</text:p>
        </text:list-item>
      </text:list>
      <text:p text:style-name="Standard"/>
      <text:p text:style-name="Standard"/>
      <text:p text:style-name="P34">EJERCICIOS 9.1/9.2/9.3/9.4/9.5</text:p>
      <text:p text:style-name="P34"/>
      <text:p text:style-name="P34"/>
      <text:p text:style-name="P34"/>
      <text:p text:style-name="P34"/>
      <text:p text:style-name="P34"/>
      <text:p text:style-name="P37"/>
      <text:p text:style-name="P31"><text:soft-page-break/>TEMA 11 — Encapsulamiento y Herencia</text:p>
      <text:p text:style-name="Standard"/>
      <text:list xml:id="list359878274013523298" text:style-name="L110">
        <text:list-item>
          <text:list>
            <text:list-header>
              <text:p text:style-name="P74">11.1 Encapsulamiento</text:p>
              <text:p text:style-name="P74"/>
            </text:list-header>
          </text:list>
        </text:list-item>
      </text:list>
      <text:p text:style-name="Standard">El encapsulamiento consiste en:</text:p>
      <text:p text:style-name="Standard">Proteger los datos de una clase y controlar cómo se accede a ellos.</text:p>
      <text:p text:style-name="Standard">Hasta ahora hacíamos esto:</text:p>
      <text:p text:style-name="Standard"/>
      <text:section text:style-name="Sect1" text:name="Sección35">
        <text:p text:style-name="Standard"><text:bookmark text:name="code-block-viewer55"/><text:span text:style-name="T13">miCoche.velocidad = 100;</text:span> <text:s/>// ❌ cualquier parte del programa puede cambiarla</text:p>
        <text:p text:style-name="Standard"/>
      </text:section>
      <text:p text:style-name="Standard">Eso no es buena práctica.</text:p>
      <text:p text:style-name="Standard"/>
      <text:p text:style-name="Standard">La solución: Modificadores de acceso</text:p>
      <text:p text:style-name="Standard">Java tiene 4:</text:p>
      <text:list xml:id="list8243666848925426612" text:style-name="L111">
        <text:list-item>
          <text:p text:style-name="P97">public → accesible desde cualquier parte</text:p>
        </text:list-item>
        <text:list-item>
          <text:p text:style-name="P97">private → solo accesible dentro de la clase</text:p>
        </text:list-item>
        <text:list-item>
          <text:p text:style-name="P97">protected</text:p>
        </text:list-item>
        <text:list-item>
          <text:p text:style-name="P97">(default) → solo dentro del mismo paquete</text:p>
        </text:list-item>
      </text:list>
      <text:p text:style-name="Standard"/>
      <text:p text:style-name="Standard">El más importante ahora es:</text:p>
      <text:p text:style-name="Standard"/>
      <text:p text:style-name="P26">private</text:p>
      <text:p text:style-name="Standard"/>
      <text:p text:style-name="Standard">Ejemplo con encapsulamiento</text:p>
      <text:p text:style-name="Standard"/>
      <text:section text:style-name="Sect1" text:name="Sección36">
        <text:p text:style-name="P35"><text:bookmark text:name="code-block-viewer56"/>public class Coche {</text:p>
        <text:p text:style-name="P35"><text:s text:c="4"/>private String marca;</text:p>
        <text:p text:style-name="P35"><text:s text:c="4"/>private int velocidad;</text:p>
        <text:p text:style-name="P35"><text:s text:c="4"/>public Coche(String marca) {</text:p>
        <text:p text:style-name="P35"><text:s text:c="8"/>this.marca = marca;</text:p>
        <text:p text:style-name="P35"><text:s text:c="8"/>this.velocidad = 0;</text:p>
        <text:p text:style-name="P35"><text:s text:c="4"/>}</text:p>
        <text:p text:style-name="P35"><text:s text:c="4"/>public void acelerar() {</text:p>
        <text:p text:style-name="P35"><text:s text:c="8"/>velocidad += 10;</text:p>
        <text:p text:style-name="P35"><text:s text:c="4"/>}</text:p>
        <text:p text:style-name="P35"><text:s text:c="4"/>public int getVelocidad() {</text:p>
        <text:p text:style-name="P35"><text:s text:c="8"/>return velocidad;</text:p>
        <text:p text:style-name="P35"><text:s text:c="4"/>}</text:p>
        <text:p text:style-name="P35"><text:s text:c="4"/>public String getMarca() {</text:p>
        <text:p text:style-name="P35"><text:s text:c="8"/>return marca;</text:p>
        <text:p text:style-name="P35"><text:s text:c="4"/>}</text:p>
        <text:p text:style-name="P35">}</text:p>
        <text:p text:style-name="P35"/>
      </text:section>
      <text:p text:style-name="Standard">¿Qué cambia?</text:p>
      <text:list xml:id="list8249360188071753039" text:style-name="L112">
        <text:list-item>
          <text:p text:style-name="P98">Ahora nadie puede hacer coche.velocidad = 200;</text:p>
        </text:list-item>
        <text:list-item>
          <text:p text:style-name="P98">Solo se puede modificar a través de método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P23"><text:soft-page-break/>Getters y Setters</text:p>
      <text:p text:style-name="P28"/>
      <text:p text:style-name="Standard">Son métodos que:</text:p>
      <text:list xml:id="list3582050652129122070" text:style-name="L113">
        <text:list-item>
          <text:p text:style-name="P99">Get → devuelven el valor</text:p>
        </text:list-item>
        <text:list-item>
          <text:p text:style-name="P99">Set → modifican el valor (si queremos permitirlo)</text:p>
        </text:list-item>
      </text:list>
      <text:p text:style-name="Standard"/>
      <text:p text:style-name="Standard">Ejemplo:</text:p>
      <text:p text:style-name="Standard"/>
      <text:section text:style-name="Sect1" text:name="Sección37">
        <text:p text:style-name="P35"><text:bookmark text:name="code-block-viewer57"/>public void setVelocidad(int velocidad) {</text:p>
        <text:p text:style-name="P35"><text:s text:c="4"/>if (velocidad &gt;= 0) {</text:p>
        <text:p text:style-name="P35"><text:s text:c="8"/>this.velocidad = velocidad;</text:p>
        <text:p text:style-name="P35"><text:s text:c="4"/>}</text:p>
        <text:p text:style-name="P35">}</text:p>
        <text:p text:style-name="P35"/>
      </text:section>
      <text:p text:style-name="Standard">Aquí estamos controlando que no pueda ser negativa.</text:p>
      <text:p text:style-name="Standard"/>
      <text:p text:style-name="P24">11.2 Herencia</text:p>
      <text:p text:style-name="Standard"/>
      <text:p text:style-name="Standard">La herencia permite que una clase:</text:p>
      <text:p text:style-name="Standard"/>
      <text:p text:style-name="Standard">Herede atributos y métodos de otra clase.</text:p>
      <text:p text:style-name="Standard"/>
      <text:p text:style-name="Standard">Se usa la palabra clave:</text:p>
      <text:p text:style-name="Standard"/>
      <text:section text:style-name="Sect1" text:name="Sección38">
        <text:p text:style-name="P26"><text:bookmark text:name="code-block-viewer58"/>extends</text:p>
      </text:section>
      <text:p text:style-name="Standard"/>
      <text:p text:style-name="Standard">Ejemplo base</text:p>
      <text:p text:style-name="Standard"/>
      <text:p text:style-name="Standard">Clase padre:</text:p>
      <text:section text:style-name="Sect1" text:name="Sección39">
        <text:p text:style-name="P35"><text:bookmark text:name="code-block-viewer59"/>public class Vehiculo {</text:p>
        <text:p text:style-name="P35"><text:s text:c="4"/>protected String marca;</text:p>
        <text:p text:style-name="P35"><text:s text:c="4"/>public Vehiculo(String marca) {</text:p>
        <text:p text:style-name="P35"><text:s text:c="8"/>this.marca = marca;</text:p>
        <text:p text:style-name="P35"><text:s text:c="4"/>}</text:p>
        <text:p text:style-name="P35"><text:s text:c="4"/>public void arrancar() {</text:p>
        <text:p text:style-name="P35"><text:s text:c="8"/>System.out.println("El vehículo arrancó");</text:p>
        <text:p text:style-name="P35"><text:s text:c="4"/>}</text:p>
        <text:p text:style-name="P35">}</text:p>
        <text:p text:style-name="P35"/>
      </text:section>
      <text:p text:style-name="Standard">Clase hija:</text:p>
      <text:section text:style-name="Sect1" text:name="Sección40">
        <text:p text:style-name="P35"><text:bookmark text:name="code-block-viewer60"/>public class Coche extends Vehiculo {</text:p>
        <text:p text:style-name="P35"><text:s text:c="4"/>private int puertas;</text:p>
        <text:p text:style-name="P35"><text:s text:c="4"/>public Coche(String marca, int puertas) {</text:p>
        <text:p text:style-name="P35"><text:s text:c="8"/>super(marca);</text:p>
        <text:p text:style-name="P35"><text:s text:c="8"/>this.puertas = puertas;</text:p>
        <text:p text:style-name="P35"><text:s text:c="4"/>}</text:p>
        <text:p text:style-name="P35"><text:s text:c="4"/>public void mostrarInfo() {</text:p>
        <text:p text:style-name="P35"><text:s text:c="8"/>System.out.println("Marca: " + marca);</text:p>
        <text:p text:style-name="P35"><text:s text:c="8"/>System.out.println("Puertas: " + puertas);</text:p>
        <text:p text:style-name="P35"><text:s text:c="4"/>}</text:p>
        <text:p text:style-name="P35">}</text:p>
      </text:section>
      <text:p text:style-name="Standard"/>
      <text:p text:style-name="P27"><text:soft-page-break/>Conceptos clave</text:p>
      <text:p text:style-name="P27"/>
      <text:list xml:id="list406833399573894107" text:style-name="L114">
        <text:list-item>
          <text:p text:style-name="P100">extends → indica herencia</text:p>
        </text:list-item>
        <text:list-item>
          <text:p text:style-name="P100">super() → llama al constructor del padre</text:p>
        </text:list-item>
        <text:list-item>
          <text:p text:style-name="P100">La clase hija hereda métodos públicos y protegidos</text:p>
        </text:list-item>
      </text:list>
      <text:p text:style-name="Standard"/>
      <text:p text:style-name="P27">Ventajas de la herencia</text:p>
      <text:p text:style-name="Standard"/>
      <text:p text:style-name="Standard">✔ Reutilización de código<text:line-break/>✔ Mejor organización<text:line-break/>✔ Permite crear jerarquías lógicas</text:p>
      <text:p text:style-name="Standard"/>
      <text:p text:style-name="Standard">Ejemplo real:</text:p>
      <text:section text:style-name="Sect1" text:name="Sección41">
        <text:p text:style-name="Standard"><text:bookmark text:name="code-block-viewer61"/>Vehiculo</text:p>
        <text:p text:style-name="Standard"><text:s text:c="3"/>↓</text:p>
        <text:p text:style-name="Standard">Coche</text:p>
        <text:p text:style-name="Standard"><text:s text:c="3"/>↓</text:p>
        <text:p text:style-name="Standard">CocheElectrico</text:p>
      </text:section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4">EJERCICIOS 11.1/11.2/11.3/11.4/11.5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0"><text:soft-page-break/>TEMA 12 — Polimorfismo y Clases Abstractas</text:p>
      <text:p text:style-name="P30"/>
      <text:p text:style-name="Standard">Aquí es donde Java pasa de “organizado” a “elegante”.</text:p>
      <text:p text:style-name="Standard"/>
      <text:p text:style-name="P24">12.1 ¿Qué es el Polimorfismo?</text:p>
      <text:p text:style-name="P27"/>
      <text:p text:style-name="Standard">Polimorfismo significa:</text:p>
      <text:p text:style-name="Standard">Un mismo método puede comportarse de diferentes maneras según el objeto que lo use.</text:p>
      <text:p text:style-name="Standard"/>
      <text:p text:style-name="Standard">“Poli” = muchos<text:line-break/>“Morfo” = formas</text:p>
      <text:p text:style-name="Standard">“Muchas formas”</text:p>
      <text:p text:style-name="Standard"/>
      <text:p text:style-name="Standard">Ejemplo básico</text:p>
      <text:p text:style-name="Standard"/>
      <text:p text:style-name="Standard">Clase padre:</text:p>
      <text:section text:style-name="Sect1" text:name="Sección42">
        <text:p text:style-name="P35"><text:bookmark text:name="code-block-viewer62"/>public class Animal {</text:p>
        <text:p text:style-name="P35"><text:s text:c="4"/>public void hacerSonido() {</text:p>
        <text:p text:style-name="P35"><text:s text:c="8"/>System.out.println("El animal hace un sonido");</text:p>
        <text:p text:style-name="P35"><text:s text:c="4"/>}</text:p>
        <text:p text:style-name="P35">}</text:p>
      </text:section>
      <text:p text:style-name="Standard"/>
      <text:p text:style-name="Standard">Clase hija 1:</text:p>
      <text:section text:style-name="Sect1" text:name="Sección43">
        <text:p text:style-name="P35"><text:bookmark text:name="code-block-viewer63"/>public class Perro extends Animal {</text:p>
        <text:p text:style-name="P35"><text:s text:c="4"/>@Override</text:p>
        <text:p text:style-name="P35"><text:s text:c="4"/>public void hacerSonido() {</text:p>
        <text:p text:style-name="P35"><text:s text:c="8"/>System.out.println("Guau");</text:p>
        <text:p text:style-name="P35"><text:s text:c="4"/>}</text:p>
        <text:p text:style-name="P35">}</text:p>
        <text:p text:style-name="P35"/>
      </text:section>
      <text:p text:style-name="Standard">Clase hija 2:</text:p>
      <text:section text:style-name="Sect1" text:name="Sección44">
        <text:p text:style-name="P35"><text:bookmark text:name="code-block-viewer64"/>public class Gato extends Animal {</text:p>
        <text:p text:style-name="P35"><text:s text:c="4"/>@Override</text:p>
        <text:p text:style-name="P35"><text:s text:c="4"/>public void hacerSonido() {</text:p>
        <text:p text:style-name="P35"><text:s text:c="8"/>System.out.println("Miau");</text:p>
        <text:p text:style-name="P35"><text:s text:c="4"/>}</text:p>
        <text:p text:style-name="P35">}</text:p>
      </text:section>
      <text:p text:style-name="Standard"/>
      <text:p text:style-name="Standard">Uso en main</text:p>
      <text:section text:style-name="Sect1" text:name="Sección45">
        <text:p text:style-name="P35"><text:bookmark text:name="code-block-viewer65"/>public class Main {</text:p>
        <text:p text:style-name="P35"><text:s text:c="4"/>public static void main(String[] args) {</text:p>
        <text:p text:style-name="P35"><text:s text:c="8"/>Animal a1 = new Perro();</text:p>
        <text:p text:style-name="P35"><text:s text:c="8"/>Animal a2 = new Gato();</text:p>
        <text:p text:style-name="P35"><text:s text:c="8"/>a1.hacerSonido(); // Guau</text:p>
        <text:p text:style-name="P35"><text:s text:c="8"/>a2.hacerSonido(); // Miau</text:p>
        <text:p text:style-name="P35"><text:s text:c="4"/>}</text:p>
        <text:p text:style-name="P35">}</text:p>
        <text:p text:style-name="P35"/>
        <text:p text:style-name="P35"/>
        <text:p text:style-name="P35"/>
        <text:p text:style-name="P35"/>
      </text:section>
      <text:p text:style-name="Standard"><text:soft-page-break/>Observa esto:</text:p>
      <text:p text:style-name="Standard"/>
      <text:section text:style-name="Sect1" text:name="Sección46">
        <text:p text:style-name="Standard"><text:bookmark text:name="code-block-viewer66"/>Animal a1 = new Perro();</text:p>
      </text:section>
      <text:p text:style-name="Standard">El tipo es Animal, pero el comportamiento es Perro.</text:p>
      <text:p text:style-name="Standard">Eso es polimorfismo.</text:p>
      <text:p text:style-name="Standard"/>
      <text:p text:style-name="P24">12.2 Sobrescritura (Override)</text:p>
      <text:p text:style-name="Standard"/>
      <text:p text:style-name="Standard">Cuando una clase hija redefine un método del padre:</text:p>
      <text:p text:style-name="Standard"/>
      <text:section text:style-name="Sect1" text:name="Sección47">
        <text:p text:style-name="P35"><text:bookmark text:name="code-block-viewer67"/>@Override</text:p>
        <text:p text:style-name="P35">public void hacerSonido() {</text:p>
        <text:p text:style-name="P35"/>
      </text:section>
      <text:list xml:id="list6129768236381870607" text:style-name="L115">
        <text:list-item>
          <text:p text:style-name="P101">@Override no es obligatorio</text:p>
        </text:list-item>
        <text:list-item>
          <text:p text:style-name="P101">Pero ayuda al compilador a detectar errores</text:p>
        </text:list-item>
      </text:list>
      <text:p text:style-name="Standard"/>
      <text:list xml:id="list4777818397718635932" text:style-name="L116">
        <text:list-item>
          <text:list>
            <text:list-header>
              <text:p text:style-name="P102">12.3 Clases Abstractas</text:p>
              <text:p text:style-name="P102"/>
            </text:list-header>
          </text:list>
        </text:list-item>
      </text:list>
      <text:p text:style-name="Standard">A veces queremos una clase que:</text:p>
      <text:list xml:id="list2714424644531888058" text:style-name="L117">
        <text:list-item>
          <text:p text:style-name="P103">Sirva como modelo</text:p>
        </text:list-item>
        <text:list-item>
          <text:p text:style-name="P103">Pero no tenga sentido crear objetos directamente</text:p>
          <text:p text:style-name="P103"/>
        </text:list-item>
      </text:list>
      <text:p text:style-name="Standard">Ejemplo: “Animal” en general.</text:p>
      <text:p text:style-name="Standard">No existe “animal genérico” en la vida real.</text:p>
      <text:p text:style-name="Standard"/>
      <text:p text:style-name="P27">Clase abstracta</text:p>
      <text:p text:style-name="Standard"/>
      <text:section text:style-name="Sect1" text:name="Sección48">
        <text:p text:style-name="P35"><text:bookmark text:name="code-block-viewer68"/>public abstract class Animal {</text:p>
        <text:p text:style-name="P35"><text:s text:c="4"/>public abstract void hacerSonido();</text:p>
        <text:p text:style-name="P35"><text:s text:c="4"/>public void dormir() {</text:p>
        <text:p text:style-name="P35"><text:s text:c="8"/>System.out.println("El animal está durmiendo");</text:p>
        <text:p text:style-name="P35"><text:s text:c="4"/>}</text:p>
        <text:p text:style-name="P35">}</text:p>
        <text:p text:style-name="P35"/>
      </text:section>
      <text:p text:style-name="Standard">¿Qué significa esto?</text:p>
      <text:list xml:id="list21382170814691635" text:style-name="L118">
        <text:list-item>
          <text:p text:style-name="P104">abstract → no se puede crear con new</text:p>
        </text:list-item>
        <text:list-item>
          <text:p text:style-name="P104">Un método abstracto no tiene cuerpo</text:p>
        </text:list-item>
        <text:list-item>
          <text:p text:style-name="P104">Las clases hijas están obligadas a implementarlo</text:p>
        </text:list-item>
      </text:list>
      <text:p text:style-name="Standard"/>
      <text:p text:style-name="P27">Implementación obligatoria</text:p>
      <text:p text:style-name="Standard"/>
      <text:section text:style-name="Sect1" text:name="Sección49">
        <text:p text:style-name="P35"><text:bookmark text:name="code-block-viewer69"/>public class Perro extends Animal {</text:p>
        <text:p text:style-name="P35"><text:s text:c="4"/>@Override</text:p>
        <text:p text:style-name="P35"><text:s text:c="4"/>public void hacerSonido() {</text:p>
        <text:p text:style-name="P35"><text:s text:c="8"/>System.out.println("Guau");</text:p>
        <text:p text:style-name="P35"><text:s text:c="4"/>}</text:p>
        <text:p text:style-name="P35">}</text:p>
      </text:section>
      <text:p text:style-name="Standard"/>
      <text:p text:style-name="Standard"/>
      <text:p text:style-name="Standard"/>
      <text:p text:style-name="Standard"/>
      <text:p text:style-name="Standard"><text:soft-page-break/>Si no implementas el método → error de compilación.</text:p>
      <text:p text:style-name="Standard"/>
      <text:p text:style-name="P27">Ventajas de clases abstractas</text:p>
      <text:p text:style-name="Standard"/>
      <text:p text:style-name="Standard">✔ Obligan a mantener una estructura común<text:line-break/>✔ Sirven como contrato base<text:line-break/>✔ Mejor diseño de jerarquías</text:p>
      <text:p text:style-name="Standard"/>
      <text:p text:style-name="P24">12.4 Diferencia entre clase normal y abstracta</text:p>
      <text:p text:style-name="P24"/>
      <table:table table:name="Tabla7" table:style-name="Tabla7">
        <table:table-column table:style-name="Tabla7.A"/>
        <table:table-column table:style-name="Tabla7.B"/>
        <table:table-header-rows>
          <table:table-row>
            <table:table-cell table:style-name="Tabla7.A1" office:value-type="string">
              <text:p text:style-name="Standard">Clase normal</text:p>
            </table:table-cell>
            <table:table-cell table:style-name="Tabla7.A1" office:value-type="string">
              <text:p text:style-name="Standard">Clase abstracta</text:p>
            </table:table-cell>
          </table:table-row>
        </table:table-header-rows>
        <table:table-row>
          <table:table-cell table:style-name="Tabla7.A1" office:value-type="string">
            <text:p text:style-name="Standard">Puede crear objetos</text:p>
          </table:table-cell>
          <table:table-cell table:style-name="Tabla7.A1" office:value-type="string">
            <text:p text:style-name="Standard">No puede crear objetos</text:p>
          </table:table-cell>
        </table:table-row>
        <table:table-row>
          <table:table-cell table:style-name="Tabla7.A1" office:value-type="string">
            <text:p text:style-name="Standard">Métodos completos</text:p>
          </table:table-cell>
          <table:table-cell table:style-name="Tabla7.A1" office:value-type="string">
            <text:p text:style-name="Standard">Puede tener métodos abstractos</text:p>
          </table:table-cell>
        </table:table-row>
        <table:table-row>
          <table:table-cell table:style-name="Tabla7.A1" office:value-type="string">
            <text:p text:style-name="Standard">Opcional heredar</text:p>
          </table:table-cell>
          <table:table-cell table:style-name="Tabla7.A1" office:value-type="string">
            <text:p text:style-name="Standard">Pensada para heredar</text:p>
          </table:table-cell>
        </table:table-row>
      </table:table>
      <text:p text:style-name="Standard"/>
      <text:p text:style-name="Standard"/>
      <text:p text:style-name="P27">Concepto importante: Polimorfismo + Herencia</text:p>
      <text:p text:style-name="P27"/>
      <text:p text:style-name="Standard">Esto permite hacer cosas como:</text:p>
      <text:p text:style-name="Standard"/>
      <text:section text:style-name="Sect1" text:name="Sección50">
        <text:p text:style-name="P35"><text:bookmark text:name="code-block-viewer70"/>Animal[] animales = new Animal[3];</text:p>
        <text:p text:style-name="P35">animales[0] = new Perro();</text:p>
        <text:p text:style-name="P35">animales[1] = new Gato();</text:p>
        <text:p text:style-name="P35">animales[2] = new Perro();</text:p>
        <text:p text:style-name="P35">for (Animal a : animales) {</text:p>
        <text:p text:style-name="P35"><text:s text:c="4"/>a.hacerSonido();</text:p>
        <text:p text:style-name="P35">}</text:p>
        <text:p text:style-name="P35"/>
      </text:section>
      <text:p text:style-name="Standard">El bucle no sabe qué tipo concreto es cada animal.<text:line-break/>Java decide automáticamente qué método ejecutar.</text:p>
      <text:p text:style-name="Standard">Eso es programación profesional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4">EJERCICIOS 12.1/12.2/12.3/12.4/12.5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0"><text:soft-page-break/>TEMA 13 — Interfaces</text:p>
      <text:p text:style-name="P30"/>
      <text:p text:style-name="Standard">Si las clases abstractas eran un “modelo base”,<text:line-break/>las interfaces son un contrato obligatorio.</text:p>
      <text:p text:style-name="Standard"/>
      <text:p text:style-name="P24">13.1 ¿Qué es una interfaz?</text:p>
      <text:p text:style-name="Standard"/>
      <text:p text:style-name="Standard">Una interfaz es:</text:p>
      <text:p text:style-name="Standard"/>
      <text:p text:style-name="Standard">Un contrato que obliga a una clase a implementar ciertos métodos.</text:p>
      <text:p text:style-name="Standard">No define “cómo” se hacen las cosas,<text:line-break/>solo define “qué” debe existir.</text:p>
      <text:p text:style-name="Standard"/>
      <text:p text:style-name="P23">Sintaxis básica</text:p>
      <text:p text:style-name="P23"/>
      <text:section text:style-name="Sect1" text:name="Sección51">
        <text:p text:style-name="P35"><text:bookmark text:name="code-block-viewer71"/>public interface Volador {</text:p>
        <text:p text:style-name="P35"><text:s text:c="4"/>void volar();</text:p>
        <text:p text:style-name="P35">}</text:p>
      </text:section>
      <text:p text:style-name="Standard"/>
      <text:p text:style-name="Standard">Observa:</text:p>
      <text:list xml:id="list3432896061869853277" text:style-name="L119">
        <text:list-item>
          <text:p text:style-name="P105">No hay public delante del método (es implícito)</text:p>
        </text:list-item>
        <text:list-item>
          <text:p text:style-name="P105">No hay cuerpo { }</text:p>
        </text:list-item>
        <text:list-item>
          <text:p text:style-name="P105">No hay atributos normales (solo constantes)</text:p>
        </text:list-item>
      </text:list>
      <text:p text:style-name="Standard"/>
      <text:p text:style-name="P24">13.2 Implementar una interfaz</text:p>
      <text:p text:style-name="P24"/>
      <text:p text:style-name="Standard">Para usar una interfaz se usa:</text:p>
      <text:section text:style-name="Sect1" text:name="Sección52">
        <text:p text:style-name="P43"/>
        <text:p text:style-name="P43"><text:bookmark text:name="code-block-viewer72"/>implements</text:p>
      </text:section>
      <text:p text:style-name="Standard"/>
      <text:p text:style-name="Standard">Ejemplo:</text:p>
      <text:section text:style-name="Sect1" text:name="Sección53">
        <text:p text:style-name="P35"><text:bookmark text:name="code-block-viewer73"/>public class Pajaro implements Volador {</text:p>
        <text:p text:style-name="P35"><text:s text:c="4"/>@Override</text:p>
        <text:p text:style-name="P35"><text:s text:c="4"/>public void volar() {</text:p>
        <text:p text:style-name="P35"><text:s text:c="8"/>System.out.println("El pájaro está volando");</text:p>
        <text:p text:style-name="P35"><text:s text:c="4"/>}</text:p>
        <text:p text:style-name="P35">}</text:p>
        <text:p text:style-name="P35"/>
      </text:section>
      <text:p text:style-name="Standard">Si no implementas volar() → error de compilación.</text:p>
      <text:p text:style-name="Standard"/>
      <text:p text:style-name="P24">13.3 Diferencia entre extends y implements</text:p>
      <text:p text:style-name="P24"/>
      <table:table table:name="Tabla8" table:style-name="Tabla8">
        <table:table-column table:style-name="Tabla8.A"/>
        <table:table-column table:style-name="Tabla8.B"/>
        <table:table-header-rows>
          <table:table-row>
            <table:table-cell table:style-name="Tabla8.A1" office:value-type="string">
              <text:p text:style-name="Standard">Palabra clave</text:p>
            </table:table-cell>
            <table:table-cell table:style-name="Tabla8.A1" office:value-type="string">
              <text:p text:style-name="Standard">Se usa para</text:p>
            </table:table-cell>
          </table:table-row>
        </table:table-header-rows>
        <table:table-row>
          <table:table-cell table:style-name="Tabla8.A1" office:value-type="string">
            <text:p text:style-name="Standard">extends</text:p>
          </table:table-cell>
          <table:table-cell table:style-name="Tabla8.A1" office:value-type="string">
            <text:p text:style-name="Standard">Heredar de una clase</text:p>
          </table:table-cell>
        </table:table-row>
        <table:table-row>
          <table:table-cell table:style-name="Tabla8.A1" office:value-type="string">
            <text:p text:style-name="Standard">implements</text:p>
          </table:table-cell>
          <table:table-cell table:style-name="Tabla8.A1" office:value-type="string">
            <text:p text:style-name="Standard">Implementar una interfaz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24"><text:soft-page-break/>13.4 ¿Por qué usar interfaces?</text:p>
      <text:p text:style-name="Standard"/>
      <text:p text:style-name="Standard">Imagina que tienes:</text:p>
      <text:list xml:id="list3232593770475079248" text:style-name="L120">
        <text:list-item>
          <text:p text:style-name="P106">Pajaro</text:p>
        </text:list-item>
        <text:list-item>
          <text:p text:style-name="P106">Avion</text:p>
        </text:list-item>
        <text:list-item>
          <text:p text:style-name="P106">Superman</text:p>
        </text:list-item>
      </text:list>
      <text:p text:style-name="Standard">No son el mismo tipo de objeto.<text:line-break/>No comparten una clase padre lógica.</text:p>
      <text:p text:style-name="Standard">Pero todos pueden volar.</text:p>
      <text:p text:style-name="Standard">Ahí usamos una interfaz.</text:p>
      <text:p text:style-name="Standard"/>
      <text:p text:style-name="Standard">Ejemplo completo</text:p>
      <text:p text:style-name="Standard"/>
      <text:section text:style-name="Sect1" text:name="Sección54">
        <text:p text:style-name="P35"><text:bookmark text:name="code-block-viewer74"/>public interface Volador {</text:p>
        <text:p text:style-name="P35"><text:s text:c="4"/>void volar();</text:p>
        <text:p text:style-name="P35">}</text:p>
      </text:section>
      <text:section text:style-name="Sect1" text:name="Sección55">
        <text:p text:style-name="P35"><text:bookmark text:name="code-block-viewer75"/>public class Avion implements Volador {</text:p>
        <text:p text:style-name="P35"><text:s text:c="4"/>@Override</text:p>
        <text:p text:style-name="P35"><text:s text:c="4"/>public void volar() {</text:p>
        <text:p text:style-name="P35"><text:s text:c="8"/>System.out.println("El avión despega");</text:p>
        <text:p text:style-name="P35"><text:s text:c="4"/>}</text:p>
        <text:p text:style-name="P35">}</text:p>
      </text:section>
      <text:section text:style-name="Sect1" text:name="Sección56">
        <text:p text:style-name="P35"><text:bookmark text:name="code-block-viewer76"/>public class Superman implements Volador {</text:p>
        <text:p text:style-name="P35"><text:s text:c="4"/>@Override</text:p>
        <text:p text:style-name="P35"><text:s text:c="4"/>public void volar() {</text:p>
        <text:p text:style-name="P35"><text:s text:c="8"/>System.out.println("Superman vuela a toda velocidad");</text:p>
        <text:p text:style-name="P35"><text:s text:c="4"/>}</text:p>
        <text:p text:style-name="P35">}</text:p>
      </text:section>
      <text:p text:style-name="Standard"/>
      <text:p text:style-name="P23">Polimorfismo con interfaces</text:p>
      <text:p text:style-name="P23"/>
      <text:section text:style-name="Sect1" text:name="Sección57">
        <text:p text:style-name="P35"><text:bookmark text:name="code-block-viewer77"/>public class Main {</text:p>
        <text:p text:style-name="P35"><text:s text:c="4"/>public static void main(String[] args) {</text:p>
        <text:p text:style-name="P35"><text:s text:c="8"/>Volador v1 = new Avion();</text:p>
        <text:p text:style-name="P35"><text:s text:c="8"/>Volador v2 = new Superman();</text:p>
        <text:p text:style-name="P35"><text:s text:c="8"/>v1.volar();</text:p>
        <text:p text:style-name="P35"><text:s text:c="8"/>v2.volar();</text:p>
        <text:p text:style-name="P35"><text:s text:c="4"/>}</text:p>
        <text:p text:style-name="P35">}</text:p>
        <text:p text:style-name="P35"/>
      </text:section>
      <text:p text:style-name="Standard">Observa:</text:p>
      <text:p text:style-name="Standard">El tipo es Volador,<text:line-break/>pero el comportamiento cambia según el objeto real.</text:p>
      <text:p text:style-name="Standard">Eso es diseño profesional.</text:p>
      <text:p text:style-name="Standard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13.5 Diferencias: Clase Abstracta vs Interfaz</text:p>
      <text:p text:style-name="P24"/>
      <table:table table:name="Tabla9" table:style-name="Tabla9">
        <table:table-column table:style-name="Tabla9.A"/>
        <table:table-column table:style-name="Tabla9.B"/>
        <table:table-header-rows>
          <table:table-row>
            <table:table-cell table:style-name="Tabla9.A1" office:value-type="string">
              <text:p text:style-name="Standard">Clase Abstracta</text:p>
            </table:table-cell>
            <table:table-cell table:style-name="Tabla9.A1" office:value-type="string">
              <text:p text:style-name="Standard">Interfaz</text:p>
            </table:table-cell>
          </table:table-row>
        </table:table-header-rows>
        <table:table-row>
          <table:table-cell table:style-name="Tabla9.A1" office:value-type="string">
            <text:p text:style-name="Standard">Puede tener atributos normales</text:p>
          </table:table-cell>
          <table:table-cell table:style-name="Tabla9.A1" office:value-type="string">
            <text:p text:style-name="Standard">Solo constantes</text:p>
          </table:table-cell>
        </table:table-row>
        <table:table-row>
          <table:table-cell table:style-name="Tabla9.A1" office:value-type="string">
            <text:p text:style-name="Standard">Puede tener métodos con código</text:p>
          </table:table-cell>
          <table:table-cell table:style-name="Tabla9.A1" office:value-type="string">
            <text:p text:style-name="Standard">Métodos sin cuerpo (normalmente)</text:p>
          </table:table-cell>
        </table:table-row>
        <table:table-row>
          <table:table-cell table:style-name="Tabla9.A1" office:value-type="string">
            <text:p text:style-name="Standard">Se usa extends</text:p>
          </table:table-cell>
          <table:table-cell table:style-name="Tabla9.A1" office:value-type="string">
            <text:p text:style-name="Standard">Se usa implements</text:p>
          </table:table-cell>
        </table:table-row>
        <table:table-row>
          <table:table-cell table:style-name="Tabla9.A1" office:value-type="string">
            <text:p text:style-name="Standard">Solo puede extender una</text:p>
          </table:table-cell>
          <table:table-cell table:style-name="Tabla9.A1" office:value-type="string">
            <text:p text:style-name="Standard">Puede implementar varias</text:p>
          </table:table-cell>
        </table:table-row>
      </table:table>
      <text:p text:style-name="Standard"/>
      <text:p text:style-name="P24">13.6 Ventaja clave</text:p>
      <text:p text:style-name="P24"/>
      <text:p text:style-name="Standard">Una clase puede implementar varias interfaces:</text:p>
      <text:p text:style-name="Standard"/>
      <text:section text:style-name="Sect1" text:name="Sección58">
        <text:p text:style-name="P35"><text:bookmark text:name="code-block-viewer78"/>public class Robot implements Volador, Nadador, Disparador {</text:p>
        <text:p text:style-name="P40"/>
      </text:section>
      <text:p text:style-name="P40">Pero solo puede extender una clase.</text:p>
      <text:p text:style-name="P40">Por eso en arquitectura profesional se usan muchísimas interfaces.</text:p>
      <text:p text:style-name="P4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4">EJERCICIOS 13.1/13.2/13.3/13.4/13.5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5"/>
      <text:p text:style-name="P30"><text:soft-page-break/>TEMA 14 — Manejo de Excepciones (try-catch)</text:p>
      <text:p text:style-name="P30"/>
      <text:p text:style-name="Standard">Hasta ahora, si ocurre un error, el programa se detiene.</text:p>
      <text:p text:style-name="Standard">Ejemplo clásico:</text:p>
      <text:p text:style-name="Standard"/>
      <text:section text:style-name="Sect1" text:name="Sección70">
        <text:p text:style-name="Standard"><text:bookmark text:name="code-block-viewer90"/>int resultado = 10 / 0;</text:p>
        <text:p text:style-name="Standard"/>
      </text:section>
      <text:p text:style-name="Standard">Error en tiempo de ejecución:</text:p>
      <text:p text:style-name="Standard"><text:line-break/><text:span text:style-name="T3">ArithmeticException</text:span></text:p>
      <text:p text:style-name="P26"/>
      <text:p text:style-name="Standard">Aquí es donde entran las excepciones.</text:p>
      <text:p text:style-name="Standard"/>
      <text:p text:style-name="P24">14.1 ¿Qué es una excepción?</text:p>
      <text:p text:style-name="P24"/>
      <text:p text:style-name="Standard">Una excepción es:</text:p>
      <text:p text:style-name="Standard">⚠️ Un error que ocurre durante la ejecución del programa.</text:p>
      <text:p text:style-name="Standard">Ejemplos comunes:</text:p>
      <text:list xml:id="list4068811649993701997" text:style-name="L121">
        <text:list-item>
          <text:p text:style-name="P107">Dividir entre 0</text:p>
        </text:list-item>
        <text:list-item>
          <text:p text:style-name="P107">Acceder a un índice inexistente en un array</text:p>
        </text:list-item>
        <text:list-item>
          <text:p text:style-name="P107">Convertir texto a número incorrectamente</text:p>
        </text:list-item>
        <text:list-item>
          <text:p text:style-name="P107">Leer un archivo que no existe</text:p>
        </text:list-item>
      </text:list>
      <text:p text:style-name="Standard"/>
      <text:p text:style-name="P24">14.2 try – catch</text:p>
      <text:p text:style-name="P24"/>
      <text:p text:style-name="Standard">Sirve para “atrapar” el error y evitar que el programa se detenga.</text:p>
      <text:p text:style-name="Standard"/>
      <text:p text:style-name="Standard">Sintaxis básica</text:p>
      <text:p text:style-name="Standard"/>
      <text:section text:style-name="Sect1" text:name="Sección71">
        <text:p text:style-name="P35"><text:bookmark text:name="code-block-viewer91"/>try {</text:p>
        <text:p text:style-name="P35"><text:s text:c="4"/>// código que puede fallar</text:p>
        <text:p text:style-name="P35">} catch (TipoDeExcepcion e) {</text:p>
        <text:p text:style-name="P35"><text:s text:c="4"/>// qué hacer si ocurre el error</text:p>
        <text:p text:style-name="P35">}</text:p>
      </text:section>
      <text:p text:style-name="Standard"/>
      <text:p text:style-name="P23">Ejemplo 1 — División por cero</text:p>
      <text:section text:style-name="Sect1" text:name="Sección72">
        <text:p text:style-name="Standard"/>
        <text:p text:style-name="Standard"><text:bookmark text:name="code-block-viewer92"/>p<text:span text:style-name="T13">ublic class Main {</text:span></text:p>
        <text:p text:style-name="P35"><text:s text:c="4"/>public static void main(String[] args) {</text:p>
        <text:p text:style-name="P35"><text:s text:c="8"/>try {</text:p>
        <text:p text:style-name="P35"><text:s text:c="12"/>int resultado = 10 / 0;</text:p>
        <text:p text:style-name="P35"><text:s text:c="12"/>System.out.println(resultado);</text:p>
        <text:p text:style-name="P35"><text:s text:c="8"/>} catch (ArithmeticException e) {</text:p>
        <text:p text:style-name="P35"><text:s text:c="12"/>System.out.println("No se puede dividir entre cero.");</text:p>
        <text:p text:style-name="P35"><text:s text:c="8"/>}</text:p>
        <text:p text:style-name="P35"><text:s text:c="8"/>System.out.println("El programa continúa...");</text:p>
        <text:p text:style-name="P35"><text:s text:c="4"/>}</text:p>
        <text:p text:style-name="P35">}</text:p>
      </text:section>
      <text:p text:style-name="Standard">Salida:</text:p>
      <text:section text:style-name="Sect1" text:name="Sección73">
        <text:p text:style-name="Standard"><text:bookmark text:name="code-block-viewer93"/>No se puede dividir entre cero.</text:p>
        <text:p text:style-name="Standard"><text:soft-page-break/>El programa continúa...</text:p>
        <text:p text:style-name="Standard">El programa no se detiene.</text:p>
      </text:section>
      <text:p text:style-name="Standard"/>
      <text:p text:style-name="P24">14.3 Excepciones comunes en Java</text:p>
      <text:p text:style-name="P24"/>
      <table:table table:name="Tabla12" table:style-name="Tabla12">
        <table:table-column table:style-name="Tabla12.A"/>
        <table:table-column table:style-name="Tabla12.B"/>
        <table:table-header-rows>
          <table:table-row>
            <table:table-cell table:style-name="Tabla12.A1" office:value-type="string">
              <text:p text:style-name="Standard">Excepción</text:p>
            </table:table-cell>
            <table:table-cell table:style-name="Tabla12.A1" office:value-type="string">
              <text:p text:style-name="Standard">Cuándo ocurre</text:p>
            </table:table-cell>
          </table:table-row>
        </table:table-header-rows>
        <table:table-row>
          <table:table-cell table:style-name="Tabla12.A1" office:value-type="string">
            <text:p text:style-name="Standard">ArithmeticException</text:p>
          </table:table-cell>
          <table:table-cell table:style-name="Tabla12.A1" office:value-type="string">
            <text:p text:style-name="Standard">División por cero</text:p>
          </table:table-cell>
        </table:table-row>
        <table:table-row>
          <table:table-cell table:style-name="Tabla12.A1" office:value-type="string">
            <text:p text:style-name="Standard">ArrayIndexOutOfBoundsException</text:p>
          </table:table-cell>
          <table:table-cell table:style-name="Tabla12.A1" office:value-type="string">
            <text:p text:style-name="Standard">Índice inválido en array</text:p>
          </table:table-cell>
        </table:table-row>
        <table:table-row>
          <table:table-cell table:style-name="Tabla12.A1" office:value-type="string">
            <text:p text:style-name="Standard">NullPointerException</text:p>
          </table:table-cell>
          <table:table-cell table:style-name="Tabla12.A1" office:value-type="string">
            <text:p text:style-name="Standard">Objeto null</text:p>
          </table:table-cell>
        </table:table-row>
        <table:table-row>
          <table:table-cell table:style-name="Tabla12.A1" office:value-type="string">
            <text:p text:style-name="Standard">NumberFormatException</text:p>
          </table:table-cell>
          <table:table-cell table:style-name="Tabla12.A1" office:value-type="string">
            <text:p text:style-name="Standard">Conversión inválida de texto a número</text:p>
          </table:table-cell>
        </table:table-row>
      </table:table>
      <text:p text:style-name="Standard"/>
      <text:p text:style-name="P23">Ejemplo 2 — Índice inválido</text:p>
      <text:p text:style-name="P23"/>
      <text:section text:style-name="Sect1" text:name="Sección74">
        <text:p text:style-name="P35"><text:bookmark text:name="code-block-viewer94"/>try {</text:p>
        <text:p text:style-name="P35"><text:s text:c="4"/>int[] numeros = {1, 2, 3};</text:p>
        <text:p text:style-name="P35"><text:s text:c="4"/>System.out.println(numeros[5]);</text:p>
        <text:p text:style-name="P35">} catch (ArrayIndexOutOfBoundsException e) {</text:p>
        <text:p text:style-name="P35"><text:s text:c="4"/>System.out.println("Índice fuera de rango.");</text:p>
        <text:p text:style-name="P35">}</text:p>
      </text:section>
      <text:p text:style-name="P35"/>
      <text:p text:style-name="P24">14.4 Múltiples catch</text:p>
      <text:p text:style-name="P24"/>
      <text:section text:style-name="Sect1" text:name="Sección75">
        <text:p text:style-name="Standard"><text:bookmark text:name="code-block-viewer95"/>t<text:span text:style-name="T13">ry {</text:span></text:p>
        <text:p text:style-name="P35"><text:s text:c="4"/>int numero = Integer.parseInt("abc");</text:p>
        <text:p text:style-name="P35"><text:s text:c="4"/>int resultado = 10 / numero;</text:p>
        <text:p text:style-name="P35">} catch (NumberFormatException e) {</text:p>
        <text:p text:style-name="P35"><text:s text:c="4"/>System.out.println("No es un número válido.");</text:p>
        <text:p text:style-name="P35">} catch (ArithmeticException e) {</text:p>
        <text:p text:style-name="P35"><text:s text:c="4"/>System.out.println("Error matemático.");</text:p>
        <text:p text:style-name="P35">}</text:p>
        <text:p text:style-name="P35"/>
      </text:section>
      <text:p text:style-name="Standard">Java evalúa los catch en orden.</text:p>
      <text:p text:style-name="Standard"/>
      <text:p text:style-name="P32"><text:s/><text:span text:style-name="T2">14.5 finally</text:span></text:p>
      <text:p text:style-name="P24"/>
      <text:p text:style-name="Standard">El bloque finally siempre se ejecuta.</text:p>
      <text:p text:style-name="Standard"/>
      <text:section text:style-name="Sect1" text:name="Sección76">
        <text:p text:style-name="Standard"><text:bookmark text:name="code-block-viewer96"/>t<text:span text:style-name="T13">ry {</text:span></text:p>
        <text:p text:style-name="P35"><text:s text:c="4"/>System.out.println("Intentando...");</text:p>
        <text:p text:style-name="P35">} catch (Exception e) {</text:p>
        <text:p text:style-name="P35"><text:s text:c="4"/>System.out.println("Error.");</text:p>
        <text:p text:style-name="P35">} finally {</text:p>
        <text:p text:style-name="P35"><text:s text:c="4"/>System.out.println("Esto siempre se ejecuta.");</text:p>
        <text:p text:style-name="P35">}</text:p>
      </text:section>
      <text:p text:style-name="Standard">Se usa mucho para:</text:p>
      <text:list xml:id="list7586642183139613061" text:style-name="L122">
        <text:list-item>
          <text:p text:style-name="P108">Cerrar archivos</text:p>
        </text:list-item>
        <text:list-item>
          <text:p text:style-name="P108">Cerrar conexiones</text:p>
        </text:list-item>
        <text:list-item>
          <text:p text:style-name="P108">Liberar recursos</text:p>
        </text:list-item>
      </text:list>
      <text:p text:style-name="Standard"/>
      <text:p text:style-name="Standard"/>
      <text:p text:style-name="P24"><text:soft-page-break/>14.6 throw (lanzar excepción manualmente)</text:p>
      <text:p text:style-name="P24"/>
      <text:p text:style-name="Standard">Puedes provocar una excepción tú mismo.</text:p>
      <text:p text:style-name="Standard"/>
      <text:section text:style-name="Sect1" text:name="Sección77">
        <text:p text:style-name="P35"><text:bookmark text:name="code-block-viewer97"/>public static void validarEdad(int edad) {</text:p>
        <text:p text:style-name="P35"><text:s text:c="4"/>if (edad &lt; 18) {</text:p>
        <text:p text:style-name="P35"><text:s text:c="8"/>throw new IllegalArgumentException("Edad no válida");</text:p>
        <text:p text:style-name="P35"><text:s text:c="4"/>}</text:p>
        <text:p text:style-name="P35">}</text:p>
      </text:section>
      <text:p text:style-name="P35"/>
      <text:p text:style-name="P35"/>
      <text:p text:style-name="P35"/>
      <text:p text:style-name="P35"/>
      <text:p text:style-name="P35"/>
      <text:p text:style-name="P42">EJERCICIOS 14.1/14.2/14.3/14.4/14.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 Unicode M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 Unicode MS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2-28T12:32:23.20</meta:creation-date>
    <dc:date>2026-03-03T20:51:13.17</dc:date>
    <meta:editing-duration>PT17H53M16S</meta:editing-duration>
    <meta:editing-cycles>18</meta:editing-cycles>
    <meta:generator>OpenOffice/4.1.15$Win32 OpenOffice.org_project/4115m2$Build-9813</meta:generator>
    <meta:document-statistic meta:table-count="12" meta:image-count="0" meta:object-count="0" meta:page-count="46" meta:paragraph-count="1274" meta:word-count="5321" meta:character-count="32980"/>
  </office:meta>
</office:document-meta>
</file>